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700000049721222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fo:keep-with-next="auto"/>
    </style:style>
    <style:style style:name="P3" style:family="paragraph" style:parent-style-name="Heading_20_3">
      <style:paragraph-properties fo:margin-left="0cm" fo:margin-right="0cm" fo:text-indent="0cm" style:auto-text-indent="false" fo:keep-with-next="auto"/>
    </style:style>
    <style:style style:name="P4" style:family="paragraph" style:parent-style-name="Heading_20_2">
      <style:paragraph-properties fo:margin-left="0cm" fo:margin-right="0cm"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Preformatted_20_Text">
      <style:paragraph-properties fo:margin-left="0cm" fo:margin-right="0cm" fo:text-indent="0cm" style:auto-text-indent="false"/>
    </style:style>
    <style:style style:name="P7" style:family="paragraph" style:parent-style-name="Preformatted_20_Text">
      <style:paragraph-properties fo:margin-left="0cm" fo:margin-right="0cm" fo:margin-top="0cm" fo:margin-bottom="0.499cm" style:contextual-spacing="false"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break-before="page"/>
    </style:style>
    <style:style style:name="P10" style:family="paragraph" style:parent-style-name="Text_20_body">
      <style:paragraph-properties fo:margin-left="0cm" fo:margin-right="0cm" fo:text-indent="0cm" style:auto-text-indent="false"/>
    </style:style>
    <style:style style:name="P11" style:family="paragraph" style:parent-style-name="Preformatted_20_Text">
      <style:paragraph-properties fo:margin-top="0cm" fo:margin-bottom="0.499cm" style:contextual-spacing="false"/>
    </style:style>
    <style:style style:name="P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style>
    <style:style style:name="P13" style:family="paragraph" style:parent-style-name="Text_20_body">
      <style:paragraph-properties fo:margin-left="0cm" fo:margin-right="0cm" fo:text-indent="0cm" style:auto-text-indent="false"/>
      <style:text-properties officeooo:paragraph-rsid="00235cb4"/>
    </style:style>
    <style:style style:name="P14" style:family="paragraph" style:parent-style-name="Text_20_body">
      <style:paragraph-properties fo:margin-left="0cm" fo:margin-right="0cm" fo:text-indent="0cm" style:auto-text-indent="false" fo:break-before="page"/>
      <style:text-properties officeooo:paragraph-rsid="00235cb4"/>
    </style:style>
    <style:style style:name="P15" style:family="paragraph" style:parent-style-name="Text_20_body">
      <style:paragraph-properties fo:margin-left="0cm" fo:margin-right="0cm" fo:text-indent="0cm" style:auto-text-indent="false"/>
      <style:text-properties officeooo:paragraph-rsid="0024d68a"/>
    </style:style>
    <style:style style:name="P16" style:family="paragraph" style:parent-style-name="Footer">
      <style:paragraph-properties fo:text-align="end" style:justify-single-word="false"/>
    </style:style>
    <style:style style:name="P17" style:family="paragraph" style:parent-style-name="Header">
      <style:text-properties fo:font-style="italic" officeooo:rsid="0013b35d" officeooo:paragraph-rsid="00181d60" style:font-style-asian="italic" style:font-style-complex="italic"/>
    </style:style>
    <style:style style:name="P18" style:family="paragraph" style:parent-style-name="Preformatted_20_Text" style:list-style-name="L17"/>
    <style:style style:name="P19" style:family="paragraph" style:parent-style-name="Preformatted_20_Text" style:list-style-name="L17">
      <style:paragraph-properties fo:margin-top="0cm" fo:margin-bottom="0.499cm" style:contextual-spacing="false"/>
    </style:style>
    <style:style style:name="P20" style:family="paragraph" style:parent-style-name="Preformatted_20_Text" style:list-style-name="L18">
      <style:paragraph-properties fo:margin-top="0cm" fo:margin-bottom="0.499cm" style:contextual-spacing="false"/>
    </style:style>
    <style:style style:name="P21" style:family="paragraph" style:parent-style-name="Preformatted_20_Text" style:list-style-name="L19"/>
    <style:style style:name="P22" style:family="paragraph" style:parent-style-name="Preformatted_20_Text" style:list-style-name="L19">
      <style:paragraph-properties fo:margin-left="0cm" fo:margin-right="0cm" fo:text-indent="0cm" style:auto-text-indent="false"/>
    </style:style>
    <style:style style:name="P23" style:family="paragraph" style:parent-style-name="Preformatted_20_Text" style:list-style-name="L19">
      <style:paragraph-properties fo:margin-top="0cm" fo:margin-bottom="0.499cm" style:contextual-spacing="false"/>
    </style:style>
    <style:style style:name="P24" style:family="paragraph" style:parent-style-name="Preformatted_20_Text" style:list-style-name="L27"/>
    <style:style style:name="P25" style:family="paragraph" style:parent-style-name="Preformatted_20_Text" style:list-style-name="L27">
      <style:paragraph-properties fo:margin-left="0cm" fo:margin-right="0cm" fo:text-indent="0cm" style:auto-text-indent="false"/>
    </style:style>
    <style:style style:name="P26" style:family="paragraph" style:parent-style-name="Preformatted_20_Text" style:list-style-name="L27">
      <style:paragraph-properties fo:margin-top="0cm" fo:margin-bottom="0.499cm" style:contextual-spacing="false"/>
    </style:style>
    <style:style style:name="P27" style:family="paragraph" style:parent-style-name="Preformatted_20_Text" style:list-style-name="L28"/>
    <style:style style:name="P28" style:family="paragraph" style:parent-style-name="Preformatted_20_Text" style:list-style-name="L28">
      <style:paragraph-properties fo:margin-top="0cm" fo:margin-bottom="0.499cm" style:contextual-spacing="false"/>
    </style:style>
    <style:style style:name="P29" style:family="paragraph" style:parent-style-name="Preformatted_20_Text" style:list-style-name="L30"/>
    <style:style style:name="P30" style:family="paragraph" style:parent-style-name="Preformatted_20_Text" style:list-style-name="L30">
      <style:paragraph-properties fo:margin-top="0cm" fo:margin-bottom="0.499cm" style:contextual-spacing="false"/>
    </style:style>
    <style:style style:name="P31" style:family="paragraph" style:parent-style-name="Preformatted_20_Text" style:list-style-name="L30">
      <style:paragraph-properties fo:margin-left="0cm" fo:margin-right="0cm" fo:text-indent="0cm" style:auto-text-indent="false"/>
    </style:style>
    <style:style style:name="P32" style:family="paragraph" style:parent-style-name="Preformatted_20_Text" style:list-style-name="L31"/>
    <style:style style:name="P33" style:family="paragraph" style:parent-style-name="Preformatted_20_Text" style:list-style-name="L31">
      <style:paragraph-properties fo:margin-top="0cm" fo:margin-bottom="0.499cm" style:contextual-spacing="false"/>
    </style:style>
    <style:style style:name="P34" style:family="paragraph" style:parent-style-name="Preformatted_20_Text" style:list-style-name="L36">
      <style:paragraph-properties fo:margin-top="0cm" fo:margin-bottom="0.499cm" style:contextual-spacing="false"/>
    </style:style>
    <style:style style:name="P35" style:family="paragraph" style:parent-style-name="Preformatted_20_Text" style:list-style-name="L37">
      <style:paragraph-properties fo:margin-top="0cm" fo:margin-bottom="0.499cm" style:contextual-spacing="false"/>
    </style:style>
    <style:style style:name="P36" style:family="paragraph" style:parent-style-name="Preformatted_20_Text" style:list-style-name="L38"/>
    <style:style style:name="P37" style:family="paragraph" style:parent-style-name="Preformatted_20_Text" style:list-style-name="L38">
      <style:paragraph-properties fo:margin-top="0cm" fo:margin-bottom="0.499cm" style:contextual-spacing="false"/>
    </style:style>
    <style:style style:name="P38" style:family="paragraph" style:parent-style-name="Preformatted_20_Text" style:list-style-name="L52">
      <style:paragraph-properties fo:margin-top="0cm" fo:margin-bottom="0.499cm" style:contextual-spacing="false"/>
    </style:style>
    <style:style style:name="P39" style:family="paragraph" style:parent-style-name="Preformatted_20_Text" style:list-style-name="L53">
      <style:paragraph-properties fo:margin-top="0cm" fo:margin-bottom="0.499cm" style:contextual-spacing="false"/>
    </style:style>
    <style:style style:name="P40" style:family="paragraph" style:parent-style-name="Preformatted_20_Text" style:list-style-name="L53">
      <style:paragraph-properties fo:margin-left="0cm" fo:margin-right="0cm" fo:margin-top="0cm" fo:margin-bottom="0.499cm" style:contextual-spacing="false" fo:text-indent="0cm" style:auto-text-indent="false"/>
    </style:style>
    <style:style style:name="P41" style:family="paragraph" style:parent-style-name="Text_20_body" style:list-style-name="L1">
      <style:paragraph-properties fo:margin-left="0cm" fo:margin-right="0cm" fo:text-indent="0cm" style:auto-text-indent="false" fo:keep-with-next="auto"/>
    </style:style>
    <style:style style:name="P42" style:family="paragraph" style:parent-style-name="Text_20_body" style:list-style-name="L1">
      <style:paragraph-properties fo:margin-left="0cm" fo:margin-right="0cm" fo:text-indent="0cm" style:auto-text-indent="false" fo:break-before="page"/>
    </style:style>
    <style:style style:name="P43" style:family="paragraph" style:parent-style-name="Text_20_body" style:list-style-name="L1"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fo:keep-with-next="auto"/>
    </style:style>
    <style:style style:name="P44" style:family="paragraph" style:parent-style-name="Text_20_body" style:list-style-name="L2"/>
    <style:style style:name="P45" style:family="paragraph" style:parent-style-name="Text_20_body" style:list-style-name="L2">
      <style:paragraph-properties fo:margin-top="0cm" fo:margin-bottom="0cm" style:contextual-spacing="false"/>
    </style:style>
    <style:style style:name="P46" style:family="paragraph" style:parent-style-name="Text_20_body" style:list-style-name="L3"/>
    <style:style style:name="P47" style:family="paragraph" style:parent-style-name="Text_20_body" style:list-style-name="L3">
      <style:paragraph-properties fo:margin-top="0cm" fo:margin-bottom="0cm" style:contextual-spacing="false"/>
    </style:style>
    <style:style style:name="P48" style:family="paragraph" style:parent-style-name="Text_20_body" style:list-style-name="L4"/>
    <style:style style:name="P49" style:family="paragraph" style:parent-style-name="Text_20_body" style:list-style-name="L4">
      <style:paragraph-properties fo:margin-top="0cm" fo:margin-bottom="0cm" style:contextual-spacing="false"/>
    </style:style>
    <style:style style:name="P50" style:family="paragraph" style:parent-style-name="Text_20_body" style:list-style-name="L5"/>
    <style:style style:name="P51" style:family="paragraph" style:parent-style-name="Text_20_body" style:list-style-name="L5">
      <style:paragraph-properties fo:margin-top="0cm" fo:margin-bottom="0cm" style:contextual-spacing="false"/>
    </style:style>
    <style:style style:name="P52" style:family="paragraph" style:parent-style-name="Text_20_body" style:list-style-name="L6"/>
    <style:style style:name="P53" style:family="paragraph" style:parent-style-name="Text_20_body" style:list-style-name="L6">
      <style:paragraph-properties fo:margin-top="0cm" fo:margin-bottom="0cm" style:contextual-spacing="false"/>
    </style:style>
    <style:style style:name="P54" style:family="paragraph" style:parent-style-name="Text_20_body" style:list-style-name="L7"/>
    <style:style style:name="P55" style:family="paragraph" style:parent-style-name="Text_20_body" style:list-style-name="L7">
      <style:paragraph-properties fo:margin-top="0cm" fo:margin-bottom="0cm" style:contextual-spacing="false"/>
    </style:style>
    <style:style style:name="P56" style:family="paragraph" style:parent-style-name="Text_20_body" style:list-style-name="L8"/>
    <style:style style:name="P57" style:family="paragraph" style:parent-style-name="Text_20_body" style:list-style-name="L8">
      <style:paragraph-properties fo:margin-top="0cm" fo:margin-bottom="0cm" style:contextual-spacing="false"/>
    </style:style>
    <style:style style:name="P58" style:family="paragraph" style:parent-style-name="Text_20_body" style:list-style-name="L9"/>
    <style:style style:name="P59" style:family="paragraph" style:parent-style-name="Text_20_body" style:list-style-name="L9">
      <style:paragraph-properties fo:margin-top="0cm" fo:margin-bottom="0cm" style:contextual-spacing="false"/>
    </style:style>
    <style:style style:name="P60" style:family="paragraph" style:parent-style-name="Text_20_body" style:list-style-name="L10"/>
    <style:style style:name="P61" style:family="paragraph" style:parent-style-name="Text_20_body" style:list-style-name="L10">
      <style:paragraph-properties fo:margin-top="0cm" fo:margin-bottom="0cm" style:contextual-spacing="false"/>
    </style:style>
    <style:style style:name="P62" style:family="paragraph" style:parent-style-name="Text_20_body" style:list-style-name="L11"/>
    <style:style style:name="P63" style:family="paragraph" style:parent-style-name="Text_20_body" style:list-style-name="L11">
      <style:paragraph-properties fo:margin-top="0cm" fo:margin-bottom="0cm" style:contextual-spacing="false"/>
    </style:style>
    <style:style style:name="P64" style:family="paragraph" style:parent-style-name="Text_20_body" style:list-style-name="L12"/>
    <style:style style:name="P65" style:family="paragraph" style:parent-style-name="Text_20_body" style:list-style-name="L12">
      <style:paragraph-properties fo:margin-top="0cm" fo:margin-bottom="0cm" style:contextual-spacing="false"/>
    </style:style>
    <style:style style:name="P66" style:family="paragraph" style:parent-style-name="Text_20_body" style:list-style-name="L13"/>
    <style:style style:name="P67" style:family="paragraph" style:parent-style-name="Text_20_body" style:list-style-name="L13">
      <style:paragraph-properties fo:margin-top="0cm" fo:margin-bottom="0cm" style:contextual-spacing="false"/>
    </style:style>
    <style:style style:name="P68" style:family="paragraph" style:parent-style-name="Text_20_body" style:list-style-name="L14"/>
    <style:style style:name="P69" style:family="paragraph" style:parent-style-name="Text_20_body" style:list-style-name="L14">
      <style:paragraph-properties fo:margin-top="0cm" fo:margin-bottom="0cm" style:contextual-spacing="false"/>
    </style:style>
    <style:style style:name="P70" style:family="paragraph" style:parent-style-name="Text_20_body" style:list-style-name="L15"/>
    <style:style style:name="P71" style:family="paragraph" style:parent-style-name="Text_20_body" style:list-style-name="L15">
      <style:paragraph-properties fo:margin-top="0cm" fo:margin-bottom="0cm" style:contextual-spacing="false"/>
    </style:style>
    <style:style style:name="P72" style:family="paragraph" style:parent-style-name="Text_20_body" style:list-style-name="L16"/>
    <style:style style:name="P73" style:family="paragraph" style:parent-style-name="Text_20_body" style:list-style-name="L16">
      <style:paragraph-properties fo:margin-top="0cm" fo:margin-bottom="0cm" style:contextual-spacing="false"/>
    </style:style>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1">
      <style:paragraph-properties fo:margin-top="0cm" fo:margin-bottom="0cm" style:contextual-spacing="false"/>
    </style:style>
    <style:style style:name="P80" style:family="paragraph" style:parent-style-name="Text_20_body" style:list-style-name="L22"/>
    <style:style style:name="P81" style:family="paragraph" style:parent-style-name="Text_20_body" style:list-style-name="L22">
      <style:paragraph-properties fo:margin-top="0cm" fo:margin-bottom="0cm" style:contextual-spacing="false"/>
    </style:style>
    <style:style style:name="P82" style:family="paragraph" style:parent-style-name="Text_20_body" style:list-style-name="L23"/>
    <style:style style:name="P83" style:family="paragraph" style:parent-style-name="Text_20_body" style:list-style-name="L23">
      <style:paragraph-properties fo:margin-top="0cm" fo:margin-bottom="0cm" style:contextual-spacing="false"/>
    </style:style>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5">
      <style:paragraph-properties fo:margin-top="0cm" fo:margin-bottom="0cm" style:contextual-spacing="false"/>
    </style:style>
    <style:style style:name="P87" style:family="paragraph" style:parent-style-name="Text_20_body" style:list-style-name="L26"/>
    <style:style style:name="P88" style:family="paragraph" style:parent-style-name="Text_20_body" style:list-style-name="L26">
      <style:paragraph-properties fo:margin-top="0cm" fo:margin-bottom="0cm" style:contextual-spacing="false"/>
    </style:style>
    <style:style style:name="P89" style:family="paragraph" style:parent-style-name="Text_20_body" style:list-style-name="L27"/>
    <style:style style:name="P90" style:family="paragraph" style:parent-style-name="Text_20_body" style:list-style-name="L27">
      <style:paragraph-properties fo:margin-top="0cm" fo:margin-bottom="0cm" style:contextual-spacing="false"/>
    </style:style>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29">
      <style:paragraph-properties fo:margin-top="0cm" fo:margin-bottom="0cm" style:contextual-spacing="false"/>
    </style:style>
    <style:style style:name="P94" style:family="paragraph" style:parent-style-name="Text_20_body" style:list-style-name="L30"/>
    <style:style style:name="P95" style:family="paragraph" style:parent-style-name="Text_20_body" style:list-style-name="L30">
      <style:paragraph-properties fo:margin-top="0cm" fo:margin-bottom="0cm" style:contextual-spacing="false"/>
    </style:style>
    <style:style style:name="P96" style:family="paragraph" style:parent-style-name="Text_20_body" style:list-style-name="L30">
      <style:paragraph-properties fo:margin-left="0cm" fo:margin-right="0cm" fo:text-indent="0cm" style:auto-text-indent="false"/>
    </style:style>
    <style:style style:name="P97" style:family="paragraph" style:parent-style-name="Text_20_body" style:list-style-name="L31"/>
    <style:style style:name="P98" style:family="paragraph" style:parent-style-name="Text_20_body" style:list-style-name="L31">
      <style:paragraph-properties fo:margin-left="0cm" fo:margin-right="0cm" fo:text-indent="0cm" style:auto-text-indent="false"/>
    </style:style>
    <style:style style:name="P99" style:family="paragraph" style:parent-style-name="Text_20_body" style:list-style-name="L32"/>
    <style:style style:name="P100" style:family="paragraph" style:parent-style-name="Text_20_body" style:list-style-name="L32">
      <style:paragraph-properties fo:margin-top="0cm" fo:margin-bottom="0cm" style:contextual-spacing="false"/>
    </style:style>
    <style:style style:name="P101" style:family="paragraph" style:parent-style-name="Text_20_body" style:list-style-name="L33"/>
    <style:style style:name="P102" style:family="paragraph" style:parent-style-name="Text_20_body" style:list-style-name="L33">
      <style:paragraph-properties fo:margin-top="0cm" fo:margin-bottom="0cm" style:contextual-spacing="false"/>
    </style:style>
    <style:style style:name="P103" style:family="paragraph" style:parent-style-name="Text_20_body" style:list-style-name="L34"/>
    <style:style style:name="P104" style:family="paragraph" style:parent-style-name="Text_20_body" style:list-style-name="L34">
      <style:paragraph-properties fo:margin-top="0cm" fo:margin-bottom="0cm" style:contextual-spacing="false"/>
    </style:style>
    <style:style style:name="P105" style:family="paragraph" style:parent-style-name="Text_20_body" style:list-style-name="L35"/>
    <style:style style:name="P106" style:family="paragraph" style:parent-style-name="Text_20_body" style:list-style-name="L35">
      <style:paragraph-properties fo:margin-top="0cm" fo:margin-bottom="0cm" style:contextual-spacing="false"/>
    </style:style>
    <style:style style:name="P107" style:family="paragraph" style:parent-style-name="Text_20_body" style:list-style-name="L36"/>
    <style:style style:name="P108" style:family="paragraph" style:parent-style-name="Text_20_body" style:list-style-name="L36">
      <style:paragraph-properties fo:margin-left="0cm" fo:margin-right="0cm" fo:text-indent="0cm" style:auto-text-indent="false"/>
    </style:style>
    <style:style style:name="P109" style:family="paragraph" style:parent-style-name="Text_20_body" style:list-style-name="L36">
      <style:paragraph-properties fo:margin-top="0cm" fo:margin-bottom="0cm" style:contextual-spacing="false"/>
    </style:style>
    <style:style style:name="P110" style:family="paragraph" style:parent-style-name="Text_20_body" style:list-style-name="L37"/>
    <style:style style:name="P111" style:family="paragraph" style:parent-style-name="Text_20_body" style:list-style-name="L37">
      <style:paragraph-properties fo:margin-left="0cm" fo:margin-right="0cm" fo:text-indent="0cm" style:auto-text-indent="false"/>
    </style:style>
    <style:style style:name="P112" style:family="paragraph" style:parent-style-name="Text_20_body" style:list-style-name="L37">
      <style:paragraph-properties fo:margin-top="0cm" fo:margin-bottom="0cm" style:contextual-spacing="false"/>
    </style:style>
    <style:style style:name="P113" style:family="paragraph" style:parent-style-name="Text_20_body" style:list-style-name="L38"/>
    <style:style style:name="P114" style:family="paragraph" style:parent-style-name="Text_20_body" style:list-style-name="L38">
      <style:paragraph-properties fo:margin-left="0cm" fo:margin-right="0cm" fo:text-indent="0cm" style:auto-text-indent="false"/>
    </style:style>
    <style:style style:name="P115" style:family="paragraph" style:parent-style-name="Text_20_body" style:list-style-name="L38">
      <style:paragraph-properties fo:margin-top="0cm" fo:margin-bottom="0cm" style:contextual-spacing="false"/>
    </style:style>
    <style:style style:name="P116" style:family="paragraph" style:parent-style-name="Text_20_body" style:list-style-name="L39"/>
    <style:style style:name="P117" style:family="paragraph" style:parent-style-name="Text_20_body" style:list-style-name="L39">
      <style:paragraph-properties fo:margin-top="0cm" fo:margin-bottom="0cm" style:contextual-spacing="false"/>
    </style:style>
    <style:style style:name="P118" style:family="paragraph" style:parent-style-name="Text_20_body" style:list-style-name="L40"/>
    <style:style style:name="P119" style:family="paragraph" style:parent-style-name="Text_20_body" style:list-style-name="L40">
      <style:paragraph-properties fo:margin-top="0cm" fo:margin-bottom="0cm" style:contextual-spacing="false"/>
    </style:style>
    <style:style style:name="P120" style:family="paragraph" style:parent-style-name="Text_20_body" style:list-style-name="L41"/>
    <style:style style:name="P121" style:family="paragraph" style:parent-style-name="Text_20_body" style:list-style-name="L41">
      <style:paragraph-properties fo:margin-top="0cm" fo:margin-bottom="0cm" style:contextual-spacing="false"/>
    </style:style>
    <style:style style:name="P122" style:family="paragraph" style:parent-style-name="Text_20_body" style:list-style-name="L42"/>
    <style:style style:name="P123" style:family="paragraph" style:parent-style-name="Text_20_body" style:list-style-name="L42">
      <style:paragraph-properties fo:margin-top="0cm" fo:margin-bottom="0cm" style:contextual-spacing="false"/>
    </style:style>
    <style:style style:name="P124" style:family="paragraph" style:parent-style-name="Text_20_body" style:list-style-name="L43"/>
    <style:style style:name="P125" style:family="paragraph" style:parent-style-name="Text_20_body" style:list-style-name="L43">
      <style:paragraph-properties fo:margin-top="0cm" fo:margin-bottom="0cm" style:contextual-spacing="false"/>
    </style:style>
    <style:style style:name="P126" style:family="paragraph" style:parent-style-name="Text_20_body" style:list-style-name="L44"/>
    <style:style style:name="P127" style:family="paragraph" style:parent-style-name="Text_20_body" style:list-style-name="L44">
      <style:paragraph-properties fo:margin-top="0cm" fo:margin-bottom="0cm" style:contextual-spacing="false"/>
    </style:style>
    <style:style style:name="P128" style:family="paragraph" style:parent-style-name="Text_20_body" style:list-style-name="L45"/>
    <style:style style:name="P129" style:family="paragraph" style:parent-style-name="Text_20_body" style:list-style-name="L45">
      <style:paragraph-properties fo:margin-top="0cm" fo:margin-bottom="0cm" style:contextual-spacing="false"/>
    </style:style>
    <style:style style:name="P130" style:family="paragraph" style:parent-style-name="Text_20_body" style:list-style-name="L46"/>
    <style:style style:name="P131" style:family="paragraph" style:parent-style-name="Text_20_body" style:list-style-name="L46">
      <style:paragraph-properties fo:margin-top="0cm" fo:margin-bottom="0cm" style:contextual-spacing="false"/>
    </style:style>
    <style:style style:name="P132" style:family="paragraph" style:parent-style-name="Text_20_body" style:list-style-name="L47"/>
    <style:style style:name="P133" style:family="paragraph" style:parent-style-name="Text_20_body" style:list-style-name="L47">
      <style:paragraph-properties fo:margin-top="0cm" fo:margin-bottom="0cm" style:contextual-spacing="false"/>
    </style:style>
    <style:style style:name="P134" style:family="paragraph" style:parent-style-name="Text_20_body" style:list-style-name="L48"/>
    <style:style style:name="P135" style:family="paragraph" style:parent-style-name="Text_20_body" style:list-style-name="L48">
      <style:paragraph-properties fo:margin-top="0cm" fo:margin-bottom="0cm" style:contextual-spacing="false"/>
    </style:style>
    <style:style style:name="P136" style:family="paragraph" style:parent-style-name="Text_20_body" style:list-style-name="L49"/>
    <style:style style:name="P137" style:family="paragraph" style:parent-style-name="Text_20_body" style:list-style-name="L49">
      <style:paragraph-properties fo:margin-top="0cm" fo:margin-bottom="0cm" style:contextual-spacing="false"/>
    </style:style>
    <style:style style:name="P138" style:family="paragraph" style:parent-style-name="Text_20_body" style:list-style-name="L50"/>
    <style:style style:name="P139" style:family="paragraph" style:parent-style-name="Text_20_body" style:list-style-name="L50">
      <style:paragraph-properties fo:margin-top="0cm" fo:margin-bottom="0cm" style:contextual-spacing="false"/>
    </style:style>
    <style:style style:name="P140" style:family="paragraph" style:parent-style-name="Text_20_body" style:list-style-name="L51"/>
    <style:style style:name="P141" style:family="paragraph" style:parent-style-name="Text_20_body" style:list-style-name="L51">
      <style:paragraph-properties fo:margin-top="0cm" fo:margin-bottom="0cm" style:contextual-spacing="false"/>
    </style:style>
    <style:style style:name="P142" style:family="paragraph" style:parent-style-name="Text_20_body" style:list-style-name="L52"/>
    <style:style style:name="P143" style:family="paragraph" style:parent-style-name="Text_20_body" style:list-style-name="L52">
      <style:paragraph-properties fo:margin-left="0cm" fo:margin-right="0cm" fo:text-indent="0cm" style:auto-text-indent="false"/>
    </style:style>
    <style:style style:name="P144" style:family="paragraph" style:parent-style-name="Text_20_body" style:list-style-name="L53"/>
    <style:style style:name="P145" style:family="paragraph" style:parent-style-name="Text_20_body" style:list-style-name="L53">
      <style:paragraph-properties fo:margin-top="0cm" fo:margin-bottom="0cm" style:contextual-spacing="false"/>
    </style:style>
    <style:style style:name="P146" style:family="paragraph" style:parent-style-name="Text_20_body" style:list-style-name="L53">
      <style:paragraph-properties fo:margin-left="0cm" fo:margin-right="0cm" fo:text-indent="0cm" style:auto-text-indent="false"/>
    </style:style>
    <style:style style:name="T1" style:family="text">
      <style:text-properties officeooo:rsid="003448e8"/>
    </style:style>
    <style:style style:name="T2" style:family="text">
      <style:text-properties loext:padding="0cm" loext:border="none"/>
    </style:style>
    <style:style style:name="T3" style:family="text">
      <style:text-properties officeooo:rsid="001ca0c7"/>
    </style:style>
    <style:style style:name="T4" style:family="text">
      <style:text-properties officeooo:rsid="00222290"/>
    </style:style>
    <style:style style:name="T5" style:family="text">
      <style:text-properties fo:font-style="normal" officeooo:rsid="00235cb4" style:font-style-asian="normal" style:font-style-complex="normal" loext:padding="0cm" loext:border="none"/>
    </style:style>
    <style:style style:name="T6" style:family="text">
      <style:text-properties fo:font-size="15pt" fo:font-style="normal" officeooo:rsid="00235cb4" style:font-size-asian="15pt" style:font-style-asian="normal" style:font-size-complex="15pt" style:font-style-complex="normal" loext:padding="0cm" loext:border="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model-response-message-contentr_62de10a36aa4f86b">
        <text:p text:style-name="Horizontal_20_Line"/>
        <text:h text:style-name="P3" text:outline-level="3"><text:span text:style-name="Strong_20_Emphasis"><text:span text:style-name="T2">Ejercicios Prácticos Acumulativos - LPIC-1 (101 y 102)</text:span></text:span></text:h>
        <text:p text:style-name="P10"><text:span text:style-name="Strong_20_Emphasis"><text:span text:style-name="T2"/></text:span></text:p>
        <text:p text:style-name="P13"><text:span text:style-name="Strong_20_Emphasis"><text:span text:style-name="T5">Nota del profe:</text:span></text:span></text:p>
        <text:p text:style-name="P13"><text:span text:style-name="Strong_20_Emphasis"><text:span text:style-name="T5">Como es habitual, el profe, o sea yo, al copiar el fichero de clase creyó en la eficiencia del SO de ventanas pero, más tarde, se dio cuenta que no existía el fichero que trató de copiar.</text:span></text:span></text:p>
        <text:p text:style-name="P15"><text:span text:style-name="Strong_20_Emphasis"><text:span text:style-name="T5"><text:s/></text:span></text:span><text:span text:style-name="Strong_20_Emphasis"><text:span text:style-name="T6">Seguro que hizo algo mal.</text:span></text:span></text:p>
        <text:p text:style-name="P15"><text:span text:style-name="Strong_20_Emphasis"><text:span text:style-name="T5"><text:line-break/>Por lo tanto (después de haberme empapado con una tormenta que no estaba en mis previsiones) uso Gemini 2.5 para resolver los ejercicios prácticos. La soluciones , tras una lectura vertical, parecen correctas. He realizado algunas modificaciones en errores muy evidentes pero podría haber más. Son muy simples, lo factible es que las respuestas sean correctas y sin errores.<text:line-break/>En cualquier caso, comenté que lo iba a subir y <text:s/>… no se puede faltar a la palabra. <text:line-break/><text:line-break/>De todas estas preguntas, mañana, os “caerán” 5 con un enunciado diferente pero una solución similar. </text:span></text:span></text:p>
        <text:p text:style-name="P14"><text:span text:style-name="Strong_20_Emphasis"><text:span text:style-name="T5"/></text:span></text:p>
        <text:list text:style-name="L1">
          <text:list-item>
            <text:p text:style-name="P43"><text:span text:style-name="Strong_20_Emphasis"><text:span text:style-name="T2">Gestión de usuarios y permisos básicos</text:span></text:span>: Crea un usuario llamado <text:span text:style-name="Source_20_Text"><text:span text:style-name="T2">pasante</text:span></text:span>. Crea un grupo llamado <text:span text:style-name="Source_20_Text"><text:span text:style-name="T2">proyectos</text:span></text:span>. Añade al usuario <text:span text:style-name="Source_20_Text"><text:span text:style-name="T2">pasante</text:span></text:span> al grupo <text:span text:style-name="Source_20_Text"><text:span text:style-name="T2">proyectos</text:span></text:span>. Crea un directorio en <text:span text:style-name="Source_20_Text"><text:span text:style-name="T2">/srv/</text:span></text:span> llamado <text:span text:style-name="Source_20_Text"><text:span text:style-name="T2">datos_proyectos</text:span></text:span> y cambia su propiedad para que pertenezca al usuario <text:span text:style-name="Source_20_Text"><text:span text:style-name="T2">root</text:span></text:span> y al grupo <text:span text:style-name="Source_20_Text"><text:span text:style-name="T2">proyectos</text:span></text:span>.</text:p>
          </text:list-item>
        </text:list>
        <text:p text:style-name="P12">Creación de usuario y grupo</text:p>
        <text:p text:style-name="P12">Primero, creamos el usuario pasante y el grupo proyectos.</text:p>
        <text:p text:style-name="P12"/>
        <text:p text:style-name="P12"/>
        <text:p text:style-name="P12">sudo useradd pasante</text:p>
        <text:p text:style-name="P12">sudo groupadd proyectos</text:p>
        <text:p text:style-name="P12">Añadir usuario a grupo</text:p>
        <text:p text:style-name="P12">A continuación, añadimos el usuario pasante que acabamos de crear al grupo proyectos.</text:p>
        <text:p text:style-name="P12"/>
        <text:p text:style-name="P12">sudo usermod -aG proyectos pasante</text:p>
        <text:p text:style-name="P12">Creación de directorio y asignación de permisos</text:p>
        <text:p text:style-name="P12">Finalmente, creamos el directorio /srv/datos_proyectos y ajustamos la propiedad para que pertenezca al usuario root y al grupo proyectos.</text:p>
        <text:p text:style-name="P12"/>
        <text:p text:style-name="P12"/>
        <text:p text:style-name="P12">sudo mkdir /srv/datos_proyectos</text:p>
        <text:p text:style-name="P12">sudo chown root:proyectos /srv/datos_proyectos</text:p>
        <text:p text:style-name="P12">Con estos pasos, has configurado el usuario, el grupo y el directorio con los permisos especificados.</text:p>
        <text:p text:style-name="P9"/>
        <text:list xml:id="list185332431005796" text:continue-numbering="true" text:style-name="L1">
          <text:list-item>
            <text:p text:style-name="P41"><text:span text:style-name="Strong_20_Emphasis"><text:span text:style-name="T2">Búsqueda, archivado y compresión</text:span></text:span>: Busca en todo el sistema (<text:span text:style-name="Source_20_Text"><text:span text:style-name="T2">/</text:span></text:span>) todos los archivos que terminen en <text:span text:style-name="Source_20_Text"><text:span text:style-name="T2">.log</text:span></text:span> y que hayan sido modificados en los últimos 7 días. Con esa lista de archivos, crea un único fichero llamado <text:span text:style-name="Source_20_Text"><text:span text:style-name="T2">logs_semanales.tar.xz</text:span></text:span> en el directorio <text:span text:style-name="Source_20_Text"><text:span text:style-name="T2">/root/backups/</text:span></text:span>, comprimido con <text:span text:style-name="Source_20_Text"><text:span text:style-name="T2">xz</text:span></text:span>.</text:p>
          </text:list-item>
        </text:list>
        <text:p text:style-name="P10">Aquí tienes el comando para buscar, archivar y comprimir los archivos de registro:</text:p>
        <text:p text:style-name="P11"><text:span text:style-name="Source_20_Text">sudo find / -name "*.log" -mtime -7 -print0 | sudo xargs -0 tar -cJvf /root/backups/logs_semanales.tar.xz</text:span></text:p>
        <text:p text:style-name="Horizontal_20_Line"/>
        <text:h text:style-name="Heading_20_3" text:outline-level="3"><text:span text:style-name="Strong_20_Emphasis">Desglose del comando</text:span></text:h>
        <text:list text:style-name="L2">
          <text:list-item>
            <text:p text:style-name="P44"><text:span text:style-name="Source_20_Text">sudo find / -name "*.log" -mtime -7 -print0</text:span>:</text:p>
            <text:list>
              <text:list-item>
                <text:p text:style-name="P45"><text:span text:style-name="Source_20_Text">find /</text:span>: Busca en todo el sistema de archivos, comenzando desde la raíz (<text:span text:style-name="Source_20_Text">/</text:span>). </text:p>
              </text:list-item>
              <text:list-item>
                <text:p text:style-name="P45"><text:span text:style-name="Source_20_Text">-name "*.log"</text:span>: Encuentra archivos cuyo nombre termine en <text:span text:style-name="Source_20_Text">.log</text:span>. </text:p>
              </text:list-item>
              <text:list-item>
                <text:p text:style-name="P45"><text:span text:style-name="Source_20_Text">-mtime -7</text:span>: Filtra los archivos que han sido modificados en los últimos 7 días. </text:p>
              </text:list-item>
              <text:list-item>
                <text:p text:style-name="P45"><text:span text:style-name="Source_20_Text">-print0</text:span>: Imprime los nombres de los archivos separados por un carácter nulo. Esto es fundamental para manejar correctamente nombres de archivo que puedan contener espacios u otros caracteres especiales. </text:p>
              </text:list-item>
            </text:list>
          </text:list-item>
          <text:list-item>
            <text:p text:style-name="P44"><text:span text:style-name="Source_20_Text">|</text:span>: Este es un "pipe" (tubería) que redirige la salida del comando <text:span text:style-name="Source_20_Text">find</text:span> a la entrada del siguiente comando, <text:span text:style-name="Source_20_Text">xargs</text:span>.</text:p>
          </text:list-item>
          <text:list-item>
            <text:p text:style-name="P44"><text:span text:style-name="Source_20_Text">sudo xargs -0 tar -cJvf /root/backups/logs_semanales.tar.xz</text:span>:</text:p>
            <text:list>
              <text:list-item>
                <text:p text:style-name="P45"><text:span text:style-name="Source_20_Text">xargs -0</text:span>: Lee la lista de archivos de la entrada estándar (separados por el carácter nulo) y los pasa como argumentos a <text:span text:style-name="Source_20_Text">tar</text:span>. </text:p>
              </text:list-item>
              <text:list-item>
                <text:p text:style-name="P45"><text:span text:style-name="Source_20_Text">tar</text:span>: Es la utilidad para archivar y comprimir. </text:p>
              </text:list-item>
              <text:list-item>
                <text:p text:style-name="P45"><text:span text:style-name="Source_20_Text">-c</text:span>: <text:span text:style-name="Strong_20_Emphasis">C</text:span>rea un nuevo archivo. </text:p>
              </text:list-item>
              <text:list-item>
                <text:p text:style-name="P45"><text:span text:style-name="Source_20_Text">-J</text:span>: Utiliza el algoritmo de compresión <text:span text:style-name="Strong_20_Emphasis">xz</text:span>, que ofrece una alta tasa de compresión. </text:p>
              </text:list-item>
              <text:list-item>
                <text:p text:style-name="P45"><text:span text:style-name="Source_20_Text">-v</text:span>: Modo <text:span text:style-name="Strong_20_Emphasis">v</text:span>erboso, muestra los archivos que se están procesando. </text:p>
              </text:list-item>
              <text:list-item>
                <text:p text:style-name="P44"/>
              </text:list-item>
            </text:list>
          </text:list-item>
        </text:list>
        <text:p text:style-name="P10"/>
        <text:p text:style-name="P9"/>
        <text:list text:continue-list="list185332431005796" text:style-name="L1">
          <text:list-item>
            <text:p text:style-name="P41"><text:span text:style-name="Strong_20_Emphasis"><text:span text:style-name="T2">Gestión de procesos</text:span></text:span>: Inicia el comando <text:span text:style-name="Source_20_Text"><text:span text:style-name="T2">sleep 5000</text:span></text:span> para que se ejecute en segundo plano. Identifica su PID y, sin detener el proceso, cambia su prioridad de ejecución (<text:span text:style-name="Source_20_Text"><text:span text:style-name="T2">nice value</text:span></text:span>) a <text:span text:style-name="Source_20_Text"><text:span text:style-name="T2">-5</text:span></text:span>. Finalmente, envía la señal <text:span text:style-name="Source_20_Text"><text:span text:style-name="T2">SIGKILL</text:span></text:span> para terminar el proceso de forma inmediata.</text:p>
          </text:list-item>
        </text:list>
        <text:p text:style-name="P6"/>
        <text:h text:style-name="Heading_20_3" text:outline-level="3">Iniciar <text:span text:style-name="Source_20_Text">sleep</text:span> en segundo plano y obtener su PID</text:h>
        <text:p text:style-name="Text_20_body">Primero, ejecuta <text:span text:style-name="Source_20_Text">sleep 5000</text:span> en segundo plano. La salida te proporcionará el <text:span text:style-name="Strong_20_Emphasis">PID</text:span> del proceso.</text:p>
        <text:p text:style-name="P10"/>
        <text:p text:style-name="P11"><text:span text:style-name="Source_20_Text">sleep 5000 &amp;</text:span></text:p>
        <text:p text:style-name="Text_20_body">Al usar <text:span text:style-name="Source_20_Text">&amp;</text:span>, el comando se ejecutará en segundo plano y la shell te devolverá el control inmediatamente, mostrando algo como <text:span text:style-name="Source_20_Text">[1] 12345</text:span>, donde <text:span text:style-name="Source_20_Text">12345</text:span> sería el PID del proceso. El <text:span text:style-name="Source_20_Text">$</text:span> al inicio de la siguiente línea representa el prompt de tu terminal.</text:p>
        <text:p text:style-name="P6"><text:span text:style-name="Source_20_Text">[1] 12345</text:span></text:p>
        <text:p text:style-name="P11"><text:span text:style-name="Source_20_Text">$</text:span></text:p>
        <text:p text:style-name="Horizontal_20_Line"/>
        <text:h text:style-name="Heading_20_3" text:outline-level="3">Cambiar la prioridad del proceso (<text:span text:style-name="Source_20_Text">nice value</text:span>)</text:h>
        <text:p text:style-name="Text_20_body">Ahora, usa <text:span text:style-name="Source_20_Text">renice</text:span> con <text:span text:style-name="Source_20_Text">sudo</text:span> (para privilegios de root) y la variable especial <text:span text:style-name="Source_20_Text">$!</text:span> para cambiar la prioridad del último comando ejecutado en segundo plano a <text:span text:style-name="Strong_20_Emphasis">-5</text:span>. <text:span text:style-name="Source_20_Text">$!</text:span> se expande al PID del último proceso que se puso en segundo plano.</text:p>
        <text:p text:style-name="P10"/>
        <text:p text:style-name="P11"><text:span text:style-name="Source_20_Text">sudo renice -5 -p $!</text:span></text:p>
        <text:p text:style-name="Text_20_body">Se te pedirá tu contraseña de <text:span text:style-name="Source_20_Text">sudo</text:span>. Una vez que la ingreses, verás una confirmación de que la prioridad ha sido cambiada.</text:p>
        <text:p text:style-name="Horizontal_20_Line"/>
        <text:h text:style-name="Heading_20_3" text:outline-level="3">Terminar el proceso con <text:span text:style-name="Source_20_Text">SIGKILL</text:span></text:h>
        <text:p text:style-name="Text_20_body">Finalmente, para terminar el proceso de forma inmediata, envía la señal <text:span text:style-name="Source_20_Text">SIGKILL</text:span> (señal 9) usando <text:span text:style-name="Source_20_Text">kill</text:span> con la variable <text:span text:style-name="Source_20_Text">$!</text:span>.</text:p>
        <text:p text:style-name="P11"><text:span text:style-name="Source_20_Text">kill -9 $!</text:span></text:p>
        <text:p text:style-name="Text_20_body">Esto terminará el proceso <text:span text:style-name="Source_20_Text">sleep 5000</text:span> de forma abrupta. Verás un mensaje en tu terminal indicando que el proceso ha sido "Killed" (Terminado).</text:p>
        <text:p text:style-name="P7"><text:span text:style-name="Source_20_Text">[1] <text:s text:c="2"/>Killed <text:s text:c="17"/>sleep 5000</text:span></text:p>
        <text:p text:style-name="Text_20_body"><text:soft-page-break/></text:p>
        <text:p text:style-name="P9"/>
        <text:list text:continue-numbering="true" text:style-name="L1">
          <text:list-item>
            <text:p text:style-name="P41"><text:span text:style-name="Strong_20_Emphasis"><text:span text:style-name="T2">Sistemas de ficheros y montaje</text:span></text:span>: Crea un fichero vacío de 250MB llamado <text:span text:style-name="Source_20_Text"><text:span text:style-name="T2">disco_virtual.img</text:span></text:span> en tu <text:span text:style-name="Emphasis"><text:span text:style-name="T2">home</text:span></text:span>. Formatea ese fichero con el sistema de ficheros <text:span text:style-name="Source_20_Text"><text:span text:style-name="T2">XFS</text:span></text:span>. Crea un directorio en <text:span text:style-name="Source_20_Text"><text:span text:style-name="T2">/mnt/</text:span></text:span> llamado <text:span text:style-name="Source_20_Text"><text:span text:style-name="T2">data_xfs</text:span></text:span> y monta el sistema de ficheros que acabas de crear en ese punto de montaje.</text:p>
          </text:list-item>
        </text:list>
        <text:p text:style-name="P10"><text:span text:style-name="Source_20_Text">Para crear un fichero de 250MB, formatearlo con XFS y montarlo, sigue estos pasos:</text:span></text:p>
        <text:h text:style-name="Heading_20_3" text:outline-level="3">1. Crear un fichero vacío de 250MB</text:h>
        <text:p text:style-name="Text_20_body">Usaremos el comando <text:span text:style-name="Source_20_Text">fallocate</text:span> para crear un fichero disperso de 250MB de forma eficiente. Si <text:span text:style-name="Source_20_Text">fallocate</text:span> no está disponible o prefieres un método más compatible, puedes usar <text:span text:style-name="Source_20_Text">dd</text:span>.</text:p>
        <text:p text:style-name="Text_20_body"><text:span text:style-name="Strong_20_Emphasis">Método recomendado (con </text:span><text:span text:style-name="Strong_20_Emphasis"><text:span text:style-name="Source_20_Text">fallocate</text:span></text:span><text:span text:style-name="Strong_20_Emphasis">):</text:span></text:p>
        <text:p text:style-name="P10"/>
        <text:p text:style-name="P11"><text:span text:style-name="Source_20_Text">fallocate -l 250M ~/disco_virtual.img</text:span></text:p>
        <text:p text:style-name="Text_20_body"><text:span text:style-name="Strong_20_Emphasis">Método alternativo (con </text:span><text:span text:style-name="Strong_20_Emphasis"><text:span text:style-name="Source_20_Text">dd</text:span></text:span><text:span text:style-name="Strong_20_Emphasis">):</text:span></text:p>
        <text:p text:style-name="P10"/>
        <text:p text:style-name="P11"><text:span text:style-name="Source_20_Text">dd if=/dev/zero of ~/disco_virtual.img bs=1M count=250</text:span></text:p>
        <text:p text:style-name="Text_20_body">Este comando creará el archivo <text:span text:style-name="Source_20_Text">disco_virtual.img</text:span> en tu directorio personal (<text:span text:style-name="Source_20_Text">~</text:span>).</text:p>
        <text:h text:style-name="Heading_20_3" text:outline-level="3">2. Formatear el fichero con el sistema de ficheros XFS</text:h>
        <text:p text:style-name="Text_20_body">Para formatear el archivo como un sistema de ficheros XFS, necesitarás el comando <text:span text:style-name="Source_20_Text">mkfs.xfs</text:span>. Es posible que necesites instalarlo si no lo tienes (en Debian/Ubuntu sería <text:span text:style-name="Source_20_Text">sudo apt install xfsprogs</text:span>, en Red Hat/CentOS <text:span text:style-name="Source_20_Text">sudo yum install xfsprogs</text:span> o <text:span text:style-name="Source_20_Text">sudo dnf install xfsprogs</text:span>).</text:p>
        <text:p text:style-name="P10"/>
        <text:p text:style-name="P11"><text:span text:style-name="Source_20_Text">sudo mkfs.xfs ~/disco_virtual.img</text:span></text:p>
        <text:p text:style-name="Text_20_body">Se te pedirá tu contraseña de <text:span text:style-name="Source_20_Text">sudo</text:span>. Una vez completado, verás una salida que indica que el sistema de ficheros XFS ha sido creado.</text:p>
        <text:h text:style-name="Heading_20_3" text:outline-level="3">3. Crear un directorio en <text:span text:style-name="Source_20_Text">/mnt/</text:span></text:h>
        <text:p text:style-name="Text_20_body">Ahora, crea el punto de montaje donde montarás el sistema de ficheros.</text:p>
        <text:p text:style-name="P10"/>
        <text:p text:style-name="P11"><text:span text:style-name="Source_20_Text">sudo mkdir /mnt/data_xfs</text:span></text:p>
        <text:h text:style-name="Heading_20_3" text:outline-level="3"><text:soft-page-break/>4. Montar el sistema de ficheros</text:h>
        <text:p text:style-name="Text_20_body">Finalmente, monta el fichero <text:span text:style-name="Source_20_Text">disco_virtual.img</text:span> en el directorio <text:span text:style-name="Source_20_Text">/mnt/data_xfs</text:span>.</text:p>
        <text:p text:style-name="P10"/>
        <text:p text:style-name="P11"><text:span text:style-name="Source_20_Text">sudo mount ~/disco_virtual.img /mnt/data_xfs</text:span></text:p>
        <text:h text:style-name="Heading_20_3" text:outline-level="3">Verificar el montaje</text:h>
        <text:p text:style-name="Text_20_body">Puedes verificar que el sistema de ficheros se ha montado correctamente usando el comando <text:span text:style-name="Source_20_Text">df -h</text:span>:</text:p>
        <text:p text:style-name="P10"/>
        <text:p text:style-name="P11"><text:span text:style-name="Source_20_Text">df -h /mnt/data_xfs</text:span></text:p>
        <text:p text:style-name="Text_20_body">Deberías ver una línea similar a:</text:p>
        <text:p text:style-name="P6"><text:span text:style-name="Source_20_Text">Filesystem <text:s text:c="5"/>Size <text:s/>Used Avail Use% Mounted on</text:span></text:p>
        <text:p text:style-name="P11"><text:span text:style-name="Source_20_Text">/home/tu_usuario/disco_virtual.img <text:s/>249M <text:s/>33M <text:s/>216M <text:s/>14% /mnt/data_xfs</text:span></text:p>
        <text:p text:style-name="Horizontal_20_Line"/>
        <text:p text:style-name="Text_20_body"><text:span text:style-name="Strong_20_Emphasis">Para desmontar el sistema de ficheros cuando hayas terminado:</text:span></text:p>
        <text:p text:style-name="P11"><text:span text:style-name="Source_20_Text">sudo umount /mnt/data_xfs</text:span></text:p>
        <text:p text:style-name="Text_20_body"><text:span text:style-name="Strong_20_Emphasis">Para eliminar el archivo y el directorio después de desmontar:</text:span></text:p>
        <text:p text:style-name="P10"/>
        <text:p text:style-name="Preformatted_20_Text"><text:span text:style-name="Source_20_Text">sudo rm ~/disco_virtual.img</text:span></text:p>
        <text:p text:style-name="P11"><text:span text:style-name="Source_20_Text">sudo rmdir /mnt/data_xfs</text:span></text:p>
        <text:p text:style-name="P8"><text:span text:style-name="Source_20_Text"/></text:p>
        <text:p text:style-name="Standard"/>
        <text:p text:style-name="P10"/>
        <text:p text:style-name="P9"/>
        <text:list xml:id="list185333331921579" text:continue-numbering="true" text:style-name="L1">
          <text:list-item>
            <text:p text:style-name="P41"><text:span text:style-name="Strong_20_Emphasis"><text:span text:style-name="T2">Configuración de red y servicios</text:span></text:span>: Identifica la dirección IP y la máscara de red de tu interfaz de red principal. Añade una segunda dirección IP (temporal) a la misma interfaz. Luego, comprueba qué puertos TCP están a la escucha (<text:span text:style-name="Source_20_Text"><text:span text:style-name="T2">LISTEN</text:span></text:span>) en tu sistema.</text:p>
          </text:list-item>
        </text:list>
        <text:h text:style-name="P5" text:outline-level="3">1. Identificar la dirección IP y la máscara de red de tu interfaz principal</text:h>
        <text:p text:style-name="Text_20_body">Para identificar la dirección IP y la máscara de red de tu interfaz principal, utilizaremos el comando <text:span text:style-name="Source_20_Text">ip a</text:span> o <text:span text:style-name="Source_20_Text">ip addr</text:span>. La interfaz principal suele ser <text:span text:style-name="Source_20_Text">eth0</text:span>, <text:span text:style-name="Source_20_Text">enpXsY</text:span> (nombres basados en PCI) o <text:span text:style-name="Source_20_Text">wlan0</text:span> si estás usando Wi-Fi.</text:p>
        <text:p text:style-name="P11"><text:span text:style-name="Source_20_Text">ip a</text:span></text:p>
        <text:p text:style-name="Text_20_body"><text:span text:style-name="Strong_20_Emphasis">Ejemplo de salida (buscando una línea similar a </text:span><text:span text:style-name="Strong_20_Emphasis"><text:span text:style-name="Source_20_Text">inet</text:span></text:span><text:span text:style-name="Strong_20_Emphasis">):</text:span></text:p>
        <text:p text:style-name="P6"><text:span text:style-name="Source_20_Text">1: lo: &lt;LOOPBACK,UP,LOWER_UP&gt; mtu 65536 qdisc noqueue state UNKNOWN group default qlen 1000</text:span></text:p>
        <text:p text:style-name="Preformatted_20_Text"><text:span text:style-name="Source_20_Text"><text:s text:c="4"/>link/loopback 00:00:00:00:00:00 brd 00:00:00:00:00:00</text:span></text:p>
        <text:p text:style-name="Preformatted_20_Text"><text:span text:style-name="Source_20_Text"><text:s text:c="4"/>inet 127.0.0.1/8 scope host lo</text:span></text:p>
        <text:p text:style-name="Preformatted_20_Text"><text:span text:style-name="Source_20_Text"><text:s text:c="7"/>valid_lft forever preferred_lft forever</text:span></text:p>
        <text:p text:style-name="Preformatted_20_Text"><text:span text:style-name="Source_20_Text"><text:s text:c="4"/>inet6 ::1/128 scope host</text:span></text:p>
        <text:p text:style-name="Preformatted_20_Text"><text:span text:style-name="Source_20_Text"><text:s text:c="7"/>valid_lft forever preferred_lft forever</text:span></text:p>
        <text:p text:style-name="Preformatted_20_Text"><text:span text:style-name="Source_20_Text">2: enp0s3: &lt;BROADCAST,MULTICAST,UP,LOWER_UP&gt; mtu 1500 qdisc fq_codel state UP group default qlen 1000</text:span></text:p>
        <text:p text:style-name="Preformatted_20_Text"><text:span text:style-name="Source_20_Text"><text:s text:c="4"/>link/ether 08:00:27:xx:xx:xx brd ff:ff:ff:ff:ff:ff</text:span></text:p>
        <text:p text:style-name="Preformatted_20_Text"><text:span text:style-name="Source_20_Text"><text:s text:c="4"/>inet 192.168.1.100/24 brd 192.168.1.255 scope global dynamic enp0s3</text:span></text:p>
        <text:p text:style-name="Preformatted_20_Text"><text:span text:style-name="Source_20_Text"><text:s text:c="7"/>valid_lft 85984sec preferred_lft 85984sec</text:span></text:p>
        <text:p text:style-name="Preformatted_20_Text"><text:span text:style-name="Source_20_Text"><text:s text:c="4"/>inet6 fe80::a00:27ff:fexx:xxxx/64 scope link</text:span></text:p>
        <text:p text:style-name="P11"><text:span text:style-name="Source_20_Text"><text:s text:c="7"/>valid_lft forever preferred_lft forever</text:span></text:p>
        <text:p text:style-name="Text_20_body">En este ejemplo, la interfaz principal es <text:span text:style-name="Source_20_Text">enp0s3</text:span>.</text:p>
        <text:list text:style-name="L3">
          <text:list-item>
            <text:p text:style-name="P47"><text:span text:style-name="Strong_20_Emphasis">Dirección IP:</text:span> <text:span text:style-name="Source_20_Text">192.168.1.100</text:span> </text:p>
          </text:list-item>
          <text:list-item>
            <text:p text:style-name="P46"><text:span text:style-name="Strong_20_Emphasis">Máscara de red:</text:span> <text:span text:style-name="Source_20_Text">/24</text:span> (que se traduce a <text:span text:style-name="Source_20_Text">255.255.255.0</text:span>) </text:p>
          </text:list-item>
        </text:list>
        <text:p text:style-name="Horizontal_20_Line"/>
        <text:h text:style-name="Heading_20_3" text:outline-level="3">2. Añadir una segunda dirección IP (temporal) a la misma interfaz</text:h>
        <text:p text:style-name="Text_20_body">Vamos a añadir una dirección IP temporal a la misma interfaz. Asegúrate de reemplazar <text:span text:style-name="Source_20_Text">enp0s3</text:span> con el nombre de tu interfaz principal y elige una IP que esté en el mismo rango de tu red o una que sepas que no causará conflictos (por ejemplo, <text:span text:style-name="Source_20_Text">192.168.1.200/24</text:span>).</text:p>
        <text:p text:style-name="P11"><text:span text:style-name="Source_20_Text">sudo ip addr add 192.168.1.200/24 dev enp0s3</text:span></text:p>
        <text:p text:style-name="Text_20_body">Después de ejecutar el comando, puedes verificar que la IP se ha añadido volviendo a ejecutar <text:span text:style-name="Source_20_Text">ip a</text:span>:</text:p>
        <text:p text:style-name="P11"><text:span text:style-name="Source_20_Text">ip a</text:span></text:p>
        <text:p text:style-name="Text_20_body">Ahora deberías ver ambas direcciones IP asociadas a tu interfaz.</text:p>
        <text:p text:style-name="Text_20_body"><text:soft-page-break/><text:span text:style-name="Strong_20_Emphasis">Nota:</text:span> Esta dirección IP es temporal. Se perderá al reiniciar el sistema o la interfaz de red.</text:p>
        <text:p text:style-name="Horizontal_20_Line"/>
        <text:h text:style-name="Heading_20_3" text:outline-level="3">3. Comprobar qué puertos TCP están a la escucha (<text:span text:style-name="Source_20_Text">LISTEN</text:span>) en tu sistema</text:h>
        <text:p text:style-name="Text_20_body">Para ver los puertos TCP que están a la escucha, utilizaremos el comando <text:span text:style-name="Source_20_Text">ss</text:span> (Socket Statistics), que es más moderno y rápido que <text:span text:style-name="Source_20_Text">netstat</text:span>.</text:p>
        <text:p text:style-name="P11"><text:span text:style-name="Source_20_Text">sudo ss -tuln</text:span></text:p>
        <text:list text:style-name="L4">
          <text:list-item>
            <text:p text:style-name="P49"><text:span text:style-name="Source_20_Text">t</text:span>: Muestra sockets TCP. </text:p>
          </text:list-item>
          <text:list-item>
            <text:p text:style-name="P49"><text:span text:style-name="Source_20_Text">u</text:span>: Muestra sockets UDP (aunque la pregunta solo pide TCP, es útil ver ambos a veces). </text:p>
          </text:list-item>
          <text:list-item>
            <text:p text:style-name="P49"><text:span text:style-name="Source_20_Text">l</text:span>: Muestra solo los sockets que están en estado <text:span text:style-name="Source_20_Text">LISTEN</text:span> (escuchando conexiones). </text:p>
          </text:list-item>
          <text:list-item>
            <text:p text:style-name="P48"><text:span text:style-name="Source_20_Text">n</text:span>: Muestra direcciones IP y números de puerto numéricamente, sin intentar resolver nombres de host o servicios (lo que hace el comando más rápido). </text:p>
          </text:list-item>
        </text:list>
        <text:p text:style-name="Text_20_body"><text:span text:style-name="Strong_20_Emphasis">Ejemplo de salida:</text:span></text:p>
        <text:p text:style-name="P6"><text:span text:style-name="Source_20_Text">Netid <text:s/>State <text:s text:c="5"/>Recv-Q Send-Q Local Address:Port <text:s text:c="3"/>Peer Address:Port</text:span></text:p>
        <text:p text:style-name="Preformatted_20_Text"><text:span text:style-name="Source_20_Text">tcp <text:s text:c="3"/>LISTEN <text:s text:c="4"/>0 <text:s text:c="5"/>128 <text:s text:c="3"/>0.0.0.0:22 <text:s text:c="12"/>0.0.0.0:*</text:span></text:p>
        <text:p text:style-name="Preformatted_20_Text"><text:span text:style-name="Source_20_Text">tcp <text:s text:c="3"/>LISTEN <text:s text:c="4"/>0 <text:s text:c="5"/>128 <text:s text:c="3"/>127.0.0.1:631 <text:s text:c="11"/>0.0.0.0:*</text:span></text:p>
        <text:p text:style-name="Preformatted_20_Text"><text:span text:style-name="Source_20_Text">tcp <text:s text:c="3"/>LISTEN <text:s text:c="4"/>0 <text:s text:c="5"/>128 <text:s text:c="3"/>0.0.0.0:80 <text:s text:c="12"/>0.0.0.0:*</text:span></text:p>
        <text:p text:style-name="Preformatted_20_Text"><text:span text:style-name="Source_20_Text">tcp <text:s text:c="3"/>LISTEN <text:s text:c="4"/>0 <text:s text:c="5"/>128 <text:s text:c="3"/>:::22 <text:s text:c="17"/>:::*</text:span></text:p>
        <text:p text:style-name="P11"><text:span text:style-name="Source_20_Text">tcp <text:s text:c="3"/>LISTEN <text:s text:c="4"/>0 <text:s text:c="5"/>128 <text:s text:c="3"/>::1:631 <text:s text:c="17"/>:::*</text:span></text:p>
        <text:p text:style-name="Text_20_body">En este ejemplo, podemos ver que los puertos TCP <text:span text:style-name="Source_20_Text">22</text:span> (SSH), <text:span text:style-name="Source_20_Text">631</text:span> (CUPS) y <text:span text:style-name="Source_20_Text">80</text:span> (HTTP) están a la escucha. Los <text:span text:style-name="Source_20_Text">0.0.0.0</text:span> y <text:span text:style-name="Source_20_Text">:::</text:span> indican que el servicio está escuchando en todas las interfaces disponibles (IPv4 y IPv6 respectivamente).</text:p>
        <text:p text:style-name="P10"/>
        <text:list xml:id="list185333483935759" text:continue-list="list185333331921579" text:style-name="L1">
          <text:list-item>
            <text:p text:style-name="P42"/>
          </text:list-item>
          <text:list-item>
            <text:p text:style-name="P41"><text:span text:style-name="Strong_20_Emphasis"><text:span text:style-name="T2">Scripts de Shell y </text:span></text:span><text:span text:style-name="Strong_20_Emphasis"><text:span text:style-name="Source_20_Text"><text:span text:style-name="T2">cron</text:span></text:span></text:span>: Crea un script en <text:span text:style-name="Source_20_Text"><text:span text:style-name="T2">/usr/local/sbin/</text:span></text:span> llamado <text:span text:style-name="Source_20_Text"><text:span text:style-name="T2">monitor_disk.sh</text:span></text:span>. El script debe obtener el porcentaje de uso del disco raíz (<text:span text:style-name="Source_20_Text"><text:span text:style-name="T2">/</text:span></text:span>) y añadir una línea con la fecha y el porcentaje a un fichero en <text:span text:style-name="Source_20_Text"><text:span text:style-name="T2">/var/log/disk_usage.log</text:span></text:span>. Asegúrate de que el script sea ejecutable solo por <text:span text:style-name="Source_20_Text"><text:span text:style-name="T2">root</text:span></text:span> y prográmalo con <text:span text:style-name="Source_20_Text"><text:span text:style-name="T2">cron</text:span></text:span> para que se ejecute cada día a las 22:00.</text:p>
          </text:list-item>
        </text:list>
        <text:h text:style-name="P5" text:outline-level="3">1. Crear el script <text:span text:style-name="Source_20_Text">monitor_disk.sh</text:span></text:h>
        <text:p text:style-name="Text_20_body">Primero, crea el contenido del script. Utilizaremos <text:span text:style-name="Source_20_Text">df -h /</text:span> para obtener el uso del disco y <text:span text:style-name="Source_20_Text">awk</text:span> para extraer el porcentaje.</text:p>
        <text:p text:style-name="P10">Bash</text:p>
        <text:p text:style-name="P11"><text:span text:style-name="Source_20_Text">sudo nano /usr/local/sbin/monitor_disk.sh</text:span></text:p>
        <text:p text:style-name="Text_20_body">Copia y pega el siguiente contenido en el editor:</text:p>
        <text:p text:style-name="P10">Bash</text:p>
        <text:p text:style-name="Preformatted_20_Text"><text:span text:style-name="Source_20_Text">#!/bin/bash</text:span></text:p>
        <text:p text:style-name="Preformatted_20_Text"/>
        <text:p text:style-name="Preformatted_20_Text"><text:span text:style-name="Source_20_Text"># Obtener la fecha actual</text:span></text:p>
        <text:p text:style-name="Preformatted_20_Text"><text:span text:style-name="Source_20_Text">DATE=$(dat</text:span><text:span text:style-name="Source_20_Text"><text:span text:style-name="T3">e)</text:span></text:span></text:p>
        <text:p text:style-name="Preformatted_20_Text"><text:span text:style-name="Source_20_Text"/></text:p>
        <text:p text:style-name="Preformatted_20_Text"><text:span text:style-name="Source_20_Text">DISK_USAGE=$(df -h / | awk '{print $5}')</text:span></text:p>
        <text:p text:style-name="Preformatted_20_Text"/>
        <text:p text:style-name="Preformatted_20_Text"><text:span text:style-name="Source_20_Text"># Añadir la fecha y el porcentaje de uso al fichero de log</text:span></text:p>
        <text:p text:style-name="Preformatted_20_Text"><text:span text:style-name="Source_20_Text">echo "$DATE - Disk Usage: $DISK_USAGE%" &gt;&gt; /var/log/disk_usage.log</text:span></text:p>
        <text:p text:style-name="Preformatted_20_Text"/>
        <text:p text:style-name="Preformatted_20_Text"><text:span text:style-name="Source_20_Text"># Opcional: Para depuración, puedes imprimirlo en la consola también</text:span></text:p>
        <text:p text:style-name="P11"><text:span text:style-name="Source_20_Text"># echo "Log entry created: $DATE - Disk Usage: $DISK_USAGE%"</text:span></text:p>
        <text:p text:style-name="Text_20_body">Guarda el archivo (Ctrl+O, Enter) y sal del editor (Ctrl+X).</text:p>
        <text:p text:style-name="Horizontal_20_Line"/>
        <text:h text:style-name="Heading_20_3" text:outline-level="3">2. Hacer el script ejecutable solo por root</text:h>
        <text:p text:style-name="Text_20_body">Establece los permisos para que solo el usuario <text:span text:style-name="Source_20_Text">root</text:span> pueda ejecutar el script.</text:p>
        <text:p text:style-name="P10"/>
        <text:p text:style-name="P11"><text:span text:style-name="Source_20_Text">sudo chmod 700 /usr/local/sbin/monitor_disk.sh</text:span></text:p>
        <text:p text:style-name="Text_20_body">Verifica los permisos:</text:p>
        <text:p text:style-name="P10"/>
        <text:p text:style-name="P11"><text:span text:style-name="Source_20_Text">ls -l /usr/local/sbin/monitor_disk.sh</text:span></text:p>
        <text:p text:style-name="Text_20_body"><text:soft-page-break/>La salida debería ser algo como: <text:span text:style-name="Source_20_Text">-rwx------ 1 root root ... /usr/local/sbin/monitor_disk.sh</text:span></text:p>
        <text:p text:style-name="Horizontal_20_Line"/>
        <text:h text:style-name="Heading_20_3" text:outline-level="3">3. Programar el script con cron</text:h>
        <text:p text:style-name="Text_20_body">Ahora, vamos a programar el script para que se ejecute cada día a las 22:00. Utilizaremos la tabla cron del sistema (<text:span text:style-name="Source_20_Text">/etc/crontab</text:span>) o la tabla cron de <text:span text:style-name="Source_20_Text">root</text:span> (<text:span text:style-name="Source_20_Text">sudo crontab -e</text:span>). Usaremos la tabla cron de <text:span text:style-name="Source_20_Text">root</text:span> para mayor simplicidad.</text:p>
        <text:p text:style-name="P11"><text:span text:style-name="Source_20_Text">sudo crontab -e</text:span></text:p>
        <text:p text:style-name="Text_20_body">Si es la primera vez que editas el crontab de <text:span text:style-name="Source_20_Text">root</text:span>, te pedirá que elijas un editor. Selecciona el que prefieras (por ejemplo, <text:span text:style-name="Source_20_Text">nano</text:span>).</text:p>
        <text:p text:style-name="Text_20_body">Añade la siguiente línea al final del archivo:</text:p>
        <text:p text:style-name="P10">Fragmento de código</text:p>
        <text:p text:style-name="P11"><text:span text:style-name="Source_20_Text">0 22 * * * /usr/local/sbin/monitor_disk.sh</text:span></text:p>
        <text:p text:style-name="Text_20_body"><text:span text:style-name="Strong_20_Emphasis">Explicación de la línea cron:</text:span></text:p>
        <text:list text:style-name="L5">
          <text:list-item>
            <text:p text:style-name="P51"><text:span text:style-name="Source_20_Text">0</text:span>: Minuto 0 de la hora. </text:p>
          </text:list-item>
          <text:list-item>
            <text:p text:style-name="P51"><text:span text:style-name="Source_20_Text">22</text:span>: Hora 22 (10 PM). </text:p>
          </text:list-item>
          <text:list-item>
            <text:p text:style-name="P51"><text:span text:style-name="Source_20_Text">*</text:span>: Cada día del mes. </text:p>
          </text:list-item>
          <text:list-item>
            <text:p text:style-name="P51"><text:span text:style-name="Source_20_Text">*</text:span>: Cada mes. </text:p>
          </text:list-item>
          <text:list-item>
            <text:p text:style-name="P51"><text:span text:style-name="Source_20_Text">*</text:span>: Cada día de la semana. </text:p>
          </text:list-item>
          <text:list-item>
            <text:p text:style-name="P50"><text:span text:style-name="Source_20_Text">/usr/local/sbin/monitor_disk.sh</text:span>: Ruta completa al script que se ejecutará. </text:p>
          </text:list-item>
        </text:list>
        <text:p text:style-name="Text_20_body">Guarda el archivo (Ctrl+O, Enter) y sal del editor (Ctrl+X).</text:p>
        <text:p text:style-name="Horizontal_20_Line"/>
        <text:h text:style-name="Heading_20_3" text:outline-level="3">Verificación</text:h>
        <text:p text:style-name="Text_20_body">Para verificar que el cronjob se ha añadido correctamente, puedes ver el crontab de root:</text:p>
        <text:p text:style-name="P11"><text:span text:style-name="Source_20_Text">sudo crontab -l</text:span></text:p>
        <text:p text:style-name="Text_20_body"><text:span text:style-name="Strong_20_Emphasis">Creación del archivo de log</text:span></text:p>
        <text:p text:style-name="Text_20_body">El script creará automáticamente el archivo <text:span text:style-name="Source_20_Text">/var/log/disk_usage.log</text:span> la primera vez que se ejecute (a las 22:00). Puedes crear el archivo manualmente para asegurarte de que los permisos son correctos, aunque el script lo creará si no existe:</text:p>
        <text:p text:style-name="P10"/>
        <text:p text:style-name="Preformatted_20_Text"><text:span text:style-name="Source_20_Text">sudo touch /var/log/disk_usage.log</text:span></text:p>
        <text:p text:style-name="Preformatted_20_Text"><text:span text:style-name="Source_20_Text">sudo chown root:root /var/log/disk_usage.log</text:span></text:p>
        <text:p text:style-name="P11"><text:soft-page-break/><text:span text:style-name="Source_20_Text">sudo chmod 640 /var/log/disk_usage.log # o 600 si prefieres que solo root lo lea</text:span></text:p>
        <text:p text:style-name="Text_20_body">Después de que se ejecute el script a las 22:00, podrás ver el contenido del log:</text:p>
        <text:p text:style-name="P10"/>
        <text:p text:style-name="P11"><text:span text:style-name="Source_20_Text">sudo cat /var/log/disk_usage.log</text:span></text:p>
        <text:p text:style-name="P10"/>
        <text:p text:style-name="P9"/>
        <text:list text:continue-list="list185333483935759" text:style-name="L1">
          <text:list-item>
            <text:p text:style-name="P41"><text:span text:style-name="Strong_20_Emphasis"><text:span text:style-name="T2">Gestión de paquetes (Sistemas Debian/Ubuntu)</text:span></text:span>: Busca en los repositorios qué paquete proporciona el comando <text:span text:style-name="Source_20_Text"><text:span text:style-name="T2">htop</text:span></text:span>. Instálalo. Una vez instalado, lista todos los ficheros que pertenecen a ese paquete. Finalmente, desinstala el paquete pero conservando sus ficheros de configuración.</text:p>
          </text:list-item>
        </text:list>
        <text:h text:style-name="P5" text:outline-level="3">1. Buscar qué paquete proporciona el comando <text:span text:style-name="Source_20_Text">htop</text:span></text:h>
        <text:p text:style-name="Text_20_body">Para buscar qué paquete proporciona un comando específico, usamos <text:span text:style-name="Source_20_Text">apt-file</text:span> (si ya lo tienes instalado) o <text:span text:style-name="Source_20_Text">apt search</text:span>. <text:span text:style-name="Source_20_Text">apt-file</text:span> es más preciso para buscar qué paquete "contiene" un archivo.</text:p>
        <text:p text:style-name="Text_20_body"><text:span text:style-name="Strong_20_Emphasis">Si tienes </text:span><text:span text:style-name="Strong_20_Emphasis"><text:span text:style-name="Source_20_Text">apt-file</text:span></text:span><text:span text:style-name="Strong_20_Emphasis"> instalado (recomendado para este tipo de búsqueda):</text:span></text:p>
        <text:p text:style-name="P10"/>
        <text:p text:style-name="P11"><text:span text:style-name="Source_20_Text">apt-file search $(which htop)</text:span></text:p>
        <text:p text:style-name="Text_20_body">Si no tienes <text:span text:style-name="Source_20_Text">apt-file</text:span> instalado, puedes instalarlo primero:</text:p>
        <text:p text:style-name="P10"/>
        <text:p text:style-name="Preformatted_20_Text"><text:span text:style-name="Source_20_Text">sudo apt update</text:span></text:p>
        <text:p text:style-name="Preformatted_20_Text"><text:span text:style-name="Source_20_Text">sudo apt install apt-file</text:span></text:p>
        <text:p text:style-name="P11"><text:span text:style-name="Source_20_Text">sudo apt-file update # Es importante actualizar su base de datos</text:span></text:p>
        <text:p text:style-name="Text_20_body">Luego, ejecuta:</text:p>
        <text:p text:style-name="P10"/>
        <text:p text:style-name="P11"><text:span text:style-name="Source_20_Text">apt-file search /usr/bin/htop</text:span></text:p>
        <text:p text:style-name="Text_20_body">(Asumimos que <text:span text:style-name="Source_20_Text">htop</text:span> se instalaría en <text:span text:style-name="Source_20_Text">/usr/bin/htop</text:span>)</text:p>
        <text:p text:style-name="Text_20_body"><text:span text:style-name="Strong_20_Emphasis">Método alternativo con </text:span><text:span text:style-name="Strong_20_Emphasis"><text:span text:style-name="Source_20_Text">apt search</text:span></text:span><text:span text:style-name="Strong_20_Emphasis"> (más general):</text:span></text:p>
        <text:p text:style-name="P10"/>
        <text:p text:style-name="P11"><text:span text:style-name="Source_20_Text">apt search htop</text:span></text:p>
        <text:p text:style-name="Text_20_body">La salida de ambos comandos te indicará que el paquete se llama <text:span text:style-name="Source_20_Text">htop</text:span>.</text:p>
        <text:p text:style-name="Horizontal_20_Line"/>
        <text:h text:style-name="Heading_20_3" text:outline-level="3">2. Instalar el paquete <text:span text:style-name="Source_20_Text">htop</text:span></text:h>
        <text:p text:style-name="Text_20_body">Ahora, instala el paquete <text:span text:style-name="Source_20_Text">htop</text:span>.</text:p>
        <text:p text:style-name="P10"/>
        <text:p text:style-name="P11"><text:span text:style-name="Source_20_Text">sudo apt install htop</text:span></text:p>
        <text:p text:style-name="Text_20_body"><text:soft-page-break/>Se te pedirá confirmación para descargar e instalar el paquete y sus dependencias. Confirma pulsando <text:span text:style-name="Source_20_Text">Y</text:span> y Enter.</text:p>
        <text:p text:style-name="Horizontal_20_Line"/>
        <text:h text:style-name="Heading_20_3" text:outline-level="3">3. Listar todos los ficheros que pertenecen a ese paquete</text:h>
        <text:p text:style-name="Text_20_body">Para listar todos los ficheros que pertenecen al paquete <text:span text:style-name="Source_20_Text">htop</text:span> una vez instalado, utiliza <text:span text:style-name="Source_20_Text">dpkg -L</text:span>.</text:p>
        <text:p text:style-name="P10"/>
        <text:p text:style-name="P11"><text:span text:style-name="Source_20_Text">dpkg -L htop</text:span></text:p>
        <text:p text:style-name="Text_20_body">Esto te mostrará una lista de todos los directorios y archivos que fueron instalados por el paquete <text:span text:style-name="Source_20_Text">htop</text:span>.</text:p>
        <text:p text:style-name="Horizontal_20_Line"/>
        <text:h text:style-name="Heading_20_3" text:outline-level="3">4. Desinstalar el paquete pero conservando sus ficheros de configuración</text:h>
        <text:p text:style-name="Text_20_body">Para desinstalar el paquete <text:span text:style-name="Source_20_Text">htop</text:span> pero <text:span text:style-name="Strong_20_Emphasis">conservando sus ficheros de configuración</text:span>, utiliza el comando <text:span text:style-name="Source_20_Text">apt remove</text:span>.</text:p>
        <text:p text:style-name="P10"/>
        <text:p text:style-name="P11"><text:span text:style-name="Source_20_Text">sudo apt remove htop</text:span></text:p>
        <text:p text:style-name="Text_20_body">El sistema te informará que el paquete <text:span text:style-name="Source_20_Text">htop</text:span> será eliminado, pero los archivos de configuración no. Si quieres verificarlo, después de la desinstalación, puedes intentar buscar si queda algún archivo de configuración en <text:span text:style-name="Source_20_Text">/etc/</text:span>. Por ejemplo:</text:p>
        <text:p text:style-name="P10"/>
        <text:p text:style-name="P11"><text:span text:style-name="Source_20_Text">ls -l /etc/htoprc</text:span></text:p>
        <text:p text:style-name="P10"/>
        <text:p text:style-name="P9"/>
        <text:list xml:id="list185332815182982" text:continue-numbering="true" text:style-name="L1">
          <text:list-item>
            <text:p text:style-name="P41"><text:span text:style-name="Strong_20_Emphasis"><text:span text:style-name="T2">Gestión de paquetes (Sistemas RHEL/CentOS)</text:span></text:span>: Comprueba si el paquete <text:span text:style-name="Source_20_Text"><text:span text:style-name="T2">wget</text:span></text:span> está instalado. Si lo está, obtén información detallada sobre él (versión, arquitectura, etc.). Luego, busca a qué paquete pertenece el fichero <text:span text:style-name="Source_20_Text"><text:span text:style-name="T2">/etc/passwd</text:span></text:span>.</text:p>
          </text:list-item>
        </text:list>
        <text:h text:style-name="P5" text:outline-level="3">1. Comprobar si el paquete <text:span text:style-name="Source_20_Text">wget</text:span> está instalado</text:h>
        <text:p text:style-name="Text_20_body">Para verificar si el paquete <text:span text:style-name="Source_20_Text">wget</text:span> está instalado, usa el comando <text:span text:style-name="Source_20_Text">rpm -q</text:span>.</text:p>
        <text:p text:style-name="P10"/>
        <text:p text:style-name="P11"><text:span text:style-name="Source_20_Text">rpm -q wget</text:span></text:p>
        <text:list text:style-name="L6">
          <text:list-item>
            <text:p text:style-name="P53">Si <text:span text:style-name="Source_20_Text">wget</text:span> está instalado, la salida será algo como: <text:span text:style-name="Source_20_Text">wget-1.19.5-10.el8.x86_64</text:span> (indicando el nombre, versión y arquitectura del paquete). </text:p>
          </text:list-item>
          <text:list-item>
            <text:p text:style-name="P52">Si <text:span text:style-name="Source_20_Text">wget</text:span> no está instalado, la salida será: <text:span text:style-name="Source_20_Text">package wget is not installed</text:span>. </text:p>
          </text:list-item>
        </text:list>
        <text:p text:style-name="Horizontal_20_Line"/>
        <text:h text:style-name="Heading_20_3" text:outline-level="3">2. Obtener información detallada sobre el paquete <text:span text:style-name="Source_20_Text">wget</text:span> (si está instalado)</text:h>
        <text:p text:style-name="Text_20_body">Si <text:span text:style-name="Source_20_Text">wget</text:span> está instalado, puedes obtener información detallada usando <text:span text:style-name="Source_20_Text">rpm -qi</text:span>.</text:p>
        <text:p text:style-name="P10"/>
        <text:p text:style-name="P11"><text:span text:style-name="Source_20_Text">rpm -qi wget</text:span></text:p>
        <text:p text:style-name="Text_20_body">Esto te proporcionará una gran cantidad de información, incluyendo:</text:p>
        <text:list text:style-name="L7">
          <text:list-item>
            <text:p text:style-name="P55"><text:span text:style-name="Source_20_Text">Name</text:span>: Nombre del paquete. </text:p>
          </text:list-item>
          <text:list-item>
            <text:p text:style-name="P55"><text:span text:style-name="Source_20_Text">Version</text:span>: Versión del paquete. </text:p>
          </text:list-item>
          <text:list-item>
            <text:p text:style-name="P55"><text:span text:style-name="Source_20_Text">Release</text:span>: El "release" del paquete (número de compilación, etc.). </text:p>
          </text:list-item>
          <text:list-item>
            <text:p text:style-name="P55"><text:span text:style-name="Source_20_Text">Architecture</text:span>: Arquitectura para la que fue compilado el paquete (ej. <text:span text:style-name="Source_20_Text">x86_64</text:span>). </text:p>
          </text:list-item>
          <text:list-item>
            <text:p text:style-name="P55"><text:span text:style-name="Source_20_Text">Install Date</text:span>: Fecha y hora de instalación. </text:p>
          </text:list-item>
          <text:list-item>
            <text:p text:style-name="P55"><text:span text:style-name="Source_20_Text">Group</text:span>: Grupo al que pertenece el paquete (ej. <text:span text:style-name="Source_20_Text">Applications/Internet</text:span>). </text:p>
          </text:list-item>
          <text:list-item>
            <text:p text:style-name="P55"><text:span text:style-name="Source_20_Text">Size</text:span>: Tamaño del paquete instalado. </text:p>
          </text:list-item>
          <text:list-item>
            <text:p text:style-name="P55"><text:span text:style-name="Source_20_Text">License</text:span>: Licencia del software. </text:p>
          </text:list-item>
          <text:list-item>
            <text:p text:style-name="P55"><text:span text:style-name="Source_20_Text">Signature</text:span>: Información de la firma GPG. </text:p>
          </text:list-item>
          <text:list-item>
            <text:p text:style-name="P55"><text:span text:style-name="Source_20_Text">Source RPM</text:span>: Nombre del RPM fuente. </text:p>
          </text:list-item>
          <text:list-item>
            <text:p text:style-name="P55"><text:span text:style-name="Source_20_Text">Build Date</text:span>: Fecha de construcción. </text:p>
          </text:list-item>
          <text:list-item>
            <text:p text:style-name="P55"><text:span text:style-name="Source_20_Text">Build Host</text:span>: Host donde se compiló el paquete. </text:p>
          </text:list-item>
          <text:list-item>
            <text:p text:style-name="P55"><text:span text:style-name="Source_20_Text">Relocations</text:span>: Si el paquete se puede instalar en una ubicación diferente. </text:p>
          </text:list-item>
          <text:list-item>
            <text:p text:style-name="P55"><text:span text:style-name="Source_20_Text">Summary</text:span>: Una breve descripción. </text:p>
          </text:list-item>
          <text:list-item>
            <text:p text:style-name="P54"><text:span text:style-name="Source_20_Text">Description</text:span>: Una descripción más detallada del paquete. </text:p>
          </text:list-item>
        </text:list>
        <text:p text:style-name="Horizontal_20_Line"/>
        <text:h text:style-name="Heading_20_3" text:outline-level="3"><text:soft-page-break/>3. Buscar a qué paquete pertenece el fichero <text:span text:style-name="Source_20_Text">/etc/passwd</text:span></text:h>
        <text:p text:style-name="Text_20_body">Para determinar a qué paquete pertenece un fichero específico, usa el comando <text:span text:style-name="Source_20_Text">rpm -qf</text:span>.</text:p>
        <text:p text:style-name="P10"/>
        <text:p text:style-name="P11"><text:span text:style-name="Source_20_Text">rpm -qf /etc/passwd</text:span></text:p>
        <text:p text:style-name="Text_20_body">La salida te indicará el nombre del paquete al que pertenece <text:span text:style-name="Source_20_Text">passwd</text:span>. En la mayoría de los sistemas RHEL/CentOS, <text:span text:style-name="Source_20_Text">passwd</text:span> forma parte del paquete <text:span text:style-name="Source_20_Text">setup</text:span>.</text:p>
        <text:p text:style-name="Text_20_body"><text:span text:style-name="Strong_20_Emphasis">Ejemplo de salida:</text:span></text:p>
        <text:p text:style-name="P7"><text:span text:style-name="Source_20_Text">setup-2.12.2-6.el8.noarch</text:span></text:p>
        <text:p text:style-name="Text_20_body">Esto significa que el archivo <text:span text:style-name="Source_20_Text">/etc/passwd</text:span> es parte del paquete <text:span text:style-name="Source_20_Text">setup</text:span>.</text:p>
        <text:p text:style-name="P10"/>
        <text:p text:style-name="P9"/>
        <text:list xml:id="list185333002952477" text:continue-list="list185332815182982" text:style-name="L1">
          <text:list-item>
            <text:p text:style-name="P41"><text:span text:style-name="Strong_20_Emphasis"><text:span text:style-name="T2">Redirección de E/S y tuberías</text:span></text:span>: Ejecuta el comando <text:span text:style-name="Source_20_Text"><text:span text:style-name="T2">find /etc -type f</text:span></text:span>. Redirige la salida estándar (STDOUT) a un fichero llamado <text:span text:style-name="Source_20_Text"><text:span text:style-name="T2">ficheros_etc.txt</text:span></text:span> y el error estándar (STDERR) a <text:span text:style-name="Source_20_Text"><text:span text:style-name="T2">errores_find.txt</text:span></text:span>. Después, cuenta cuántos ficheros de configuración (<text:span text:style-name="Source_20_Text"><text:span text:style-name="T2">.conf</text:span></text:span>) hay en la lista <text:span text:style-name="Source_20_Text"><text:span text:style-name="T2">ficheros_etc.txt</text:span></text:span> sin crear ficheros adicionales.</text:p>
          </text:list-item>
        </text:list>
        <text:h text:style-name="P5" text:outline-level="3">Redirigir STDOUT y STDERR</text:h>
        <text:p text:style-name="Text_20_body">Para ejecutar <text:span text:style-name="Source_20_Text">find /etc -type f</text:span> y redirigir su salida estándar a <text:span text:style-name="Source_20_Text">ficheros_etc.txt</text:span> y el error estándar a <text:span text:style-name="Source_20_Text">errores_find.txt</text:span>, usa los siguientes operadores de redirección:</text:p>
        <text:p text:style-name="P11"><text:span text:style-name="Source_20_Text">find /etc -type f &gt; ficheros_etc.txt 2&gt; errores_find.txt</text:span></text:p>
        <text:list text:style-name="L8">
          <text:list-item>
            <text:p text:style-name="P57"><text:span text:style-name="Source_20_Text">&gt;</text:span> redirige la <text:span text:style-name="Strong_20_Emphasis">salida estándar (STDOUT)</text:span> al fichero especificado (<text:span text:style-name="Source_20_Text">ficheros_etc.txt</text:span>). </text:p>
          </text:list-item>
          <text:list-item>
            <text:p text:style-name="P56"><text:span text:style-name="Source_20_Text">2&gt;</text:span> redirige el <text:span text:style-name="Strong_20_Emphasis">error estándar (STDERR)</text:span> al fichero especificado (<text:span text:style-name="Source_20_Text">errores_find.txt</text:span>). </text:p>
          </text:list-item>
        </text:list>
        <text:p text:style-name="Text_20_body">Este comando listará todos los archivos regulares dentro de <text:span text:style-name="Source_20_Text">/etc</text:span> y sus subdirectorios, guardando la lista en <text:span text:style-name="Source_20_Text">ficheros_etc.txt</text:span> y cualquier mensaje de error (por ejemplo, por permisos denegados) en <text:span text:style-name="Source_20_Text">errores_find.txt</text:span>.</text:p>
        <text:p text:style-name="Horizontal_20_Line"/>
        <text:h text:style-name="Heading_20_3" text:outline-level="3">Contar ficheros de configuración (.conf)</text:h>
        <text:p text:style-name="Text_20_body">Ahora, para contar cuántos ficheros <text:span text:style-name="Source_20_Text">.conf</text:span> hay en <text:span text:style-name="Source_20_Text">ficheros_etc.txt</text:span> sin crear ficheros adicionales, puedes usar una combinación de <text:span text:style-name="Source_20_Text">grep</text:span> y <text:span text:style-name="Source_20_Text">wc</text:span>.</text:p>
        <text:p text:style-name="P11"><text:span text:style-name="Source_20_Text">grep -c "\.conf$" ficheros_etc.txt</text:span></text:p>
        <text:list text:style-name="L9">
          <text:list-item>
            <text:p text:style-name="P59"><text:span text:style-name="Source_20_Text">grep "\.conf$"</text:span>: Busca líneas que terminen con <text:span text:style-name="Source_20_Text">.conf</text:span>. El <text:span text:style-name="Source_20_Text">\</text:span> antes del <text:span text:style-name="Source_20_Text">.</text:span> es importante para que el punto se interprete literalmente y no como un comodín. El <text:span text:style-name="Source_20_Text">$</text:span> asegura que <text:span text:style-name="Source_20_Text">.conf</text:span> esté al final de la línea. </text:p>
          </text:list-item>
          <text:list-item>
            <text:p text:style-name="P58"><text:span text:style-name="Source_20_Text">-c</text:span>: Este argumento de <text:span text:style-name="Source_20_Text">grep</text:span> hace que cuente el número de líneas que coinciden con el patrón en lugar de imprimir las líneas en sí. </text:p>
          </text:list-item>
        </text:list>
        <text:p text:style-name="Text_20_body">Este comando te dará directamente el número total de archivos <text:span text:style-name="Source_20_Text">.conf</text:span> encontrados en la lista generada por <text:span text:style-name="Source_20_Text">find</text:span>.</text:p>
        <text:p text:style-name="P10"/>
        <text:p text:style-name="P9"/>
        <text:list xml:id="list185333108157183" text:continue-list="list185333002952477" text:style-name="L1">
          <text:list-item>
            <text:p text:style-name="P41"><text:span text:style-name="Strong_20_Emphasis"><text:span text:style-name="T2">Seguridad de usuarios y </text:span></text:span><text:span text:style-name="Strong_20_Emphasis"><text:span text:style-name="Source_20_Text"><text:span text:style-name="T2">sudo</text:span></text:span></text:span>: Crea un usuario llamado <text:span text:style-name="Source_20_Text"><text:span text:style-name="T2">soportejr</text:span></text:span>. Modifica el fichero de <text:span text:style-name="Source_20_Text"><text:span text:style-name="T2">sudoers</text:span></text:span> de forma segura (con <text:span text:style-name="Source_20_Text"><text:span text:style-name="T2">visudo</text:span></text:span>) para permitir que este usuario pueda ejecutar el comando <text:span text:style-name="Source_20_Text"><text:span text:style-name="T2">/sbin/reboot</text:span></text:span> sin necesidad de contraseña.</text:p>
          </text:list-item>
        </text:list>
        <text:h text:style-name="P5" text:outline-level="3">1. Crear el usuario <text:span text:style-name="Source_20_Text">soportejr</text:span></text:h>
        <text:p text:style-name="Text_20_body">Primero, crea el nuevo usuario.</text:p>
        <text:p text:style-name="P11"><text:span text:style-name="Source_20_Text">sudo adduser soportejr</text:span></text:p>
        <text:p text:style-name="Text_20_body">Se te pedirá que ingreses una contraseña para el nuevo usuario y luego alguna información adicional (nombre completo, número de teléfono, etc.). Puedes dejar la información adicional en blanco si lo deseas, simplemente presionando Enter.</text:p>
        <text:p text:style-name="Horizontal_20_Line"/>
        <text:h text:style-name="Heading_20_3" text:outline-level="3">2. Modificar el fichero de sudoers de forma segura con <text:span text:style-name="Source_20_Text">visudo</text:span></text:h>
        <text:p text:style-name="Text_20_body"><text:span text:style-name="Source_20_Text">visudo</text:span> es la forma segura de editar el archivo <text:span text:style-name="Source_20_Text">sudoers</text:span> porque comprueba la sintaxis antes de guardar, evitando que dejes el archivo en un estado roto que podría bloquearte el acceso <text:span text:style-name="Source_20_Text">sudo</text:span>.</text:p>
        <text:p text:style-name="P11"><text:span text:style-name="Source_20_Text">sudo visudo</text:span></text:p>
        <text:p text:style-name="Text_20_body">Esto abrirá el archivo <text:span text:style-name="Source_20_Text">sudoers</text:span> en tu editor de texto predeterminado (generalmente <text:span text:style-name="Source_20_Text">vi</text:span> o <text:span text:style-name="Source_20_Text">nano</text:span>).</text:p>
        <text:p text:style-name="Text_20_body">Desplázate hasta el final del archivo o busca la sección donde se definen los permisos de <text:span text:style-name="Source_20_Text">sudo</text:span>. Añade la siguiente línea:</text:p>
        <text:p text:style-name="P7"><text:span text:style-name="Source_20_Text">soportejr ALL=(ALL) NOPASSWD: /sbin/reboot</text:span></text:p>
        <text:p text:style-name="Text_20_body"><text:span text:style-name="Strong_20_Emphasis">Explicación de la línea:</text:span></text:p>
        <text:list text:style-name="L10">
          <text:list-item>
            <text:p text:style-name="P61"><text:span text:style-name="Source_20_Text">soportejr</text:span>: El nombre del usuario al que se le conceden los permisos. </text:p>
          </text:list-item>
          <text:list-item>
            <text:p text:style-name="P61"><text:span text:style-name="Source_20_Text">ALL=</text:span>: Indica que esta regla aplica a todos los hosts. </text:p>
          </text:list-item>
          <text:list-item>
            <text:p text:style-name="P61"><text:span text:style-name="Source_20_Text">(ALL)</text:span>: Indica que el usuario <text:span text:style-name="Source_20_Text">soportejr</text:span> puede ejecutar comandos como cualquier usuario (el primer <text:span text:style-name="Source_20_Text">ALL</text:span>) y cualquier grupo (el segundo <text:span text:style-name="Source_20_Text">ALL</text:span>). </text:p>
          </text:list-item>
          <text:list-item>
            <text:p text:style-name="P61"><text:span text:style-name="Source_20_Text">NOPASSWD:</text:span>: Esta palabra clave es crucial. Significa que el usuario no necesitará introducir su contraseña para ejecutar los comandos listados después de los dos puntos. </text:p>
          </text:list-item>
          <text:list-item>
            <text:p text:style-name="P60"><text:span text:style-name="Source_20_Text">/sbin/reboot</text:span>: El comando específico que <text:span text:style-name="Source_20_Text">soportejr</text:span> puede ejecutar sin contraseña. Es importante especificar la ruta completa del comando por seguridad. </text:p>
          </text:list-item>
        </text:list>
        <text:p text:style-name="Text_20_body"><text:span text:style-name="Strong_20_Emphasis">Ejemplo de cómo podría verse en </text:span><text:span text:style-name="Strong_20_Emphasis"><text:span text:style-name="Source_20_Text">visudo</text:span></text:span><text:span text:style-name="Strong_20_Emphasis">:</text:span></text:p>
        <text:p text:style-name="P6"><text:span text:style-name="Source_20_Text"># User privilege specification</text:span></text:p>
        <text:p text:style-name="Preformatted_20_Text"><text:span text:style-name="Source_20_Text">root <text:s text:c="3"/>ALL=(ALL:ALL) ALL</text:span></text:p>
        <text:p text:style-name="Preformatted_20_Text"/>
        <text:p text:style-name="Preformatted_20_Text"><text:span text:style-name="Source_20_Text"># Members of the admin group may gain root privileges</text:span></text:p>
        <text:p text:style-name="Preformatted_20_Text"><text:span text:style-name="Source_20_Text"># %admin ALL=(ALL) ALL</text:span></text:p>
        <text:p text:style-name="Preformatted_20_Text"><text:soft-page-break/></text:p>
        <text:p text:style-name="Preformatted_20_Text"><text:span text:style-name="Source_20_Text"># Allow members of group sudo to execute any command</text:span></text:p>
        <text:p text:style-name="Preformatted_20_Text"><text:span text:style-name="Source_20_Text">%sudo <text:s text:c="2"/>ALL=(ALL:ALL) ALL</text:span></text:p>
        <text:p text:style-name="Preformatted_20_Text"/>
        <text:p text:style-name="Preformatted_20_Text"><text:span text:style-name="Source_20_Text"># Custom rule for soportejr</text:span></text:p>
        <text:p text:style-name="P11"><text:span text:style-name="Source_20_Text">soportejr ALL=(ALL) NOPASSWD: /sbin/reboot</text:span></text:p>
        <text:p text:style-name="Text_20_body">Guarda los cambios y sal del editor:</text:p>
        <text:list text:style-name="L11">
          <text:list-item>
            <text:p text:style-name="P63"><text:span text:style-name="Strong_20_Emphasis">Si usas </text:span><text:span text:style-name="Strong_20_Emphasis"><text:span text:style-name="Source_20_Text">nano</text:span></text:span><text:span text:style-name="Strong_20_Emphasis">:</text:span> Presiona <text:span text:style-name="Source_20_Text">Ctrl + O</text:span>, luego <text:span text:style-name="Source_20_Text">Enter</text:span> para guardar, y finalmente <text:span text:style-name="Source_20_Text">Ctrl + X</text:span> para salir. </text:p>
          </text:list-item>
          <text:list-item>
            <text:p text:style-name="P62"><text:span text:style-name="Strong_20_Emphasis">Si usas </text:span><text:span text:style-name="Strong_20_Emphasis"><text:span text:style-name="Source_20_Text">vi</text:span></text:span><text:span text:style-name="Strong_20_Emphasis">:</text:span> Presiona <text:span text:style-name="Source_20_Text">Esc</text:span>, luego escribe <text:span text:style-name="Source_20_Text">:wq</text:span> y presiona <text:span text:style-name="Source_20_Text">Enter</text:span>. </text:p>
          </text:list-item>
        </text:list>
        <text:p text:style-name="Horizontal_20_Line"/>
        <text:h text:style-name="Heading_20_3" text:outline-level="3">3. Probar la configuración (Opcional pero recomendado)</text:h>
        <text:p text:style-name="Text_20_body">Para probar que funciona, puedes cambiar al usuario <text:span text:style-name="Source_20_Text">soportejr</text:span> y tratar de ejecutar <text:span text:style-name="Source_20_Text">/sbin/reboot</text:span> con <text:span text:style-name="Source_20_Text">sudo</text:span>.</text:p>
        <text:p text:style-name="P11"><text:span text:style-name="Source_20_Text">su - soportejr</text:span></text:p>
        <text:p text:style-name="Text_20_body">Una vez que estés como <text:span text:style-name="Source_20_Text">soportejr</text:span>, intenta ejecutar:</text:p>
        <text:p text:style-name="P11"><text:span text:style-name="Source_20_Text">sudo /sbin/reboot</text:span></text:p>
        <text:p text:style-name="Text_20_body">El sistema debería comenzar el proceso de reinicio sin pedir una contraseña. Si se te pide una contraseña, significa que la configuración no se aplicó correctamente.</text:p>
        <text:p text:style-name="Text_20_body"><text:span text:style-name="Strong_20_Emphasis">¡ADVERTENCIA!</text:span> Ejecutar <text:span text:style-name="Source_20_Text">/sbin/reboot</text:span> <text:span text:style-name="Strong_20_Emphasis">reiniciará tu sistema inmediatamente</text:span>. Asegúrate de guardar todo tu trabajo antes de probarlo, o prueba con un comando menos intrusivo (por ejemplo, <text:span text:style-name="Source_20_Text">sudo /usr/bin/ls /root</text:span> que requiere <text:span text:style-name="Source_20_Text">NOPASSWD</text:span> pero no tiene consecuencias inmediatas) antes de confirmar que <text:span text:style-name="Source_20_Text">reboot</text:span> funciona. Si quieres una prueba no destructiva, puedes añadir <text:span text:style-name="Source_20_Text">NOPASSWD: /usr/bin/id</text:span> para ver si el usuario puede ejecutar <text:span text:style-name="Source_20_Text">id</text:span> como <text:span text:style-name="Source_20_Text">root</text:span> sin contraseña.</text:p>
        <text:p text:style-name="Text_20_body">Una vez que hayas verificado, puedes eliminar la línea de prueba si la añadiste y dejar solo la de <text:span text:style-name="Source_20_Text">/sbin/reboot</text:span>.</text:p>
        <text:p text:style-name="P10"/>
        <text:list xml:id="list185333502112918" text:continue-list="list185333108157183" text:style-name="L1">
          <text:list-item>
            <text:p text:style-name="P42"/>
          </text:list-item>
          <text:list-item>
            <text:p text:style-name="P41"><text:span text:style-name="Strong_20_Emphasis"><text:span text:style-name="T2">Enlaces y jerarquía FHS</text:span></text:span>: Crea un directorio en tu <text:span text:style-name="Emphasis"><text:span text:style-name="T2">home</text:span></text:span> llamado <text:span text:style-name="Source_20_Text"><text:span text:style-name="T2">test_links</text:span></text:span>. Dentro, crea un enlace simbólico (<text:span text:style-name="Source_20_Text"><text:span text:style-name="T2">enlace_blando</text:span></text:span>) y un enlace duro (<text:span text:style-name="Source_20_Text"><text:span text:style-name="T2">enlace_duro</text:span></text:span>) al fichero <text:span text:style-name="Source_20_Text"><text:span text:style-name="T2">/etc/hosts</text:span></text:span>. Muestra las diferencias en el listado de inodos y comprueba qué ocurre si borras el fichero original <text:span text:style-name="Source_20_Text"><text:span text:style-name="T2">/etc/hosts</text:span></text:span>.</text:p>
          </text:list-item>
        </text:list>
        <text:h text:style-name="P5" text:outline-level="3">1. Crear el directorio <text:span text:style-name="Source_20_Text">test_links</text:span> en tu <text:span text:style-name="Source_20_Text">home</text:span></text:h>
        <text:p text:style-name="P11"><text:span text:style-name="Source_20_Text">mkdir ~/test_links</text:span></text:p>
        <text:p text:style-name="Horizontal_20_Line"/>
        <text:h text:style-name="Heading_20_3" text:outline-level="3">2. Crear un enlace simbólico (<text:span text:style-name="Source_20_Text">enlace_blando</text:span>) a <text:span text:style-name="Source_20_Text">/etc/hosts</text:span></text:h>
        <text:p text:style-name="Text_20_body">Un enlace simbólico (o "blando") es un puntero a un archivo o directorio. Si el archivo original se elimina, el enlace simbólico se rompe.</text:p>
        <text:p text:style-name="P11"><text:span text:style-name="Source_20_Text">ln -s /etc/hosts ~/test_links/enlace_blando</text:span></text:p>
        <text:p text:style-name="Horizontal_20_Line"/>
        <text:h text:style-name="Heading_20_3" text:outline-level="3">3. Crear un enlace duro (<text:span text:style-name="Source_20_Text">enlace_duro</text:span>) a <text:span text:style-name="Source_20_Text">/etc/hosts</text:span></text:h>
        <text:p text:style-name="Text_20_body">Un enlace duro es otra entrada de directorio para el mismo inodo que el archivo original. Es decir, es un nombre adicional para el mismo archivo. Si el archivo original se elimina, el enlace duro sigue funcionando porque el contenido del archivo aún existe, apuntado por el enlace duro.</text:p>
        <text:p text:style-name="P11"><text:span text:style-name="Source_20_Text">ln /etc/hosts ~/test_links/enlace_duro</text:span></text:p>
        <text:p text:style-name="Horizontal_20_Line"/>
        <text:h text:style-name="Heading_20_3" text:outline-level="3">4. Mostrar las diferencias en el listado de inodos</text:h>
        <text:p text:style-name="Text_20_body">Para ver los detalles de los enlaces y el archivo original, incluyendo sus números de inodo, usa <text:span text:style-name="Source_20_Text">ls -li</text:span>.</text:p>
        <text:p text:style-name="P11"><text:span text:style-name="Source_20_Text">ls -li /etc/hosts ~/test_links/enlace_blando ~/test_links/enlace_duro</text:span></text:p>
        <text:p text:style-name="Text_20_body"><text:span text:style-name="Strong_20_Emphasis">Ejemplo de salida (los números de inodo y los permisos pueden variar):</text:span></text:p>
        <text:p text:style-name="P6"><text:span text:style-name="Source_20_Text">123456 -rw-r--r-- 2 root root 234 Jun 17 17:00 /etc/hosts</text:span></text:p>
        <text:p text:style-name="Preformatted_20_Text"><text:span text:style-name="Source_20_Text">789012 lrwxrwxrwx 1 user user <text:s text:c="2"/>10 Jun 17 17:01 /home/user/test_links/enlace_blando -&gt; /etc/hosts</text:span></text:p>
        <text:p text:style-name="P11"><text:span text:style-name="Source_20_Text">123456 -rw-r--r-- 2 root root 234 Jun 17 17:01 /home/user/test_links/enlace_duro</text:span></text:p>
        <text:p text:style-name="Text_20_body"><text:span text:style-name="Strong_20_Emphasis">Observaciones de la salida:</text:span></text:p>
        <text:list text:style-name="L12">
          <text:list-item>
            <text:p text:style-name="P65"><text:span text:style-name="Strong_20_Emphasis"><text:span text:style-name="Source_20_Text">/etc/hosts</text:span></text:span><text:span text:style-name="Strong_20_Emphasis"> y </text:span><text:span text:style-name="Strong_20_Emphasis"><text:span text:style-name="Source_20_Text">~/test_links/enlace_duro</text:span></text:span><text:span text:style-name="Strong_20_Emphasis"> tienen el MISMO número de inodo (ej. </text:span><text:span text:style-name="Strong_20_Emphasis"><text:span text:style-name="Source_20_Text">123456</text:span></text:span><text:span text:style-name="Strong_20_Emphasis">)</text:span>: Esto confirma que son dos nombres diferentes para el mismo archivo subyacente en el sistema de ficheros. </text:p>
          </text:list-item>
          <text:list-item>
            <text:p text:style-name="P65"><text:soft-page-break/><text:span text:style-name="Strong_20_Emphasis"><text:span text:style-name="Source_20_Text">~/test_links/enlace_blando</text:span></text:span><text:span text:style-name="Strong_20_Emphasis"> tiene un número de inodo DIFERENTE (ej. </text:span><text:span text:style-name="Strong_20_Emphasis"><text:span text:style-name="Source_20_Text">789012</text:span></text:span><text:span text:style-name="Strong_20_Emphasis">)</text:span>: Esto indica que es un archivo separado que contiene la ruta al archivo original (<text:span text:style-name="Source_20_Text">/etc/hosts</text:span>). </text:p>
          </text:list-item>
          <text:list-item>
            <text:p text:style-name="P65"><text:span text:style-name="Strong_20_Emphasis">Permisos y tipo de archivo</text:span>: </text:p>
            <text:list>
              <text:list-item>
                <text:p text:style-name="P65">Los enlaces duros y el archivo original (<text:span text:style-name="Source_20_Text">/etc/hosts</text:span> y <text:span text:style-name="Source_20_Text">enlace_duro</text:span>) muestran el tipo de archivo normal (<text:span text:style-name="Source_20_Text">-rw-r--r--</text:span>) y el mismo tamaño. El número después de los permisos (<text:span text:style-name="Source_20_Text">2</text:span> en el ejemplo) es el contador de enlaces duros; si ves <text:span text:style-name="Source_20_Text">2</text:span>, significa que hay dos enlaces (el original y <text:span text:style-name="Source_20_Text">enlace_duro</text:span>). </text:p>
              </text:list-item>
              <text:list-item>
                <text:p text:style-name="P64">El enlace simbólico (<text:span text:style-name="Source_20_Text">enlace_blando</text:span>) muestra una <text:span text:style-name="Source_20_Text">l</text:span> al principio de los permisos (<text:span text:style-name="Source_20_Text">lrwxrwxrwx</text:span>), indicando que es un enlace simbólico, y también muestra la ruta a la que apunta (<text:span text:style-name="Source_20_Text">-&gt; /etc/hosts</text:span>). Su tamaño es el número de caracteres de la ruta a la que apunta. </text:p>
              </text:list-item>
            </text:list>
          </text:list-item>
        </text:list>
        <text:p text:style-name="Horizontal_20_Line"/>
        <text:h text:style-name="Heading_20_3" text:outline-level="3">5. Comprobar qué ocurre si borras el fichero original <text:span text:style-name="Source_20_Text">/etc/hosts</text:span></text:h>
        <text:p text:style-name="Text_20_body"><text:span text:style-name="Strong_20_Emphasis">¡ADVERTENCIA!</text:span> Eliminar <text:span text:style-name="Source_20_Text">/etc/hosts</text:span> puede tener un impacto significativo en cómo tu sistema resuelve nombres de host, potencialmente causando problemas de red. <text:span text:style-name="Strong_20_Emphasis">Haz esto solo si estás en un entorno de pruebas o sabes cómo restaurarlo.</text:span> Para este ejercicio, solo vamos a simularlo o hacerlo brevemente y luego restaurar.</text:p>
        <text:p text:style-name="P10"/>
        <text:p text:style-name="Preformatted_20_Text"><text:span text:style-name="Source_20_Text"># Paso peligroso: ¡Eliminar el archivo original!</text:span></text:p>
        <text:p text:style-name="P11"><text:span text:style-name="Source_20_Text">sudo rm /etc/hosts</text:span></text:p>
        <text:p text:style-name="Text_20_body">Después de eliminarlo, verifica el estado de los enlaces:</text:p>
        <text:p text:style-name="P10"/>
        <text:p text:style-name="P11"><text:span text:style-name="Source_20_Text">ls -li ~/test_links/enlace_blando ~/test_links/enlace_duro</text:span></text:p>
        <text:p text:style-name="Text_20_body"><text:span text:style-name="Strong_20_Emphasis">Resultado esperado:</text:span></text:p>
        <text:list text:style-name="L13">
          <text:list-item>
            <text:p text:style-name="P67"><text:span text:style-name="Strong_20_Emphasis"><text:span text:style-name="Source_20_Text">~/test_links/enlace_blando</text:span></text:span>: Se mostrará en rojo o con un color diferente (dependiendo de tu terminal) y <text:span text:style-name="Source_20_Text">ls</text:span> indicará que el archivo al que apunta ya no existe (<text:span text:style-name="Source_20_Text">-&gt; /etc/hosts (ruta a un archivo no existente)</text:span>). Si intentas acceder a él (ej. <text:span text:style-name="Source_20_Text">cat ~/test_links/enlace_blando</text:span>), obtendrás un error "No such file or directory". </text:p>
          </text:list-item>
          <text:list-item>
            <text:p text:style-name="P66"><text:span text:style-name="Strong_20_Emphasis"><text:span text:style-name="Source_20_Text">~/test_links/enlace_duro</text:span></text:span>: Seguirá funcionando y podrás acceder a su contenido (ej. <text:span text:style-name="Source_20_Text">cat ~/test_links/enlace_duro</text:span>). Esto se debe a que el contenido del archivo original aún reside en el disco mientras haya al menos un enlace duro apuntando a su inodo. </text:p>
          </text:list-item>
        </text:list>
        <text:p text:style-name="Text_20_body"><text:span text:style-name="Strong_20_Emphasis">Restaurar </text:span><text:span text:style-name="Strong_20_Emphasis"><text:span text:style-name="Source_20_Text">/etc/hosts</text:span></text:span><text:span text:style-name="Strong_20_Emphasis"> (muy importante después de la prueba):</text:span></text:p>
        <text:p text:style-name="Text_20_body"><text:soft-page-break/>Puedes restaurar <text:span text:style-name="Source_20_Text">/etc/hosts</text:span> copiándolo de un sistema similar o, si no lo tienes, recreándolo con un contenido básico. Un contenido típico podría ser:</text:p>
        <text:p text:style-name="P11"><text:span text:style-name="Source_20_Text">sudo nano /etc/hosts</text:span></text:p>
        <text:p text:style-name="Text_20_body">Y añade:</text:p>
        <text:p text:style-name="P6"><text:span text:style-name="Source_20_Text">127.0.0.1 <text:s text:c="2"/>localhost</text:span></text:p>
        <text:p text:style-name="Preformatted_20_Text"><text:span text:style-name="Source_20_Text">127.0.1.1 <text:s text:c="2"/>your_hostname</text:span></text:p>
        <text:p text:style-name="Preformatted_20_Text"/>
        <text:p text:style-name="Preformatted_20_Text"><text:span text:style-name="Source_20_Text"># The following lines are desirable for IPv6 capable hosts</text:span></text:p>
        <text:p text:style-name="Preformatted_20_Text"><text:span text:style-name="Source_20_Text">::1 <text:s text:c="8"/>localhost ip6-localhost ip6-loopback</text:span></text:p>
        <text:p text:style-name="Preformatted_20_Text"><text:span text:style-name="Source_20_Text">ff02::1 <text:s text:c="4"/>ip6-allnodes</text:span></text:p>
        <text:p text:style-name="P11"><text:span text:style-name="Source_20_Text">ff02::2 <text:s text:c="4"/>ip6-allrouters</text:span></text:p>
        <text:p text:style-name="Text_20_body">Guarda y sal. Si no tenías una copia de seguridad y esto causó problemas de resolución de nombres, un reinicio puede ayudar después de restaurar el archivo, aunque lo ideal es evitar borrarlo en primer lugar.</text:p>
        <text:p text:style-name="Horizontal_20_Line"/>
        <text:p text:style-name="Text_20_body"><text:span text:style-name="Strong_20_Emphasis">Resumen de las diferencias:</text:span></text:p>
        <text:list text:style-name="L14">
          <text:list-item>
            <text:p text:style-name="P69"><text:span text:style-name="Strong_20_Emphasis">Inodos</text:span>: Los enlaces duros comparten el mismo inodo que el archivo original, mientras que los enlaces simbólicos tienen su propio inodo y simplemente almacenan la ruta al archivo de destino. </text:p>
          </text:list-item>
          <text:list-item>
            <text:p text:style-name="P69"><text:span text:style-name="Strong_20_Emphasis">Eliminación del original</text:span>: </text:p>
            <text:list>
              <text:list-item>
                <text:p text:style-name="P69">Si se elimina el archivo original, un <text:span text:style-name="Strong_20_Emphasis">enlace simbólico se rompe</text:span> y deja de ser funcional. </text:p>
              </text:list-item>
              <text:list-item>
                <text:p text:style-name="P68">Si se elimina el archivo original, un <text:span text:style-name="Strong_20_Emphasis">enlace duro sigue funcionando</text:span> porque es una referencia directa al contenido del archivo en el disco. El archivo se elimina del disco solo cuando el contador de enlaces duros llega a cero (es decir, cuando todos los enlaces duros, incluyendo el nombre original, se han eliminado).</text:p>
              </text:list-item>
            </text:list>
          </text:list-item>
        </text:list>
        <text:p text:style-name="P10"/>
        <text:p text:style-name="P9"/>
        <text:list xml:id="list185333454843928" text:continue-list="list185333502112918" text:style-name="L1">
          <text:list-item>
            <text:p text:style-name="P41"><text:span text:style-name="Strong_20_Emphasis"><text:span text:style-name="T2">Información del sistema y </text:span></text:span><text:span text:style-name="Strong_20_Emphasis"><text:span text:style-name="Source_20_Text"><text:span text:style-name="T2">/proc</text:span></text:span></text:span>: Utilizando únicamente el sistema de ficheros <text:span text:style-name="Source_20_Text"><text:span text:style-name="T2">/proc</text:span></text:span>, obtén la siguiente información: el modelo de CPU de tu sistema, la cantidad total de memoria RAM y la versión del kernel de Linux que estás ejecutando. Guarda toda esta información en un fichero llamado <text:span text:style-name="Source_20_Text"><text:span text:style-name="T2">info_sistema.txt</text:span></text:span>.</text:p>
          </text:list-item>
        </text:list>
        <text:p text:style-name="P10">Para obtener la información solicitada utilizando únicamente el sistema de ficheros <text:span text:style-name="Source_20_Text">/proc</text:span> y guardarla en <text:span text:style-name="Source_20_Text">info_sistema.txt</text:span>, sigue estos pasos:</text:p>
        <text:p text:style-name="Preformatted_20_Text"><text:span text:style-name="Source_20_Text"># Obtener el modelo de CPU</text:span></text:p>
        <text:p text:style-name="Preformatted_20_Text"><text:span text:style-name="Source_20_Text">echo "Modelo de CPU:" &gt; info_sistema.txt</text:span></text:p>
        <text:p text:style-name="Preformatted_20_Text"><text:span text:style-name="Source_20_Text">grep "model name" /proc/cpuinfo | head -n 1 &gt;&gt; info_sistema.txt</text:span></text:p>
        <text:p text:style-name="Preformatted_20_Text"/>
        <text:p text:style-name="Preformatted_20_Text"><text:span text:style-name="Source_20_Text"># Obtener la cantidad total de memoria RAM</text:span></text:p>
        <text:p text:style-name="Preformatted_20_Text"><text:span text:style-name="Source_20_Text">echo -e "\nMemoria RAM total:" &gt;&gt; info_sistema.txt</text:span></text:p>
        <text:p text:style-name="Preformatted_20_Text"><text:span text:style-name="Source_20_Text">grep "MemTotal" /proc/meminfo &gt;&gt; info_sistema.txt</text:span></text:p>
        <text:p text:style-name="Preformatted_20_Text"/>
        <text:p text:style-name="Preformatted_20_Text"><text:span text:style-name="Source_20_Text"># Obtener la versión del kernel de Linux</text:span></text:p>
        <text:p text:style-name="Preformatted_20_Text"><text:span text:style-name="Source_20_Text">echo -e "\nVersión del Kernel:" &gt;&gt; info_sistema.txt</text:span></text:p>
        <text:p text:style-name="P11"><text:span text:style-name="Source_20_Text">cat /proc/version &gt;&gt; info_sistema.txt</text:span></text:p>
        <text:p text:style-name="Text_20_body"><text:span text:style-name="Strong_20_Emphasis">Explicación de cada paso:</text:span></text:p>
        <text:list text:style-name="L15">
          <text:list-item>
            <text:p text:style-name="P70"><text:span text:style-name="Strong_20_Emphasis">Modelo de CPU</text:span>:</text:p>
            <text:list>
              <text:list-item>
                <text:p text:style-name="P71"><text:span text:style-name="Source_20_Text">echo "Modelo de CPU:" &gt; info_sistema.txt</text:span>: Crea el archivo <text:span text:style-name="Source_20_Text">info_sistema.txt</text:span> y escribe el encabezado "Modelo de CPU:". El <text:span text:style-name="Source_20_Text">&gt;</text:span> sobrescribe el archivo si ya existe. </text:p>
              </text:list-item>
              <text:list-item>
                <text:p text:style-name="P71"><text:span text:style-name="Source_20_Text">grep "model name" /proc/cpuinfo</text:span>: Busca la línea que contiene "model name" en <text:span text:style-name="Source_20_Text">/proc/cpuinfo</text:span>. Este archivo contiene información detallada sobre la CPU. </text:p>
              </text:list-item>
              <text:list-item>
                <text:p text:style-name="P71"><text:span text:style-name="Source_20_Text">head -n 1</text:span>: Toma solo la primera línea del resultado de <text:span text:style-name="Source_20_Text">grep</text:span>, ya que <text:span text:style-name="Source_20_Text">model name</text:span> se repite para cada núcleo lógico. </text:p>
              </text:list-item>
              <text:list-item>
                <text:p text:style-name="P71"><text:span text:style-name="Source_20_Text">&gt;&gt; info_sistema.txt</text:span>: Añade la salida al final de <text:span text:style-name="Source_20_Text">info_sistema.txt</text:span>. </text:p>
              </text:list-item>
            </text:list>
          </text:list-item>
          <text:list-item>
            <text:p text:style-name="P70"><text:span text:style-name="Strong_20_Emphasis">Cantidad total de memoria RAM</text:span>:</text:p>
            <text:list>
              <text:list-item>
                <text:p text:style-name="P71"><text:span text:style-name="Source_20_Text">echo -e "\nMemoria RAM total:" &gt;&gt; info_sistema.txt</text:span>: Añade un salto de línea y el encabezado "Memoria RAM total:" al archivo. </text:p>
              </text:list-item>
              <text:list-item>
                <text:p text:style-name="P71"><text:span text:style-name="Source_20_Text">grep "MemTotal" /proc/meminfo</text:span>: Busca la línea que contiene "MemTotal" en <text:span text:style-name="Source_20_Text">/proc/meminfo</text:span>. Este archivo contiene estadísticas de uso de memoria. </text:p>
              </text:list-item>
              <text:list-item>
                <text:p text:style-name="P71"><text:span text:style-name="Source_20_Text">&gt;&gt; info_sistema.txt</text:span>: Añade la salida al final del archivo. </text:p>
              </text:list-item>
            </text:list>
          </text:list-item>
          <text:list-item>
            <text:p text:style-name="P70"><text:span text:style-name="Strong_20_Emphasis">Versión del kernel de Linux</text:span>:</text:p>
            <text:list>
              <text:list-item>
                <text:p text:style-name="P71"><text:span text:style-name="Source_20_Text">echo -e "\nVersión del Kernel:" &gt;&gt; info_sistema.txt</text:span>: Añade un salto de línea y el encabezado "Versión del Kernel:" al archivo. </text:p>
              </text:list-item>
              <text:list-item>
                <text:p text:style-name="P71"><text:soft-page-break/><text:span text:style-name="Source_20_Text">cat /proc/version</text:span>: Muestra el contenido del archivo <text:span text:style-name="Source_20_Text">/proc/version</text:span>, que contiene la versión completa del kernel, la versión de GCC utilizada para compilarlo, y la fecha de compilación. </text:p>
              </text:list-item>
              <text:list-item>
                <text:p text:style-name="P70"><text:span text:style-name="Source_20_Text">&gt;&gt; info_sistema.txt</text:span>: Añade la salida al final del archivo. </text:p>
              </text:list-item>
            </text:list>
          </text:list-item>
        </text:list>
        <text:p text:style-name="Horizontal_20_Line"/>
        <text:p text:style-name="Text_20_body">Después de ejecutar estos comandos, el archivo <text:span text:style-name="Source_20_Text">info_sistema.txt</text:span> estará en tu directorio actual con la información solicitada. Puedes ver su contenido con <text:span text:style-name="Source_20_Text">cat info_sistema.txt</text:span>.</text:p>
        <text:p text:style-name="Text_20_body"><text:span text:style-name="Strong_20_Emphasis">Ejemplo de contenido de </text:span><text:span text:style-name="Strong_20_Emphasis"><text:span text:style-name="Source_20_Text">info_sistema.txt</text:span></text:span><text:span text:style-name="Strong_20_Emphasis">:</text:span></text:p>
        <text:p text:style-name="P6"><text:span text:style-name="Source_20_Text">Modelo de CPU:</text:span></text:p>
        <text:p text:style-name="Preformatted_20_Text"><text:span text:style-name="Source_20_Text">model name <text:s text:c="5"/>: Intel(R) Core(TM) i7-8700 CPU @ 3.20GHz</text:span></text:p>
        <text:p text:style-name="Preformatted_20_Text"/>
        <text:p text:style-name="Preformatted_20_Text"><text:span text:style-name="Source_20_Text">Memoria RAM total:</text:span></text:p>
        <text:p text:style-name="Preformatted_20_Text"><text:span text:style-name="Source_20_Text">MemTotal: <text:s text:c="7"/>16384000 kB</text:span></text:p>
        <text:p text:style-name="Preformatted_20_Text"/>
        <text:p text:style-name="Preformatted_20_Text"><text:span text:style-name="Source_20_Text">Versión del Kernel:</text:span></text:p>
        <text:p text:style-name="P11"><text:span text:style-name="Source_20_Text">Linux version 5.15.0-XX-generic (buildd@lcy02-amd64-XXX) (gcc-XX (Ubuntu XX) XX) #XX-Ubuntu SMP PREEMPT_DYNAMIC Tue Jun 17 17:00:00 CEST 2025 x86_64</text:span></text:p>
        <text:p text:style-name="P10"/>
        <text:p text:style-name="P9"/>
        <text:list xml:id="list185333168933644" text:continue-list="list185333454843928" text:style-name="L1">
          <text:list-item>
            <text:p text:style-name="P41"><text:span text:style-name="Strong_20_Emphasis"><text:span text:style-name="T2">Seguridad SSH</text:span></text:span>: Genera un par de claves SSH para el usuario <text:span text:style-name="Source_20_Text"><text:span text:style-name="T2">root</text:span></text:span> sin frase de contraseña. Luego, configura el sistema para que el usuario <text:span text:style-name="Source_20_Text"><text:span text:style-name="T2">pasante</text:span></text:span> (del ejercicio 1) pueda iniciar sesión en el sistema vía SSH usando una clave pública, pero sin permitirle el uso de contraseña.</text:p>
          </text:list-item>
        </text:list>
        <text:h text:style-name="P5" text:outline-level="3">1. Generar un par de claves SSH para el usuario <text:span text:style-name="Source_20_Text">root</text:span> sin frase de contraseña</text:h>
        <text:p text:style-name="Text_20_body"><text:span text:style-name="Strong_20_Emphasis">¡ADVERTENCIA!</text:span> Generar una clave SSH sin frase de contraseña para <text:span text:style-name="Source_20_Text">root</text:span> reduce significativamente la seguridad. Si la clave privada de <text:span text:style-name="Source_20_Text">root</text:span> es comprometida, un atacante tendrá acceso directo a tu sistema sin ninguna barrera adicional. Solo haz esto si entiendes los riesgos y es para un entorno controlado o automatizado.</text:p>
        <text:p text:style-name="Text_20_body">Cambia al usuario <text:span text:style-name="Source_20_Text">root</text:span> antes de generar las claves para que se creen en el directorio correcto (<text:span text:style-name="Source_20_Text">/root/.ssh</text:span>).</text:p>
        <text:p text:style-name="P11"><text:span text:style-name="Source_20_Text">sudo su -</text:span></text:p>
        <text:p text:style-name="Text_20_body">Una vez como <text:span text:style-name="Source_20_Text">root</text:span>, genera las claves:</text:p>
        <text:p text:style-name="P10">Bash</text:p>
        <text:p text:style-name="P11"><text:span text:style-name="Source_20_Text">ssh-keygen -t rsa -b 4096 -f /root/.ssh/id_rsa_root -N ""</text:span></text:p>
        <text:list text:style-name="L16">
          <text:list-item>
            <text:p text:style-name="P73"><text:span text:style-name="Source_20_Text">-t rsa</text:span>: Especifica el tipo de clave como RSA. </text:p>
          </text:list-item>
          <text:list-item>
            <text:p text:style-name="P73"><text:span text:style-name="Source_20_Text">-b 4096</text:span>: Establece la longitud de la clave en 4096 bits para mayor seguridad. </text:p>
          </text:list-item>
          <text:list-item>
            <text:p text:style-name="P73"><text:span text:style-name="Source_20_Text">-f /root/.ssh/id_rsa_root</text:span>: Especifica el nombre del archivo para la clave privada (y automáticamente <text:span text:style-name="Source_20_Text">id_rsa_root.pub</text:span> para la pública). </text:p>
          </text:list-item>
          <text:list-item>
            <text:p text:style-name="P72"><text:span text:style-name="Source_20_Text">-N ""</text:span>: Establece una frase de contraseña vacía (no passphrase). Esto es lo que permite el acceso sin contraseña. </text:p>
          </text:list-item>
        </text:list>
        <text:p text:style-name="Text_20_body">Verifica que las claves se han creado:</text:p>
        <text:p text:style-name="P11"><text:span text:style-name="Source_20_Text">ls -l /root/.ssh/id_rsa_root*</text:span></text:p>
        <text:p text:style-name="Text_20_body">Deberías ver <text:span text:style-name="Source_20_Text">id_rsa_root</text:span> (la clave privada) e <text:span text:style-name="Source_20_Text">id_rsa_root.pub</text:span> (la clave pública).</text:p>
        <text:p text:style-name="Text_20_body">Vuelve a tu usuario normal:</text:p>
        <text:p text:style-name="P11"><text:span text:style-name="Source_20_Text">exit</text:span></text:p>
        <text:p text:style-name="Horizontal_20_Line"/>
        <text:h text:style-name="Heading_20_3" text:outline-level="3">2. Configurar el sistema para que el usuario <text:span text:style-name="Source_20_Text">pasante</text:span> pueda iniciar sesión vía SSH usando una clave pública</text:h>
        <text:p text:style-name="Text_20_body">Para esto, necesitamos copiar la clave pública del usuario <text:span text:style-name="Source_20_Text">pasante</text:span> (o la clave pública que él te proporcione) al archivo <text:span text:style-name="Source_20_Text">~pasante/.ssh/authorized_keys</text:span> en el servidor. Asumiré que el usuario <text:span text:style-name="Source_20_Text">pasante</text:span> ya tiene su propio par de claves generado en su máquina local.</text:p>
        <text:p text:style-name="Text_20_body"><text:soft-page-break/><text:span text:style-name="Strong_20_Emphasis">Si tienes la clave pública del pasante en un archivo local (ej. </text:span><text:span text:style-name="Strong_20_Emphasis"><text:span text:style-name="Source_20_Text">~/.ssh/pasante_id_rsa.pub</text:span></text:span><text:span text:style-name="Strong_20_Emphasis">):</text:span></text:p>
        <text:p text:style-name="Text_20_body">Crea el directorio <text:span text:style-name="Source_20_Text">.ssh</text:span> y el archivo <text:span text:style-name="Source_20_Text">authorized_keys</text:span> si no existen, y copia la clave.</text:p>
        <text:p text:style-name="Preformatted_20_Text"><text:span text:style-name="Source_20_Text">sudo mkdir -p /home/pasante/.ssh</text:span></text:p>
        <text:p text:style-name="Preformatted_20_Text"><text:span text:style-name="Source_20_Text">sudo chmod 700 /home/pasante/.ssh</text:span></text:p>
        <text:p text:style-name="Preformatted_20_Text"><text:span text:style-name="Source_20_Text">sudo cp ~/.ssh/pasante_id_rsa.pub /home/pasante/.ssh/authorized_keys</text:span></text:p>
        <text:p text:style-name="Preformatted_20_Text"><text:span text:style-name="Source_20_Text">sudo chmod 600 /home/pasante/.ssh/authorized_keys</text:span></text:p>
        <text:p text:style-name="P11"><text:span text:style-name="Source_20_Text">sudo chown -R pasante:pasante /home/pasante/.ssh</text:span></text:p>
        <text:p text:style-name="Text_20_body"><text:span text:style-name="Strong_20_Emphasis">Importante</text:span>: <text:span text:style-name="Source_20_Text">chmod 700</text:span> para el directorio <text:span text:style-name="Source_20_Text">.ssh</text:span> y <text:span text:style-name="Source_20_Text">chmod 600</text:span> para <text:span text:style-name="Source_20_Text">authorized_keys</text:span> son cruciales para que SSH acepte las claves. También, los archivos deben pertenecer al usuario <text:span text:style-name="Source_20_Text">pasante</text:span>.</text:p>
        <text:p text:style-name="Text_20_body"><text:span text:style-name="Strong_20_Emphasis">Si necesitas simular la clave pública del pasante (para un entorno de pruebas):</text:span></text:p>
        <text:p text:style-name="Text_20_body">Si no tienes una clave del pasante, puedes generar una temporalmente en tu máquina como el usuario <text:span text:style-name="Source_20_Text">pasante</text:span> (o simularlo) y luego copiarla.</text:p>
        <text:list text:style-name="L17">
          <text:list-item>
            <text:p text:style-name="P74"><text:span text:style-name="Strong_20_Emphasis">Como </text:span><text:span text:style-name="Strong_20_Emphasis"><text:span text:style-name="Source_20_Text">pasante</text:span></text:span><text:span text:style-name="Strong_20_Emphasis"> (en su máquina local o simulando ser </text:span><text:span text:style-name="Strong_20_Emphasis"><text:span text:style-name="Source_20_Text">pasante</text:span></text:span><text:span text:style-name="Strong_20_Emphasis"> en tu servidor):</text:span></text:p>
            <text:p text:style-name="P18"><text:span text:style-name="Source_20_Text"># (En la máquina del pasante o como usuario pasante en el servidor)</text:span></text:p>
            <text:p text:style-name="P19"><text:span text:style-name="Source_20_Text">ssh-keygen -t rsa -b 4096 -f ~/.ssh/id_rsa_pasante_temp -N ""</text:span></text:p>
            <text:p text:style-name="P74">Esto creará <text:span text:style-name="Source_20_Text">~/.ssh/id_rsa_pasante_temp.pub</text:span>.</text:p>
          </text:list-item>
          <text:list-item>
            <text:p text:style-name="P74"><text:span text:style-name="Strong_20_Emphasis">Copia la clave pública del pasante al servidor:</text:span></text:p>
            <text:p text:style-name="P18"><text:span text:style-name="Source_20_Text"># (En tu servidor, como usuario con sudo)</text:span></text:p>
            <text:p text:style-name="P18"><text:span text:style-name="Source_20_Text">sudo mkdir -p /home/pasante/.ssh</text:span></text:p>
            <text:p text:style-name="P18"><text:span text:style-name="Source_20_Text">sudo chmod 700 /home/pasante/.ssh</text:span></text:p>
            <text:p text:style-name="P18"><text:span text:style-name="Source_20_Text">sudo cp /home/pasante/.ssh/id_rsa_pasante_temp.pub /home/pasante/.ssh/authorized_keys # Copia la clave pública generada en el paso anterior</text:span></text:p>
            <text:p text:style-name="P18"><text:span text:style-name="Source_20_Text">sudo chmod 600 /home/pasante/.ssh/authorized_keys</text:span></text:p>
            <text:p text:style-name="P19"><text:span text:style-name="Source_20_Text">sudo chown -R pasante:pasante /home/pasante/.ssh</text:span></text:p>
            <text:p text:style-name="P74"><text:span text:style-name="Strong_20_Emphasis">Nota:</text:span> Si ya tienes un archivo <text:span text:style-name="Source_20_Text">authorized_keys</text:span> para <text:span text:style-name="Source_20_Text">pasante</text:span> y quieres añadir la clave en lugar de sobrescribirla, usa <text:span text:style-name="Source_20_Text">&gt;&gt;</text:span> en lugar de <text:span text:style-name="Source_20_Text">&gt;</text:span> o <text:span text:style-name="Source_20_Text">cp</text:span>:</text:p>
            <text:p text:style-name="P19"><text:span text:style-name="Source_20_Text">sudo cat /ruta/a/la/clave_publica_del_pasante.pub | sudo tee -a /home/pasante/.ssh/authorized_keys</text:span></text:p>
            <text:p text:style-name="P74">Asegúrate de ajustar los permisos y la propiedad después.</text:p>
          </text:list-item>
        </text:list>
        <text:p text:style-name="Horizontal_20_Line"/>
        <text:h text:style-name="Heading_20_3" text:outline-level="3">3. Deshabilitar el uso de contraseña para el usuario <text:span text:style-name="Source_20_Text">pasante</text:span></text:h>
        <text:p text:style-name="Text_20_body">Para que el usuario <text:span text:style-name="Source_20_Text">pasante</text:span> solo pueda iniciar sesión con clave pública (y no con contraseña), debes editar el archivo de configuración del demonio SSH (<text:span text:style-name="Source_20_Text">sshd_config</text:span>).</text:p>
        <text:p text:style-name="P11"><text:span text:style-name="Source_20_Text">sudo nano /etc/ssh/sshd_config</text:span></text:p>
        <text:p text:style-name="Text_20_body"><text:soft-page-break/>Busca las siguientes líneas y asegúrate de que estén configuradas así. Si están comentadas (<text:span text:style-name="Source_20_Text">#</text:span>), descoméntalas y ajústalas:</text:p>
        <text:p text:style-name="P6"><text:span text:style-name="Source_20_Text">PasswordAuthentication no</text:span></text:p>
        <text:p text:style-name="Preformatted_20_Text"><text:span text:style-name="Source_20_Text">ChallengeResponseAuthentication no</text:span></text:p>
        <text:p text:style-name="P11"><text:span text:style-name="Source_20_Text">UsePAM no # Si tienes problemas con sshd y PAM, deshabilitar PAM aquí puede ayudar, pero generalmente PasswordAuthentication no es suficiente.</text:span></text:p>
        <text:p text:style-name="Text_20_body">Para aplicar estas reglas <text:span text:style-name="Strong_20_Emphasis">solo a un usuario específico (</text:span><text:span text:style-name="Strong_20_Emphasis"><text:span text:style-name="Source_20_Text">pasante</text:span></text:span><text:span text:style-name="Strong_20_Emphasis">)</text:span> sin afectar a otros usuarios, es mejor usar un bloque <text:span text:style-name="Source_20_Text">Match User</text:span> al final del archivo <text:span text:style-name="Source_20_Text">/etc/ssh/sshd_config</text:span>.</text:p>
        <text:p text:style-name="Text_20_body">Añade esto al final del archivo:</text:p>
        <text:p text:style-name="P6"><text:span text:style-name="Source_20_Text">Match User pasante</text:span></text:p>
        <text:p text:style-name="Preformatted_20_Text"><text:span text:style-name="Source_20_Text"><text:s text:c="4"/>PasswordAuthentication no</text:span></text:p>
        <text:p text:style-name="P11"><text:span text:style-name="Source_20_Text"><text:s text:c="4"/>PubkeyAuthentication yes</text:span></text:p>
        <text:p text:style-name="Text_20_body"><text:span text:style-name="Strong_20_Emphasis">Guarda los cambios y sal del editor.</text:span></text:p>
        <text:p text:style-name="Text_20_body">Finalmente, <text:span text:style-name="Strong_20_Emphasis">reinicia el servicio SSH</text:span> para que los cambios surtan efecto:</text:p>
        <text:p text:style-name="P11"><text:span text:style-name="Source_20_Text">sudo systemctl restart sshd</text:span></text:p>
        <text:p text:style-name="Horizontal_20_Line"/>
        <text:h text:style-name="Heading_20_3" text:outline-level="3">Probar la configuración</text:h>
        <text:p text:style-name="Text_20_body">Desde una máquina cliente (o incluso desde tu mismo servidor, pero <text:span text:style-name="Strong_20_Emphasis">¡asegúrate de tener otra sesión SSH abierta como un usuario diferente o acceso a la consola para no quedarte fuera!</text:span>):</text:p>
        <text:list text:style-name="L18">
          <text:list-item>
            <text:p text:style-name="P75"><text:span text:style-name="Strong_20_Emphasis">Intenta iniciar sesión como </text:span><text:span text:style-name="Strong_20_Emphasis"><text:span text:style-name="Source_20_Text">pasante</text:span></text:span><text:span text:style-name="Strong_20_Emphasis"> con la clave privada correspondiente (desde la máquina donde tienes la clave privada del pasante):</text:span></text:p>
            <text:p text:style-name="P20"><text:span text:style-name="Source_20_Text">ssh -i /ruta/a/la/clave_privada_del_pasante pasante@tu_servidor_ip</text:span></text:p>
            <text:p text:style-name="P75">Esto debería permitirte iniciar sesión sin pedir contraseña.</text:p>
          </text:list-item>
          <text:list-item>
            <text:p text:style-name="P75"><text:span text:style-name="Strong_20_Emphasis">Intenta iniciar sesión como </text:span><text:span text:style-name="Strong_20_Emphasis"><text:span text:style-name="Source_20_Text">pasante</text:span></text:span><text:span text:style-name="Strong_20_Emphasis"> usando contraseña (esto debería fallar):</text:span></text:p>
            <text:p text:style-name="P20"><text:span text:style-name="Source_20_Text">ssh pasante@tu_servidor_ip</text:span></text:p>
            <text:p text:style-name="P75">Si la configuración es correcta, deberías obtener un mensaje de "Permission denied (publickey)". Si te pide una contraseña, algo no se configuró correctamente.</text:p>
          </text:list-item>
        </text:list>
        <text:p text:style-name="Text_20_body"><text:span text:style-name="Strong_20_Emphasis">Recuerda la advertencia inicial:</text:span> Siempre ten una forma alternativa de acceso (consola, otro usuario con SSH key, etc.) antes de hacer cambios críticos en la configuración de SSH.</text:p>
        <text:p text:style-name="P10"/>
        <text:p text:style-name="P9"/>
        <text:list xml:id="list185333630839830" text:continue-list="list185333168933644" text:style-name="L1">
          <text:list-item>
            <text:p text:style-name="P41"><text:span text:style-name="Strong_20_Emphasis"><text:span text:style-name="T2">Resolución de nombres (DNS)</text:span></text:span>: Utiliza el comando <text:span text:style-name="Source_20_Text"><text:span text:style-name="T2">dig</text:span></text:span> para obtener los registros <text:span text:style-name="Source_20_Text"><text:span text:style-name="T2">A</text:span></text:span> (dirección IP) y <text:span text:style-name="Source_20_Text"><text:span text:style-name="T2">MX</text:span></text:span> (servidor de correo) del dominio <text:span text:style-name="Source_20_Text"><text:span text:style-name="T2">lpi.org</text:span></text:span>. Añade una entrada estática en <text:span text:style-name="Source_20_Text"><text:span text:style-name="T2">/etc/hosts</text:span></text:span> para que el nombre <text:span text:style-name="Source_20_Text"><text:span text:style-name="T2">miweb.local</text:span></text:span> apunte a tu dirección de <text:span text:style-name="Emphasis"><text:span text:style-name="T2">loopback</text:span></text:span> (<text:span text:style-name="Source_20_Text"><text:span text:style-name="T2">127.0.0.1</text:span></text:span>). Verifica con <text:span text:style-name="Source_20_Text"><text:span text:style-name="T2">ping</text:span></text:span> que la resolución funciona.</text:p>
          </text:list-item>
        </text:list>
        <text:h text:style-name="P5" text:outline-level="3">1. Obtener los registros A y MX del dominio <text:span text:style-name="Source_20_Text">lpi.org</text:span> con <text:span text:style-name="Source_20_Text">dig</text:span></text:h>
        <text:p text:style-name="Preformatted_20_Text"><text:span text:style-name="Source_20_Text">dig lpi.org A</text:span></text:p>
        <text:p text:style-name="P11"><text:span text:style-name="Source_20_Text">dig lpi.org MX</text:span></text:p>
        <text:p text:style-name="Text_20_body"><text:span text:style-name="Strong_20_Emphasis">Explicación y ejemplos de salida:</text:span></text:p>
        <text:list text:style-name="L19">
          <text:list-item>
            <text:p text:style-name="P76"><text:span text:style-name="Source_20_Text">dig lpi.org A</text:span>: Este comando buscará los registros <text:span text:style-name="Source_20_Text">A</text:span> (direcciones IPv4) asociados al dominio <text:span text:style-name="Source_20_Text">lpi.org</text:span>.</text:p>
            <text:p text:style-name="P22"><text:span text:style-name="Source_20_Text">; &lt;&lt;&gt;&gt; DiG 9.18.1-1ubuntu1.3-Ubuntu &lt;&lt;&gt;&gt; lpi.org A</text:span></text:p>
            <text:p text:style-name="P21"><text:span text:style-name="Source_20_Text">;; global options: +cmd</text:span></text:p>
            <text:p text:style-name="P21"><text:span text:style-name="Source_20_Text">;; Got answer:</text:span></text:p>
            <text:p text:style-name="P21"><text:span text:style-name="Source_20_Text">;; -&gt;&gt;HEADER&lt;&lt;- opcode: QUERY, status: NOERROR, id: 36622</text:span></text:p>
            <text:p text:style-name="P21"><text:span text:style-name="Source_20_Text">;; flags: qr rd ra; QUERY: 1, ANSWER: 1, AUTHORITY: 0, ADDITIONAL: 1</text:span></text:p>
            <text:p text:style-name="P21"/>
            <text:p text:style-name="P21"><text:span text:style-name="Source_20_Text">;; OPT PSEUDOSECTION:</text:span></text:p>
            <text:p text:style-name="P21"><text:span text:style-name="Source_20_Text">; EDNS: version: 0, flags:; udp: 65494</text:span></text:p>
            <text:p text:style-name="P21"><text:span text:style-name="Source_20_Text">;; QUESTION SECTION:</text:span></text:p>
            <text:p text:style-name="P21"><text:span text:style-name="Source_20_Text">;lpi.org. <text:s text:c="22"/>IN <text:s text:c="5"/>A</text:span></text:p>
            <text:p text:style-name="P21"/>
            <text:p text:style-name="P21"><text:span text:style-name="Source_20_Text">;; ANSWER SECTION:</text:span></text:p>
            <text:p text:style-name="P21"><text:span text:style-name="Source_20_Text">lpi.org. <text:s text:c="15"/>300 <text:s text:c="4"/>IN <text:s text:c="5"/>A <text:s text:c="6"/>204.246.160.10</text:span></text:p>
            <text:p text:style-name="P21"/>
            <text:p text:style-name="P21"><text:span text:style-name="Source_20_Text">;; Query time: 1 msec</text:span></text:p>
            <text:p text:style-name="P21"><text:span text:style-name="Source_20_Text">;; SERVER: 127.0.0.53#53(127.0.0.53) (UDP)</text:span></text:p>
            <text:p text:style-name="P21"><text:span text:style-name="Source_20_Text">;; WHEN: Tue Jun 17 17:30:00 2025</text:span></text:p>
            <text:p text:style-name="P23"><text:span text:style-name="Source_20_Text">;; MSG SIZE <text:s/>rcvd: 52</text:span></text:p>
            <text:p text:style-name="P76">En la sección <text:span text:style-name="Source_20_Text">ANSWER SECTION</text:span>, verás la dirección IP <text:span text:style-name="Source_20_Text">A</text:span> de <text:span text:style-name="Source_20_Text">lpi.org</text:span>, que en este ejemplo es <text:span text:style-name="Source_20_Text">204.246.160.10</text:span>.</text:p>
          </text:list-item>
          <text:list-item>
            <text:p text:style-name="P76"><text:span text:style-name="Source_20_Text">dig lpi.org MX</text:span>: Este comando buscará los registros <text:span text:style-name="Source_20_Text">MX</text:span> (Mail eXchanger) que indican los servidores de correo responsables de <text:span text:style-name="Source_20_Text">lpi.org</text:span>.</text:p>
            <text:p text:style-name="P22"><text:span text:style-name="Source_20_Text">; &lt;&lt;&gt;&gt; DiG 9.18.1-1ubuntu1.3-Ubuntu &lt;&lt;&gt;&gt; lpi.org MX</text:span></text:p>
            <text:p text:style-name="P21"><text:span text:style-name="Source_20_Text">;; global options: +cmd</text:span></text:p>
            <text:p text:style-name="P21"><text:span text:style-name="Source_20_Text">;; Got answer:</text:span></text:p>
            <text:p text:style-name="P21"><text:span text:style-name="Source_20_Text">;; -&gt;&gt;HEADER&lt;&lt;- opcode: QUERY, status: NOERROR, id: 41108</text:span></text:p>
            <text:p text:style-name="P21"><text:span text:style-name="Source_20_Text">;; flags: qr rd ra; QUERY: 1, ANSWER: 2, AUTHORITY: 0, ADDITIONAL: 1</text:span></text:p>
            <text:p text:style-name="P21"/>
            <text:p text:style-name="P21"><text:span text:style-name="Source_20_Text">;; OPT PSEUDOSECTION:</text:span></text:p>
            <text:p text:style-name="P21"><text:span text:style-name="Source_20_Text">; EDNS: version: 0, flags:; udp: 65494</text:span></text:p>
            <text:p text:style-name="P21"><text:span text:style-name="Source_20_Text">;; QUESTION SECTION:</text:span></text:p>
            <text:p text:style-name="P21"><text:span text:style-name="Source_20_Text">;lpi.org. <text:s text:c="22"/>IN <text:s text:c="5"/>MX</text:span></text:p>
            <text:p text:style-name="P21"/>
            <text:p text:style-name="P21"><text:span text:style-name="Source_20_Text">;; ANSWER SECTION:</text:span></text:p>
            <text:p text:style-name="P21"><text:soft-page-break/><text:span text:style-name="Source_20_Text">lpi.org. <text:s text:c="15"/>300 <text:s text:c="4"/>IN <text:s text:c="5"/>MX <text:s text:c="5"/>10 mx.lpi.org.</text:span></text:p>
            <text:p text:style-name="P21"><text:span text:style-name="Source_20_Text">lpi.org. <text:s text:c="15"/>300 <text:s text:c="4"/>IN <text:s text:c="5"/>MX <text:s text:c="5"/>20 mail.lpi.org.</text:span></text:p>
            <text:p text:style-name="P21"/>
            <text:p text:style-name="P21"><text:span text:style-name="Source_20_Text">;; Query time: 1 msec</text:span></text:p>
            <text:p text:style-name="P21"><text:span text:style-name="Source_20_Text">;; SERVER: 127.0.0.53#53(127.0.0.53) (UDP)</text:span></text:p>
            <text:p text:style-name="P21"><text:span text:style-name="Source_20_Text">;; WHEN: Tue Jun 17 17:30:01 2025</text:span></text:p>
            <text:p text:style-name="P23"><text:span text:style-name="Source_20_Text">;; MSG SIZE <text:s/>rcvd: 88</text:span></text:p>
            <text:p text:style-name="P76">En la sección <text:span text:style-name="Source_20_Text">ANSWER SECTION</text:span>, verás los servidores <text:span text:style-name="Source_20_Text">MX</text:span> con sus prioridades. En este ejemplo, <text:span text:style-name="Source_20_Text">mx.lpi.org.</text:span> con prioridad <text:span text:style-name="Source_20_Text">10</text:span> y <text:span text:style-name="Source_20_Text">mail.lpi.org.</text:span> con prioridad <text:span text:style-name="Source_20_Text">20</text:span>.</text:p>
          </text:list-item>
        </text:list>
        <text:p text:style-name="Horizontal_20_Line"/>
        <text:h text:style-name="Heading_20_3" text:outline-level="3">2. Añadir una entrada estática en <text:span text:style-name="Source_20_Text">/etc/hosts</text:span></text:h>
        <text:p text:style-name="Text_20_body">Vamos a añadir una línea en <text:span text:style-name="Source_20_Text">/etc/hosts</text:span> para que <text:span text:style-name="Source_20_Text">miweb.local</text:span> apunte a <text:span text:style-name="Source_20_Text">127.0.0.1</text:span>. Necesitarás <text:span text:style-name="Source_20_Text">sudo</text:span> para editar este archivo.</text:p>
        <text:p text:style-name="P11"><text:span text:style-name="Source_20_Text">sudo nano /etc/hosts</text:span></text:p>
        <text:p text:style-name="Text_20_body">Añade la siguiente línea al final del archivo:</text:p>
        <text:p text:style-name="P7"><text:span text:style-name="Source_20_Text">127.0.0.1 <text:s text:c="6"/>miweb.local</text:span></text:p>
        <text:p text:style-name="Text_20_body">Guarda el archivo (Ctrl+O, Enter) y sal del editor (Ctrl+X).</text:p>
        <text:p text:style-name="Horizontal_20_Line"/>
        <text:h text:style-name="Heading_20_3" text:outline-level="3">3. Verificar con <text:span text:style-name="Source_20_Text">ping</text:span> que la resolución funciona</text:h>
        <text:p text:style-name="Text_20_body">Ahora, usa <text:span text:style-name="Source_20_Text">ping</text:span> para verificar que <text:span text:style-name="Source_20_Text">miweb.local</text:span> se resuelve correctamente a <text:span text:style-name="Source_20_Text">127.0.0.1</text:span>.</text:p>
        <text:p text:style-name="P11"><text:span text:style-name="Source_20_Text">ping -c 4 miweb.local</text:span></text:p>
        <text:list text:style-name="L20">
          <text:list-item>
            <text:p text:style-name="P77"><text:span text:style-name="Source_20_Text">-c 4</text:span>: Envía 4 paquetes ICMP y luego se detiene. </text:p>
          </text:list-item>
        </text:list>
        <text:p text:style-name="Text_20_body"><text:span text:style-name="Strong_20_Emphasis">Ejemplo de salida esperada:</text:span></text:p>
        <text:p text:style-name="P6"><text:span text:style-name="Source_20_Text">PING miweb.local (127.0.0.1) 56(84) bytes of data.</text:span></text:p>
        <text:p text:style-name="Preformatted_20_Text"><text:span text:style-name="Source_20_Text">64 bytes from 127.0.0.1: icmp_seq=1 ttl=64 time=0.038 ms</text:span></text:p>
        <text:p text:style-name="Preformatted_20_Text"><text:span text:style-name="Source_20_Text">64 bytes from 127.0.0.1: icmp_seq=2 ttl=64 time=0.034 ms</text:span></text:p>
        <text:p text:style-name="Preformatted_20_Text"><text:span text:style-name="Source_20_Text">64 bytes from 127.0.0.1: icmp_seq=3 ttl=64 time=0.032 ms</text:span></text:p>
        <text:p text:style-name="Preformatted_20_Text"><text:span text:style-name="Source_20_Text">64 bytes from 127.0.0.1: icmp_seq=4 ttl=64 time=0.030 ms</text:span></text:p>
        <text:p text:style-name="Preformatted_20_Text"/>
        <text:p text:style-name="Preformatted_20_Text"><text:span text:style-name="Source_20_Text">--- miweb.local ping statistics ---</text:span></text:p>
        <text:p text:style-name="Preformatted_20_Text"><text:span text:style-name="Source_20_Text">4 packets transmitted, 4 received, 0% packet loss, time 30ms</text:span></text:p>
        <text:p text:style-name="P11"><text:span text:style-name="Source_20_Text">rtt min/avg/max/mdev = 0.030/0.033/0.038/0.003 ms</text:span></text:p>
        <text:p text:style-name="Text_20_body">Si ves que <text:span text:style-name="Source_20_Text">ping</text:span> está respondiendo desde <text:span text:style-name="Source_20_Text">127.0.0.1</text:span> para <text:span text:style-name="Source_20_Text">miweb.local</text:span>, significa que la entrada en <text:span text:style-name="Source_20_Text">/etc/hosts</text:span> está funcionando correctamente.</text:p>
        <text:p text:style-name="P10"/>
        <text:p text:style-name="P9"/>
        <text:list text:continue-list="list185333630839830" text:style-name="L1">
          <text:list-item>
            <text:p text:style-name="P41"><text:span text:style-name="Strong_20_Emphasis"><text:span text:style-name="T2">Permisos especiales (SGID)</text:span></text:span>: Crea un directorio llamado <text:span text:style-name="Source_20_Text"><text:span text:style-name="T2">/srv/colaborativo</text:span></text:span>. Configúralo con el permiso especial SGID para que todos los ficheros y directorios nuevos creados dentro hereden el grupo del directorio padre (<text:span text:style-name="Source_20_Text"><text:span text:style-name="T2">proyectos</text:span></text:span>). Crea un fichero de prueba como usuario <text:span text:style-name="Source_20_Text"><text:span text:style-name="T2">pasante</text:span></text:span> para verificarlo.</text:p>
          </text:list-item>
        </text:list>
        <text:h text:style-name="P5" text:outline-level="3">3. Asignar el grupo <text:span text:style-name="Source_20_Text">proyectos</text:span> al directorio</text:h>
        <text:p text:style-name="Text_20_body">Para que los nuevos elementos hereden el grupo, el directorio padre debe tener ya el grupo deseado.</text:p>
        <text:p text:style-name="P11"><text:span text:style-name="Source_20_Text">sudo chgrp proyectos /srv/colaborativo</text:span></text:p>
        <text:p text:style-name="Horizontal_20_Line"/>
        <text:h text:style-name="Heading_20_3" text:outline-level="3">4. Configurar el permiso especial SGID</text:h>
        <text:p text:style-name="Text_20_body">Ahora, aplica el permiso SGID al directorio. El bit SGID se establece con <text:span text:style-name="Source_20_Text">g+s</text:span> o <text:span text:style-name="Source_20_Text">2</text:span> en notación octal.</text:p>
        <text:p text:style-name="Preformatted_20_Text"><text:span text:style-name="Source_20_Text">sudo chmod g+s /srv/colaborativo</text:span></text:p>
        <text:p text:style-name="P11"><text:span text:style-name="Source_20_Text"># O alternativamente: sudo chmod 2775 /srv/colaborativo (si quieres permisos rwx para propietario y grupo, y r-x para otros)</text:span></text:p>
        <text:p text:style-name="Text_20_body">Un buen conjunto de permisos para un directorio colaborativo suele ser <text:span text:style-name="Source_20_Text">2770</text:span> o <text:span text:style-name="Source_20_Text">2775</text:span>. El <text:span text:style-name="Source_20_Text">2</text:span> al principio indica el bit SGID.</text:p>
        <text:p text:style-name="Text_20_body">Verifica los permisos:</text:p>
        <text:p text:style-name="P10"/>
        <text:p text:style-name="P11"><text:span text:style-name="Source_20_Text">ls -ld /srv/colaborativo</text:span></text:p>
        <text:p text:style-name="Text_20_body">Deberías ver algo como <text:span text:style-name="Source_20_Text">drwxr-sr-x</text:span> o <text:span text:style-name="Source_20_Text">drwxrwsr-x</text:span> (la <text:span text:style-name="Source_20_Text">s</text:span> en la posición del grupo indica que el bit SGID está activado y el grupo tiene permiso de ejecución).</text:p>
        <text:p text:style-name="Horizontal_20_Line"/>
        <text:h text:style-name="Heading_20_3" text:outline-level="3">5. Añadir el usuario <text:span text:style-name="Source_20_Text">pasante</text:span> al grupo <text:span text:style-name="Source_20_Text">proyectos</text:span></text:h>
        <text:p text:style-name="Text_20_body">Para que el usuario <text:span text:style-name="Source_20_Text">pasante</text:span> pueda crear archivos con el grupo <text:span text:style-name="Source_20_Text">proyectos</text:span>, debe ser miembro de ese grupo.</text:p>
        <text:p text:style-name="P10"/>
        <text:p text:style-name="P11"><text:span text:style-name="Source_20_Text">sudo usermod -aG proyectos pasante</text:span></text:p>
        <text:p text:style-name="Text_20_body"><text:span text:style-name="Strong_20_Emphasis">Importante:</text:span> Después de añadir un usuario a un grupo, el usuario <text:span text:style-name="Strong_20_Emphasis">debe cerrar su sesión actual y volver a iniciarla</text:span> para que los cambios en la pertenencia a grupos surtan efecto.</text:p>
        <text:p text:style-name="Horizontal_20_Line"/>
        <text:h text:style-name="Heading_20_3" text:outline-level="3"><text:soft-page-break/>6. Crear un fichero de prueba como usuario <text:span text:style-name="Source_20_Text">pasante</text:span> para verificarlo</text:h>
        <text:p text:style-name="Text_20_body">Primero, cambia al usuario <text:span text:style-name="Source_20_Text">pasante</text:span>. Asegúrate de que <text:span text:style-name="Source_20_Text">pasante</text:span> haya cerrado y vuelto a iniciar sesión después de ser añadido al grupo.</text:p>
        <text:p text:style-name="P10"/>
        <text:p text:style-name="P11"><text:span text:style-name="Source_20_Text">su - pasante</text:span></text:p>
        <text:p text:style-name="Text_20_body">Una vez como <text:span text:style-name="Source_20_Text">pasante</text:span>, crea un archivo dentro de <text:span text:style-name="Source_20_Text">/srv/colaborativo</text:span>:</text:p>
        <text:p text:style-name="P10"/>
        <text:p text:style-name="P11"><text:span text:style-name="Source_20_Text">touch /srv/colaborativo/fichero_prueba_pasante.txt</text:span></text:p>
        <text:p text:style-name="Text_20_body">Ahora, verifica los permisos del archivo que acabas de crear:</text:p>
        <text:p text:style-name="P10"/>
        <text:p text:style-name="P11"><text:span text:style-name="Source_20_Text">ls -l /srv/colaborativo/fichero_prueba_pasante.txt</text:span></text:p>
        <text:p text:style-name="Text_20_body"><text:span text:style-name="Strong_20_Emphasis">Salida esperada:</text:span></text:p>
        <text:p text:style-name="P7"><text:span text:style-name="Source_20_Text">-rw-r--r-- 1 pasante proyectos 0 Jun 17 17:45 /srv/colaborativo/fichero_prueba_pasante.txt</text:span></text:p>
        <text:p text:style-name="Text_20_body">Si el <text:span text:style-name="Source_20_Text">grupo</text:span> del archivo es <text:span text:style-name="Source_20_Text">proyectos</text:span> (y no el grupo primario de <text:span text:style-name="Source_20_Text">pasante</text:span>, que sería <text:span text:style-name="Source_20_Text">pasante</text:span>), significa que el bit SGID está funcionando correctamente.</text:p>
        <text:p text:style-name="Text_20_body">También puedes crear un subdirectorio para verificar que también hereda el grupo:</text:p>
        <text:p text:style-name="Preformatted_20_Text"><text:span text:style-name="Source_20_Text">mkdir /srv/colaborativo/subdirectorio_pasante</text:span></text:p>
        <text:p text:style-name="P11"><text:span text:style-name="Source_20_Text">ls -ld /srv/colaborativo/subdirectorio_pasante</text:span></text:p>
        <text:p text:style-name="Text_20_body">Deberías ver:</text:p>
        <text:p text:style-name="P7"><text:span text:style-name="Source_20_Text">drwxr-sr-x 2 pasante proyectos 4096 Jun 17 17:46 /srv/colaborativo/subdirectorio_pasante</text:span></text:p>
        <text:p text:style-name="Text_20_body">La <text:span text:style-name="Source_20_Text">s</text:span> en los permisos del grupo en el subdirectorio indica que también heredó el bit SGID, lo cual es el comportamiento deseado para los subdirectorios creados dentro de un directorio con SGID.</text:p>
        <text:p text:style-name="P10"/>
        <text:p text:style-name="P9"/>
        <text:list xml:id="list185333568423793" text:continue-numbering="true" text:style-name="L1">
          <text:list-item>
            <text:p text:style-name="P41"><text:span text:style-name="Strong_20_Emphasis"><text:span text:style-name="T2">Gestor de arranque y kernel</text:span></text:span>: Muestra el menú de configuración de GRUB. Luego, localiza el fichero del kernel que está actualmente en uso en el directorio <text:span text:style-name="Source_20_Text"><text:span text:style-name="T2">/boot</text:span></text:span> y muestra información detallada sobre los módulos del kernel cargados que estén relacionados con tu tarjeta de red.</text:p>
          </text:list-item>
        </text:list>
        <text:p text:style-name="P10"/>
        <text:p text:style-name="P10">Vamos a mostrar el menú de configuración de GRUB, localizar el kernel en uso y luego obtener información sobre los módulos de red cargados.</text:p>
        <text:p text:style-name="Horizontal_20_Line"/>
        <text:h text:style-name="Heading_20_3" text:outline-level="3">1. Mostrar el menú de configuración de GRUB</text:h>
        <text:p text:style-name="Text_20_body">El menú de configuración de GRUB se controla principalmente por el archivo <text:span text:style-name="Source_20_Text">/etc/default/grub</text:span> y los scripts en <text:span text:style-name="Source_20_Text">/etc/grub.d/</text:span>. Para ver la configuración que se usará para construir el menú, puedes examinar el archivo principal:</text:p>
        <text:p text:style-name="P10"/>
        <text:p text:style-name="P11"><text:span text:style-name="Source_20_Text">cat /etc/default/grub</text:span></text:p>
        <text:p text:style-name="Text_20_body">Además, el archivo generado que GRUB realmente usa para mostrar el menú durante el arranque se encuentra típicamente en <text:span text:style-name="Source_20_Text">/boot/grub/grub.cfg</text:span>. Sin embargo, <text:span text:style-name="Strong_20_Emphasis">se recomienda encarecidamente no editar este archivo directamente</text:span>, ya que se genera automáticamente.</text:p>
        <text:p text:style-name="Text_20_body">Puedes ver el contenido del archivo generado (con precaución):</text:p>
        <text:p text:style-name="P10"/>
        <text:p text:style-name="P11"><text:span text:style-name="Source_20_Text">sudo cat /boot/grub/grub.cfg | less</text:span></text:p>
        <text:p text:style-name="Text_20_body"><text:span text:style-name="Strong_20_Emphasis">Nota sobre "mostrar el menú":</text:span> Si te refieres a ver el menú interactivo de GRUB que aparece al arrancar el sistema, normalmente debes reiniciar y, a menudo, presionar la tecla <text:span text:style-name="Source_20_Text">Shift</text:span> o <text:span text:style-name="Source_20_Text">Esc</text:span> justo después de que la BIOS POST finalice para que aparezca si no se muestra por defecto. Los comandos anteriores te muestran la configuración del menú, no el menú interactivo en tiempo real.</text:p>
        <text:p text:style-name="Horizontal_20_Line"/>
        <text:h text:style-name="Heading_20_3" text:outline-level="3">2. Localizar el fichero del kernel que está actualmente en uso en el directorio <text:span text:style-name="Source_20_Text">/boot</text:span></text:h>
        <text:p text:style-name="Text_20_body">Para encontrar el fichero del kernel que está actualmente en uso, primero necesitas saber la versión del kernel que estás ejecutando.</text:p>
        <text:p text:style-name="P11"><text:span text:style-name="Source_20_Text">uname -r</text:span></text:p>
        <text:p text:style-name="Text_20_body">Esto te dará la versión y el "release" del kernel (ej., <text:span text:style-name="Source_20_Text">5.15.0-XX-generic</text:span>).</text:p>
        <text:p text:style-name="Text_20_body"><text:soft-page-break/>Una vez que tengas esa información, puedes buscar el archivo <text:span text:style-name="Source_20_Text">vmlinuz</text:span> correspondiente en <text:span text:style-name="Source_20_Text">/boot</text:span>.</text:p>
        <text:p text:style-name="P11"><text:span text:style-name="Source_20_Text">ls -l /boot/vmlinuz-$(uname -r)</text:span></text:p>
        <text:p text:style-name="Text_20_body"><text:span text:style-name="Strong_20_Emphasis">Ejemplo de salida:</text:span></text:p>
        <text:p text:style-name="P7"><text:span text:style-name="Source_20_Text">-rw-r--r-- 1 root root 12345678 Jun 17 17:00 /boot/vmlinuz-5.15.0-XX-generic</text:span></text:p>
        <text:p text:style-name="Text_20_body">Este es el fichero del kernel (el "Linux kernel image") que tu sistema está utilizando.</text:p>
        <text:p text:style-name="Horizontal_20_Line"/>
        <text:h text:style-name="Heading_20_3" text:outline-level="3">3. Mostrar información detallada sobre los módulos del kernel cargados que estén relacionados con tu tarjeta de red</text:h>
        <text:p text:style-name="Text_20_body">Para identificar y obtener información sobre los módulos del kernel relacionados con tu tarjeta de red, puedes seguir estos pasos:</text:p>
        <text:p text:style-name="Text_20_body">a. <text:span text:style-name="Strong_20_Emphasis">Identificar el controlador/módulo en uso por tu tarjeta de red:</text:span></text:p>
        <text:p text:style-name="Text_20_body">Primero, identifica tu interfaz de red principal (ej. <text:span text:style-name="Source_20_Text">enp0s3</text:span>, <text:span text:style-name="Source_20_Text">eth0</text:span>, <text:span text:style-name="Source_20_Text">wlan0</text:span>) y qué módulo la está usando.</text:p>
        <text:p text:style-name="Preformatted_20_Text"><text:span text:style-name="Source_20_Text">lspci -k | grep -EA3 'Ethernet|Wireless'</text:span></text:p>
        <text:p text:style-name="Preformatted_20_Text"><text:span text:style-name="Source_20_Text"># O para interfaces de red específicas:</text:span></text:p>
        <text:p text:style-name="P11"><text:span text:style-name="Source_20_Text">sudo ethtool -i enp0s3 # Reemplaza enp0s3 con tu interfaz</text:span></text:p>
        <text:p text:style-name="Text_20_body">El comando <text:span text:style-name="Source_20_Text">lspci -k</text:span> te mostrará los módulos del kernel en uso por tus dispositivos PCI. Busca tu tarjeta de red y anota el nombre del módulo del kernel (<text:span text:style-name="Source_20_Text">Kernel driver in use:</text:span>). Por ejemplo, podría ser <text:span text:style-name="Source_20_Text">r8169</text:span>, <text:span text:style-name="Source_20_Text">iwlwifi</text:span>, <text:span text:style-name="Source_20_Text">e1000e</text:span>, etc.</text:p>
        <text:p text:style-name="Text_20_body"><text:span text:style-name="Strong_20_Emphasis">Ejemplo de </text:span><text:span text:style-name="Strong_20_Emphasis"><text:span text:style-name="Source_20_Text">lspci -k</text:span></text:span><text:span text:style-name="Strong_20_Emphasis"> para una tarjeta Ethernet:</text:span></text:p>
        <text:p text:style-name="P6"><text:span text:style-name="Source_20_Text">00:03.0 Ethernet controller: Red Hat, Inc. Virtio network device</text:span></text:p>
        <text:p text:style-name="Preformatted_20_Text"><text:span text:style-name="Source_20_Text"><text:s text:c="8"/>Subsystem: Red Hat, Inc. Virtio network device</text:span></text:p>
        <text:p text:style-name="Preformatted_20_Text"><text:span text:style-name="Source_20_Text"><text:s text:c="8"/>Kernel driver in use: virtio_net</text:span></text:p>
        <text:p text:style-name="P11"><text:span text:style-name="Source_20_Text"><text:s text:c="8"/>Kernel modules: virtio_net</text:span></text:p>
        <text:p text:style-name="Text_20_body">Aquí, el módulo es <text:span text:style-name="Source_20_Text">virtio_net</text:span>.</text:p>
        <text:p text:style-name="Text_20_body">b. <text:span text:style-name="Strong_20_Emphasis">Mostrar información detallada del módulo del kernel:</text:span></text:p>
        <text:p text:style-name="Text_20_body">Una vez que tengas el nombre del módulo (ej. <text:span text:style-name="Source_20_Text">virtio_net</text:span>), usa <text:span text:style-name="Source_20_Text">modinfo</text:span> para obtener información detallada sobre él.</text:p>
        <text:p text:style-name="P10"/>
        <text:p text:style-name="P11"><text:span text:style-name="Source_20_Text">modinfo virtio_net # Reemplaza 'virtio_net' con el módulo real de tu tarjeta de red</text:span></text:p>
        <text:p text:style-name="Text_20_body"><text:span text:style-name="Source_20_Text">modinfo</text:span> te mostrará:</text:p>
        <text:list text:style-name="L21">
          <text:list-item>
            <text:p text:style-name="P79"><text:soft-page-break/><text:span text:style-name="Source_20_Text">filename</text:span>: La ruta al archivo del módulo en el sistema de ficheros. </text:p>
          </text:list-item>
          <text:list-item>
            <text:p text:style-name="P79"><text:span text:style-name="Source_20_Text">license</text:span>: La licencia del módulo. </text:p>
          </text:list-item>
          <text:list-item>
            <text:p text:style-name="P79"><text:span text:style-name="Source_20_Text">description</text:span>: Una breve descripción del módulo. </text:p>
          </text:list-item>
          <text:list-item>
            <text:p text:style-name="P79"><text:span text:style-name="Source_20_Text">author</text:span>: El autor del módulo. </text:p>
          </text:list-item>
          <text:list-item>
            <text:p text:style-name="P79"><text:span text:style-name="Source_20_Text">alias</text:span>: Alias del módulo. </text:p>
          </text:list-item>
          <text:list-item>
            <text:p text:style-name="P79"><text:span text:style-name="Source_20_Text">depends</text:span>: Otros módulos de los que depende este módulo. </text:p>
          </text:list-item>
          <text:list-item>
            <text:p text:style-name="P79"><text:span text:style-name="Source_20_Text">intree</text:span>: Si el módulo está incluido en el árbol fuente del kernel. </text:p>
          </text:list-item>
          <text:list-item>
            <text:p text:style-name="P78"><text:span text:style-name="Source_20_Text">parm</text:span>: Parámetros que puedes pasar al módulo al cargarlo. </text:p>
          </text:list-item>
        </text:list>
        <text:p text:style-name="Text_20_body">Este proceso te permitirá inspeccionar a fondo la configuración de GRUB, el kernel activo y los detalles de los módulos de red de tu sistema.</text:p>
        <text:p text:style-name="P10"/>
        <text:p text:style-name="P9"/>
        <text:list xml:id="list185333970850413" text:continue-list="list185333568423793" text:style-name="L1">
          <text:list-item>
            <text:p text:style-name="P41"><text:span text:style-name="Strong_20_Emphasis"><text:span text:style-name="T2">Gestión de servicios con </text:span></text:span><text:span text:style-name="Strong_20_Emphasis"><text:span text:style-name="Source_20_Text"><text:span text:style-name="T2">systemd</text:span></text:span></text:span>: Comprueba si el servicio <text:span text:style-name="Source_20_Text"><text:span text:style-name="T2">chronyd</text:span></text:span> (o <text:span text:style-name="Source_20_Text"><text:span text:style-name="T2">ntpd</text:span></text:span>) está activo y habilitado para el arranque. Recarga su configuración sin reiniciar el servicio. Finalmente, visualiza los 20 últimos registros del <text:span text:style-name="Emphasis"><text:span text:style-name="T2">journal</text:span></text:span> relacionados exclusivamente con este servicio.</text:p>
          </text:list-item>
        </text:list>
        <text:p text:style-name="P10">Primero, debemos identificar cuál de los dos servicios está en uso en tu sistema, ya que generalmente solo uno de ellos está activo.</text:p>
        <text:p text:style-name="Text_20_body"><text:span text:style-name="Strong_20_Emphasis">Verificar </text:span><text:span text:style-name="Strong_20_Emphasis"><text:span text:style-name="Source_20_Text">chronyd</text:span></text:span><text:span text:style-name="Strong_20_Emphasis">:</text:span></text:p>
        <text:p text:style-name="P11"><text:span text:style-name="Source_20_Text">sudo systemctl status chronyd</text:span></text:p>
        <text:p text:style-name="Text_20_body"><text:span text:style-name="Strong_20_Emphasis">Verificar </text:span><text:span text:style-name="Strong_20_Emphasis"><text:span text:style-name="Source_20_Text">ntpd</text:span></text:span><text:span text:style-name="Strong_20_Emphasis">:</text:span></text:p>
        <text:p text:style-name="P11"><text:span text:style-name="Source_20_Text">sudo systemctl status ntpd</text:span></text:p>
        <text:p text:style-name="Text_20_body"><text:span text:style-name="Strong_20_Emphasis">Interpretación de la salida:</text:span></text:p>
        <text:list text:style-name="L22">
          <text:list-item>
            <text:p text:style-name="P81"><text:span text:style-name="Strong_20_Emphasis"><text:span text:style-name="Source_20_Text">Active: active (running)</text:span></text:span>: El servicio está actualmente en ejecución. </text:p>
          </text:list-item>
          <text:list-item>
            <text:p text:style-name="P81"><text:span text:style-name="Strong_20_Emphasis"><text:span text:style-name="Source_20_Text">Loaded: ...; enabled;...</text:span></text:span>: El servicio está configurado para iniciarse automáticamente en el arranque del sistema. </text:p>
          </text:list-item>
          <text:list-item>
            <text:p text:style-name="P80"><text:span text:style-name="Strong_20_Emphasis"><text:span text:style-name="Source_20_Text">Loaded: ...; disabled;...</text:span></text:span>: El servicio NO está configurado para iniciarse automáticamente. </text:p>
          </text:list-item>
        </text:list>
        <text:p text:style-name="Text_20_body">Si uno de ellos está <text:span text:style-name="Source_20_Text">active (running)</text:span> y <text:span text:style-name="Source_20_Text">enabled</text:span>, ese es el que está en uso. Si ambos están deshabilitados o inactivos, es posible que no tengas un servicio de sincronización de tiempo configurado. Para los siguientes pasos, usaré <text:span text:style-name="Source_20_Text">chronyd</text:span> como ejemplo. Si tu sistema usa <text:span text:style-name="Source_20_Text">ntpd</text:span>, simplemente reemplaza <text:span text:style-name="Source_20_Text">chronyd</text:span> por <text:span text:style-name="Source_20_Text">ntpd</text:span> en los comandos.</text:p>
        <text:p text:style-name="Horizontal_20_Line"/>
        <text:h text:style-name="Heading_20_3" text:outline-level="3">2. Recargar la configuración del servicio sin reiniciar el servicio</text:h>
        <text:p text:style-name="Text_20_body">Para recargar la configuración del servicio sin detenerlo ni reiniciarlo, se usa el comando <text:span text:style-name="Source_20_Text">reload</text:span> (si el servicio lo soporta, y <text:span text:style-name="Source_20_Text">chronyd</text:span> sí lo hace).</text:p>
        <text:p text:style-name="P11"><text:span text:style-name="Source_20_Text">sudo systemctl reload chronyd</text:span></text:p>
        <text:p text:style-name="Text_20_body">Si el servicio no soporta <text:span text:style-name="Source_20_Text">reload</text:span> (lo cual es raro para servicios como <text:span text:style-name="Source_20_Text">chronyd</text:span> o <text:span text:style-name="Source_20_Text">ntpd</text:span>), el comando <text:span text:style-name="Source_20_Text">reload-or-restart</text:span> podría ser una alternativa, pero su objetivo es forzar un reinicio si la recarga falla. Para <text:span text:style-name="Source_20_Text">chronyd</text:span>, <text:span text:style-name="Source_20_Text">reload</text:span> es el comando correcto para recargar su configuración sin interrupción.</text:p>
        <text:p text:style-name="Horizontal_20_Line"/>
        <text:h text:style-name="Heading_20_3" text:outline-level="3"><text:soft-page-break/>3. Visualizar los 20 últimos registros del <text:span text:style-name="Source_20_Text">journal</text:span> relacionados exclusivamente con este servicio</text:h>
        <text:p text:style-name="Text_20_body">Para ver los últimos registros del <text:span text:style-name="Source_20_Text">journal</text:span> específicos de un servicio, usamos <text:span text:style-name="Source_20_Text">journalctl</text:span> con la opción <text:span text:style-name="Source_20_Text">-u</text:span> (por unidad) y <text:span text:style-name="Source_20_Text">-n</text:span> para especificar el número de entradas.</text:p>
        <text:p text:style-name="P11"><text:span text:style-name="Source_20_Text">sudo journalctl -u chronyd -n 20</text:span></text:p>
        <text:list text:style-name="L23">
          <text:list-item>
            <text:p text:style-name="P83"><text:span text:style-name="Source_20_Text">-u chronyd</text:span>: Filtra los registros para mostrar solo los de la unidad <text:span text:style-name="Source_20_Text">chronyd.service</text:span>. </text:p>
          </text:list-item>
          <text:list-item>
            <text:p text:style-name="P82"><text:span text:style-name="Source_20_Text">-n 20</text:span>: Muestra las últimas 20 entradas. </text:p>
          </text:list-item>
        </text:list>
        <text:p text:style-name="Text_20_body">Esto te mostrará los eventos más recientes registrados por <text:span text:style-name="Source_20_Text">chronyd</text:span> (o <text:span text:style-name="Source_20_Text">ntpd</text:span>) en el <text:span text:style-name="Source_20_Text">journal</text:span> de <text:span text:style-name="Source_20_Text">systemd</text:span>.</text:p>
        <text:p text:style-name="P10"/>
        <text:p text:style-name="P9"/>
        <text:list xml:id="list185333529991418" text:continue-list="list185333970850413" text:style-name="L1">
          <text:list-item>
            <text:p text:style-name="P41"><text:span text:style-name="Strong_20_Emphasis"><text:span text:style-name="T2">Variables de entorno y </text:span></text:span><text:span text:style-name="Strong_20_Emphasis"><text:span text:style-name="Source_20_Text"><text:span text:style-name="T2">profile</text:span></text:span></text:span>: Define una nueva variable de entorno llamada <text:span text:style-name="Source_20_Text"><text:span text:style-name="T2">EDITOR_PREFERIDO</text:span></text:span> con el valor <text:span text:style-name="Source_20_Text"><text:span text:style-name="T2">vim</text:span></text:span>. Haz que esta variable sea persistente para todos los inicios de sesión de tu usuario, modificando el fichero <text:span text:style-name="Source_20_Text"><text:span text:style-name="T2">~/.bash_profile</text:span></text:span>. Cierra sesión y vuelve a entrar para comprobar que la variable existe.</text:p>
          </text:list-item>
        </text:list>
        <text:p text:style-name="P8"/>
        <text:section text:style-name="Sect2" text:name="chat-history">
          <text:section text:style-name="Sect2" text:name="69a749d786852fcd">
            <text:p text:style-name="P8"/>
            <text:section text:style-name="Sect1" text:name="model-response-message-contentr_69a749d786852fcd">
              <text:h text:style-name="P5" text:outline-level="3">1. Definir la variable de entorno <text:span text:style-name="Source_20_Text">EDITOR_PREFERIDO</text:span></text:h>
              <text:p text:style-name="Text_20_body">Para hacer que la variable <text:span text:style-name="Source_20_Text">EDITOR_PREFERIDO</text:span> sea persistente para todos los inicios de sesión de tu usuario, debes añadirla a un archivo de configuración que se carga cuando el usuario inicia sesión. El archivo más apropiado para esto es <text:span text:style-name="Source_20_Text">~/.bash_profile</text:span> (o <text:span text:style-name="Source_20_Text">~/.profile</text:span> si <text:span text:style-name="Source_20_Text">~/.bash_profile</text:span> no existe o si usas una shell que no sea Bash).</text:p>
              <text:p text:style-name="Text_20_body">Abre el archivo <text:span text:style-name="Source_20_Text">~/.bash_profile</text:span> con tu editor de texto preferido.</text:p>
              <text:p text:style-name="P11"><text:span text:style-name="Source_20_Text">nano ~/.bash_profile</text:span></text:p>
              <text:p text:style-name="Text_20_body">Desplázate hasta el final del archivo y añade la siguiente línea:</text:p>
              <text:p text:style-name="P11"><text:span text:style-name="Source_20_Text">export EDITOR_PREFERIDO="vim"</text:span></text:p>
              <text:list text:style-name="L24">
                <text:list-item>
                  <text:p text:style-name="P84"><text:span text:style-name="Source_20_Text">export</text:span>: Esta palabra clave es crucial. Hace que la variable no solo se defina en la shell actual, sino que también esté disponible para los procesos hijos que se lancen desde esa shell. </text:p>
                </text:list-item>
              </text:list>
              <text:p text:style-name="Text_20_body">Guarda el archivo (Ctrl+O, Enter) y sal del editor (Ctrl+X).</text:p>
              <text:p text:style-name="Horizontal_20_Line"/>
              <text:h text:style-name="Heading_20_3" text:outline-level="3">2. Cierra sesión y vuelve a entrar</text:h>
              <text:p text:style-name="Text_20_body">Para que los cambios en <text:span text:style-name="Source_20_Text">~/.bash_profile</text:span> surtan efecto, necesitas cerrar tu sesión actual y volver a iniciarla. Esto se debe a que <text:span text:style-name="Source_20_Text">~/.bash_profile</text:span> solo se lee al inicio de sesión interactivo.</text:p>
              <text:p text:style-name="Text_20_body">Puedes cerrar sesión de una de estas maneras:</text:p>
              <text:list text:style-name="L25">
                <text:list-item>
                  <text:p text:style-name="P86">Escribe <text:span text:style-name="Source_20_Text">exit</text:span> y presiona Enter. </text:p>
                </text:list-item>
                <text:list-item>
                  <text:p text:style-name="P86">Cierra la ventana de tu terminal. </text:p>
                </text:list-item>
                <text:list-item>
                  <text:p text:style-name="P85">Si estás en una sesión de escritorio, cierra la sesión gráfica. </text:p>
                </text:list-item>
              </text:list>
              <text:p text:style-name="Text_20_body">Una vez que hayas cerrado sesión, vuelve a iniciarla de la forma habitual (abriendo una nueva terminal o iniciando sesión en tu escritorio).</text:p>
              <text:p text:style-name="Horizontal_20_Line"/>
              <text:h text:style-name="Heading_20_3" text:outline-level="3"><text:soft-page-break/>3. Comprobar que la variable existe</text:h>
              <text:p text:style-name="Text_20_body">Después de iniciar sesión nuevamente, abre una terminal y comprueba si la variable de entorno <text:span text:style-name="Source_20_Text">EDITOR_PREFERIDO</text:span> está definida y tiene el valor correcto utilizando el comando <text:span text:style-name="Source_20_Text">echo</text:span> con <text:span text:style-name="Source_20_Text">$</text:span>.</text:p>
              <text:p text:style-name="P10"/>
              <text:p text:style-name="P11"><text:span text:style-name="Source_20_Text">echo $EDITOR_PREFERIDO</text:span></text:p>
              <text:p text:style-name="Text_20_body">La salida de este comando debería ser:</text:p>
              <text:p text:style-name="P7"><text:span text:style-name="Source_20_Text">vim</text:span></text:p>
              <text:p text:style-name="Text_20_body">Si ves <text:span text:style-name="Source_20_Text">vim</text:span> como salida, la variable de entorno ha sido configurada correctamente y es persistente para tus sesiones.</text:p>
            </text:section>
          </text:section>
        </text:section>
        <text:p text:style-name="Standard"/>
        <text:p text:style-name="P10"/>
        <text:p text:style-name="P9"/>
        <text:list xml:id="list185332262280158" text:continue-list="list185333529991418" text:style-name="L1">
          <text:list-item>
            <text:p text:style-name="P41"><text:span text:style-name="Strong_20_Emphasis"><text:span text:style-name="T2">Scripting con bucles</text:span></text:span>: Escribe un script llamado <text:span text:style-name="Source_20_Text"><text:span text:style-name="T2">crea_usuarios.sh</text:span></text:span> que lea un fichero de texto llamado <text:span text:style-name="Source_20_Text"><text:span text:style-name="T2">lista.txt</text:span></text:span>. Cada línea de <text:span text:style-name="Source_20_Text"><text:span text:style-name="T2">lista.txt</text:span></text:span> contendrá un nombre de usuario. El script deberá leer el fichero línea por línea y crear un usuario del sistema por cada nombre encontrado.</text:p>
          </text:list-item>
        </text:list>
        <text:h text:style-name="P5" text:outline-level="3">. Crear el archivo <text:span text:style-name="Source_20_Text">lista.txt</text:span></text:h>
        <text:p text:style-name="Text_20_body">Primero, crea el archivo <text:span text:style-name="Source_20_Text">lista.txt</text:span> con los nombres de usuario que deseas crear. Cada nombre de usuario debe estar en una línea separada.</text:p>
        <text:p text:style-name="P10"/>
        <text:p text:style-name="P11"><text:span text:style-name="Source_20_Text">nano lista.txt</text:span></text:p>
        <text:p text:style-name="Text_20_body">Añade los nombres de usuario, por ejemplo:</text:p>
        <text:p text:style-name="P6"><text:span text:style-name="Source_20_Text">usuario1</text:span></text:p>
        <text:p text:style-name="Preformatted_20_Text"><text:span text:style-name="Source_20_Text">usuario2</text:span></text:p>
        <text:p text:style-name="P11"><text:span text:style-name="Source_20_Text">usuario3</text:span></text:p>
        <text:p text:style-name="Text_20_body">Guarda el archivo (Ctrl+O, Enter) y sal del editor (Ctrl+X).</text:p>
        <text:p text:style-name="Horizontal_20_Line"/>
        <text:h text:style-name="Heading_20_3" text:outline-level="3">2. Crear el script <text:span text:style-name="Source_20_Text">crea_usuarios.sh</text:span></text:h>
        <text:p text:style-name="Text_20_body">Ahora, crea el script. Este script necesitará permisos de superusuario para ejecutar <text:span text:style-name="Source_20_Text">useradd</text:span>.</text:p>
        <text:p text:style-name="P10"/>
        <text:p text:style-name="P11"><text:span text:style-name="Source_20_Text">nano crea_usuarios.sh</text:span></text:p>
        <text:p text:style-name="Text_20_body">Copia y pega el siguiente contenido en el editor:</text:p>
        <text:p text:style-name="P10"/>
        <text:p text:style-name="Preformatted_20_Text"><text:span text:style-name="Source_20_Text">#!/bin/bash</text:span></text:p>
        <text:p text:style-name="Preformatted_20_Text"/>
        <text:p text:style-name="Preformatted_20_Text"><text:span text:style-name="Source_20_Text"># Nombre del archivo de lista de usuarios</text:span></text:p>
        <text:p text:style-name="Preformatted_20_Text"><text:span text:style-name="Source_20_Text">LISTA_USUARIOS="lista.txt"</text:span></text:p>
        <text:p text:style-name="Preformatted_20_Text"/>
        <text:p text:style-name="Preformatted_20_Text"><text:span text:style-name="Source_20_Text"># Comprobar si el script se ejecuta como root</text:span></text:p>
        <text:p text:style-name="Preformatted_20_Text"><text:span text:style-name="Source_20_Text">if [[ $EUID -ne 0 ]]; then</text:span></text:p>
        <text:p text:style-name="Preformatted_20_Text"><text:span text:style-name="Source_20_Text"><text:s text:c="3"/>echo "Este script debe ejecutarse como root (sudo)."</text:span></text:p>
        <text:p text:style-name="Preformatted_20_Text"><text:span text:style-name="Source_20_Text"><text:s text:c="3"/>exit 1</text:span></text:p>
        <text:p text:style-name="Preformatted_20_Text"><text:span text:style-name="Source_20_Text">fi</text:span></text:p>
        <text:p text:style-name="Preformatted_20_Text"/>
        <text:p text:style-name="Preformatted_20_Text"><text:span text:style-name="Source_20_Text"># Comprobar si el archivo de lista de usuarios existe</text:span></text:p>
        <text:p text:style-name="Preformatted_20_Text"><text:span text:style-name="Source_20_Text">if [[ ! -f "$LISTA_USUARIOS" ]]; then</text:span></text:p>
        <text:p text:style-name="Preformatted_20_Text"><text:span text:style-name="Source_20_Text"><text:s text:c="4"/>echo "Error: El archivo '$LISTA_USUARIOS' no se encontró en el directorio actual."</text:span></text:p>
        <text:p text:style-name="Preformatted_20_Text"><text:span text:style-name="Source_20_Text"><text:s text:c="4"/>echo "Asegúrate de que 'lista.txt' esté en el mismo directorio que el script."</text:span></text:p>
        <text:p text:style-name="Preformatted_20_Text"><text:span text:style-name="Source_20_Text"><text:s text:c="4"/>exit 1</text:span></text:p>
        <text:p text:style-name="Preformatted_20_Text"><text:soft-page-break/><text:span text:style-name="Source_20_Text">fi</text:span></text:p>
        <text:p text:style-name="Preformatted_20_Text"/>
        <text:p text:style-name="Preformatted_20_Text"><text:span text:style-name="Source_20_Text">echo "Iniciando la creación de usuarios desde '$LISTA_USUARIOS'..."</text:span></text:p>
        <text:p text:style-name="Preformatted_20_Text"><text:span text:style-name="Source_20_Text">echo "---------------------------------------------------"</text:span></text:p>
        <text:p text:style-name="Preformatted_20_Text"/>
        <text:p text:style-name="Preformatted_20_Text"><text:span text:style-name="Source_20_Text"># Leer el fichero línea por línea</text:span></text:p>
        <text:p text:style-name="Preformatted_20_Text"><text:span text:style-name="Source_20_Text">while IFS= read -r USERNAME; do</text:span></text:p>
        <text:p text:style-name="Preformatted_20_Text"><text:span text:style-name="Source_20_Text"><text:s text:c="4"/># Eliminar espacios en blanco al principio y al final de la línea</text:span></text:p>
        <text:p text:style-name="Preformatted_20_Text"><text:span text:style-name="Source_20_Text"><text:s text:c="4"/>USERNAME=$(echo "$USERNAME" | xargs)</text:span></text:p>
        <text:p text:style-name="Preformatted_20_Text"/>
        <text:p text:style-name="Preformatted_20_Text"><text:span text:style-name="Source_20_Text"><text:s text:c="4"/># Saltar líneas vacías o comentarios</text:span></text:p>
        <text:p text:style-name="Preformatted_20_Text"><text:span text:style-name="Source_20_Text"><text:s text:c="4"/>if [[ -z "$USERNAME" || "$USERNAME" =~ ^# ]]; then</text:span></text:p>
        <text:p text:style-name="Preformatted_20_Text"><text:span text:style-name="Source_20_Text"><text:s text:c="8"/>continue</text:span></text:p>
        <text:p text:style-name="Preformatted_20_Text"><text:span text:style-name="Source_20_Text"><text:s text:c="4"/>fi</text:span></text:p>
        <text:p text:style-name="Preformatted_20_Text"/>
        <text:p text:style-name="Preformatted_20_Text"><text:span text:style-name="Source_20_Text"><text:s text:c="4"/># Comprobar si el usuario ya existe</text:span></text:p>
        <text:p text:style-name="Preformatted_20_Text"><text:span text:style-name="Source_20_Text"><text:s text:c="4"/>if id "$USERNAME" &amp;&gt;/dev/null; then</text:span></text:p>
        <text:p text:style-name="Preformatted_20_Text"><text:span text:style-name="Source_20_Text"><text:s text:c="8"/>echo "El usuario '$USERNAME' ya existe. Saltando."</text:span></text:p>
        <text:p text:style-name="Preformatted_20_Text"><text:span text:style-name="Source_20_Text"><text:s text:c="4"/>else</text:span></text:p>
        <text:p text:style-name="Preformatted_20_Text"><text:span text:style-name="Source_20_Text"><text:s text:c="8"/># Crear el usuario</text:span></text:p>
        <text:p text:style-name="Preformatted_20_Text"><text:span text:style-name="Source_20_Text"><text:s text:c="8"/># -m: Crea el directorio home del usuario</text:span></text:p>
        <text:p text:style-name="Preformatted_20_Text"><text:span text:style-name="Source_20_Text"><text:s text:c="8"/># -s /bin/bash: Asigna bash como shell por defecto</text:span></text:p>
        <text:p text:style-name="Preformatted_20_Text"><text:span text:style-name="Source_20_Text"><text:s text:c="8"/># -G users: Añade al grupo 'users' (opcional, ajusta según necesidad)</text:span></text:p>
        <text:p text:style-name="Preformatted_20_Text"><text:span text:style-name="Source_20_Text"><text:s text:c="8"/>if useradd -m -s /bin/bash "$USERNAME"; then</text:span></text:p>
        <text:p text:style-name="Preformatted_20_Text"><text:span text:style-name="Source_20_Text"><text:s text:c="12"/>echo "Usuario '$USERNAME' creado exitosamente."</text:span></text:p>
        <text:p text:style-name="Preformatted_20_Text"><text:span text:style-name="Source_20_Text"><text:s text:c="12"/># Opcional: Establecer una contraseña inicial aleatoria o genérica</text:span></text:p>
        <text:p text:style-name="Preformatted_20_Text"><text:span text:style-name="Source_20_Text"><text:s text:c="12"/># echo "$USERNAME:MiPasswordInicial" | chpasswd</text:span></text:p>
        <text:p text:style-name="Preformatted_20_Text"><text:span text:style-name="Source_20_Text"><text:s text:c="12"/># echo "Se ha asignado una contraseña por defecto al usuario '$USERNAME'. ¡Cámbiala!"</text:span></text:p>
        <text:p text:style-name="Preformatted_20_Text"><text:span text:style-name="Source_20_Text"><text:s text:c="8"/>else</text:span></text:p>
        <text:p text:style-name="Preformatted_20_Text"><text:span text:style-name="Source_20_Text"><text:s text:c="12"/>echo "Error al crear el usuario '$USERNAME'."</text:span></text:p>
        <text:p text:style-name="Preformatted_20_Text"><text:span text:style-name="Source_20_Text"><text:s text:c="8"/>fi</text:span></text:p>
        <text:p text:style-name="Preformatted_20_Text"><text:span text:style-name="Source_20_Text"><text:s text:c="4"/>fi</text:span></text:p>
        <text:p text:style-name="Preformatted_20_Text"><text:span text:style-name="Source_20_Text">done &lt; "$LISTA_USUARIOS"</text:span></text:p>
        <text:p text:style-name="Preformatted_20_Text"/>
        <text:p text:style-name="Preformatted_20_Text"><text:span text:style-name="Source_20_Text">echo "---------------------------------------------------"</text:span></text:p>
        <text:p text:style-name="P11"><text:span text:style-name="Source_20_Text">echo "Proceso de creación de usuarios finalizado."</text:span></text:p>
        <text:p text:style-name="Text_20_body">Guarda el archivo (Ctrl+O, Enter) y sal del editor (Ctrl+X).</text:p>
        <text:p text:style-name="Horizontal_20_Line"/>
        <text:h text:style-name="Heading_20_3" text:outline-level="3">3. Hacer el script ejecutable</text:h>
        <text:p text:style-name="Text_20_body">Dale permisos de ejecución al script:</text:p>
        <text:p text:style-name="P10"/>
        <text:p text:style-name="P11"><text:span text:style-name="Source_20_Text">chmod +x crea_usuarios.sh</text:span></text:p>
        <text:p text:style-name="Horizontal_20_Line"/>
        <text:h text:style-name="Heading_20_3" text:outline-level="3">4. Ejecutar el script</text:h>
        <text:p text:style-name="Text_20_body">Ahora puedes ejecutar el script. <text:span text:style-name="Strong_20_Emphasis">Recuerda que necesita privilegios de </text:span><text:span text:style-name="Strong_20_Emphasis"><text:span text:style-name="Source_20_Text">root</text:span></text:span><text:span text:style-name="Strong_20_Emphasis"> para crear usuarios.</text:span></text:p>
        <text:p text:style-name="P10"/>
        <text:p text:style-name="P11"><text:soft-page-break/><text:span text:style-name="Source_20_Text">sudo ./crea_usuarios.sh</text:span></text:p>
        <text:p text:style-name="Text_20_body">El script leerá <text:span text:style-name="Source_20_Text">lista.txt</text:span>, comprobará si cada usuario ya existe y, si no, lo creará. Te mostrará mensajes de estado para cada operación.</text:p>
        <text:p text:style-name="Horizontal_20_Line"/>
        <text:p text:style-name="Text_20_body"><text:span text:style-name="Strong_20_Emphasis">Consideraciones importantes:</text:span></text:p>
        <text:list text:style-name="L26">
          <text:list-item>
            <text:p text:style-name="P88"><text:span text:style-name="Strong_20_Emphasis">Contraseñas:</text:span> El script no establece contraseñas por defecto para los usuarios por seguridad. Después de crear los usuarios, deberías establecer contraseñas para ellos manualmente (usando <text:span text:style-name="Source_20_Text">sudo passwd &lt;nombre_de_usuario&gt;</text:span>) o modificar el script para hacerlo (sección comentada). </text:p>
          </text:list-item>
          <text:list-item>
            <text:p text:style-name="P88"><text:span text:style-name="Strong_20_Emphasis">Grupos:</text:span> Puedes ajustar los grupos a los que se añaden los usuarios modificando la opción <text:span text:style-name="Source_20_Text">-G</text:span> en el comando <text:span text:style-name="Source_20_Text">useradd</text:span>. </text:p>
          </text:list-item>
          <text:list-item>
            <text:p text:style-name="P88"><text:span text:style-name="Strong_20_Emphasis">Home Dir y Shell:</text:span> Las opciones <text:span text:style-name="Source_20_Text">-m</text:span> y <text:span text:style-name="Source_20_Text">-s /bin/bash</text:span> son comunes para crear el directorio home y asignar Bash como shell, respectivamente. </text:p>
          </text:list-item>
          <text:list-item>
            <text:p text:style-name="P87"><text:span text:style-name="Strong_20_Emphasis">Robustez:</text:span> El script incluye comprobaciones básicas (ejecución como root, existencia del archivo de lista, usuario ya existente) para hacerlo más robusto.</text:p>
          </text:list-item>
        </text:list>
        <text:p text:style-name="P10"/>
        <text:p text:style-name="P9"/>
        <text:list xml:id="list185333149128287" text:continue-list="list185332262280158" text:style-name="L1">
          <text:list-item>
            <text:p text:style-name="P41"><text:span text:style-name="Strong_20_Emphasis"><text:span text:style-name="T2">Manipulación de texto con </text:span></text:span><text:span text:style-name="Strong_20_Emphasis"><text:span text:style-name="Source_20_Text"><text:span text:style-name="T2">cut</text:span></text:span></text:span><text:span text:style-name="Strong_20_Emphasis"><text:span text:style-name="T2"> y </text:span></text:span><text:span text:style-name="Strong_20_Emphasis"><text:span text:style-name="Source_20_Text"><text:span text:style-name="T2">sort</text:span></text:span></text:span>: Del fichero <text:span text:style-name="Source_20_Text"><text:span text:style-name="T2">/etc/passwd</text:span></text:span>, extrae el campo 1 (nombre de usuario) y el campo 7 (shell de login). Muestra la lista resultante ordenada alfabéticamente por el nombre de usuario.</text:p>
          </text:list-item>
        </text:list>
        <text:p text:style-name="P10">Para extraer los campos de <text:span text:style-name="Source_20_Text">/etc/passwd</text:span> y ordenarlos, usaremos <text:span text:style-name="Source_20_Text">cut</text:span> y <text:span text:style-name="Source_20_Text">sort</text:span>.</text:p>
        <text:section text:style-name="Sect1" text:name="model-response-message-contentr_e843c298d6180568">
          <text:p text:style-name="Text_20_body">El fichero <text:span text:style-name="Source_20_Text">/etc/passwd</text:span> utiliza el carácter <text:span text:style-name="Source_20_Text">:</text:span> (dos puntos) como delimitador de campos. El nombre de usuario es el primer campo y la shell de login es el séptimo campo.</text:p>
          <text:p text:style-name="P10"/>
          <text:p text:style-name="P11"><text:span text:style-name="Source_20_Text">cut -d: -f1,7 /etc/passwd | sort</text:span></text:p>
          <text:p text:style-name="Text_20_body"><text:span text:style-name="Strong_20_Emphasis">Explicación de los comandos:</text:span></text:p>
          <text:list text:style-name="L27">
            <text:list-item>
              <text:p text:style-name="P89"><text:span text:style-name="Strong_20_Emphasis"><text:span text:style-name="Source_20_Text">cut -d: -f1,7 /etc/passwd</text:span></text:span>:</text:p>
              <text:list>
                <text:list-item>
                  <text:p text:style-name="P90"><text:span text:style-name="Source_20_Text">cut</text:span>: Es el comando utilizado para extraer secciones de cada línea de ficheros. </text:p>
                </text:list-item>
                <text:list-item>
                  <text:p text:style-name="P90"><text:span text:style-name="Source_20_Text">-d:</text:span>: Especifica el delimitador de campo como <text:span text:style-name="Source_20_Text">:</text:span> (dos puntos). Por defecto, <text:span text:style-name="Source_20_Text">cut</text:span> usa la tabulación. </text:p>
                </text:list-item>
                <text:list-item>
                  <text:p text:style-name="P90"><text:span text:style-name="Source_20_Text">-f1,7</text:span>: Indica que queremos extraer el primer campo (nombre de usuario) y el séptimo campo (shell de login). </text:p>
                </text:list-item>
                <text:list-item>
                  <text:p text:style-name="P89"><text:span text:style-name="Source_20_Text">/etc/passwd</text:span>: Es el fichero de entrada. </text:p>
                </text:list-item>
              </text:list>
              <text:p text:style-name="P89">La salida de este comando será una lista de <text:span text:style-name="Source_20_Text">nombre_de_usuario:shell_de_login</text:span>, por ejemplo:</text:p>
              <text:p text:style-name="P25"><text:span text:style-name="Source_20_Text">root:/bin/bash</text:span></text:p>
              <text:p text:style-name="P24"><text:span text:style-name="Source_20_Text">daemon:/usr/sbin/nologin</text:span></text:p>
              <text:p text:style-name="P24"><text:span text:style-name="Source_20_Text">sys:/usr/sbin/nologin</text:span></text:p>
              <text:p text:style-name="P26"><text:span text:style-name="Source_20_Text">...</text:span></text:p>
            </text:list-item>
            <text:list-item>
              <text:p text:style-name="P89"><text:span text:style-name="Strong_20_Emphasis"><text:span text:style-name="Source_20_Text">|</text:span></text:span>: Es el operador de tubería (pipe). Redirige la salida estándar del comando <text:span text:style-name="Source_20_Text">cut</text:span> como entrada estándar al comando <text:span text:style-name="Source_20_Text">sort</text:span>.</text:p>
            </text:list-item>
            <text:list-item>
              <text:p text:style-name="P89"><text:span text:style-name="Strong_20_Emphasis"><text:span text:style-name="Source_20_Text">sort</text:span></text:span>:</text:p>
              <text:list>
                <text:list-item>
                  <text:p text:style-name="P89"><text:span text:style-name="Source_20_Text">sort</text:span>: Ordena las líneas de entrada alfabéticamente por defecto. Como el primer campo en la salida de <text:span text:style-name="Source_20_Text">cut</text:span> es el nombre de usuario, el resultado se ordenará por nombre de usuario. </text:p>
                </text:list-item>
              </text:list>
            </text:list-item>
          </text:list>
          <text:p text:style-name="Horizontal_20_Line"/>
          <text:p text:style-name="Text_20_body"><text:span text:style-name="Strong_20_Emphasis">Ejemplo de salida (variará según los usuarios de tu sistema):</text:span></text:p>
          <text:p text:style-name="P6"><text:span text:style-name="Source_20_Text">_apt:/usr/sbin/nologin</text:span></text:p>
          <text:p text:style-name="Preformatted_20_Text"><text:span text:style-name="Source_20_Text">adm:/usr/sbin/nologin</text:span></text:p>
          <text:p text:style-name="Preformatted_20_Text"><text:span text:style-name="Source_20_Text">bin:/usr/sbin/nologin</text:span></text:p>
          <text:p text:style-name="Preformatted_20_Text"><text:span text:style-name="Source_20_Text">daemon:/usr/sbin/nologin</text:span></text:p>
          <text:p text:style-name="Preformatted_20_Text"><text:span text:style-name="Source_20_Text">ftp:/usr/sbin/nologin</text:span></text:p>
          <text:p text:style-name="Preformatted_20_Text"><text:soft-page-break/><text:span text:style-name="Source_20_Text">irc:/usr/sbin/nologin</text:span></text:p>
          <text:p text:style-name="Preformatted_20_Text"><text:span text:style-name="Source_20_Text">libvirt-qemu:/usr/bin/nologin</text:span></text:p>
          <text:p text:style-name="Preformatted_20_Text"><text:span text:style-name="Source_20_Text">lp:/usr/sbin/nologin</text:span></text:p>
          <text:p text:style-name="Preformatted_20_Text"><text:span text:style-name="Source_20_Text">mail:/usr/sbin/nologin</text:span></text:p>
          <text:p text:style-name="Preformatted_20_Text"><text:span text:style-name="Source_20_Text">man:/usr/sbin/nologin</text:span></text:p>
          <text:p text:style-name="Preformatted_20_Text"><text:span text:style-name="Source_20_Text">messagebus:/usr/sbin/nologin</text:span></text:p>
          <text:p text:style-name="Preformatted_20_Text"><text:span text:style-name="Source_20_Text">pasante:/bin/bash</text:span></text:p>
          <text:p text:style-name="Preformatted_20_Text"><text:span text:style-name="Source_20_Text">root:/bin/bash</text:span></text:p>
          <text:p text:style-name="Preformatted_20_Text"><text:span text:style-name="Source_20_Text">soportejr:/bin/bash</text:span></text:p>
          <text:p text:style-name="Preformatted_20_Text"><text:span text:style-name="Source_20_Text">sshd:/usr/sbin/nologin</text:span></text:p>
          <text:p text:style-name="Preformatted_20_Text"><text:span text:style-name="Source_20_Text">sys:/usr/sbin/nologin</text:span></text:p>
          <text:p text:style-name="P11"><text:span text:style-name="Source_20_Text">...</text:span></text:p>
        </text:section>
        <text:p text:style-name="P10"/>
        <text:p text:style-name="P9"/>
        <text:list xml:id="list185332844556438" text:continue-list="list185333149128287" text:style-name="L1">
          <text:list-item>
            <text:p text:style-name="P41"><text:span text:style-name="Strong_20_Emphasis"><text:span text:style-name="T2">Configuración de </text:span></text:span><text:span text:style-name="Strong_20_Emphasis"><text:span text:style-name="Source_20_Text"><text:span text:style-name="T2">logrotate</text:span></text:span></text:span>: Crea un fichero de configuración personalizado en <text:span text:style-name="Source_20_Text"><text:span text:style-name="T2">/etc/logrotate.d/</text:span></text:span> llamado <text:span text:style-name="Source_20_Text"><text:span text:style-name="T2">mi_app</text:span></text:span> para rotar los logs del fichero <text:span text:style-name="Source_20_Text"><text:span text:style-name="T2">/var/log/mi_app.log</text:span></text:span>. La configuración debe rotar el log semanalmente, mantener 4 rotaciones, comprimir los logs antiguos y crear un nuevo fichero de log vacío tras la rotación.</text:p>
          </text:list-item>
        </text:list>
        <text:p text:style-name="P10">Necesitarás privilegios de <text:span text:style-name="Source_20_Text">sudo</text:span> para crear y editar archivos en <text:span text:style-name="Source_20_Text">/etc/logrotate.d/</text:span>.</text:p>
        <text:section text:style-name="Sect1" text:name="model-response-message-contentr_7b5121d16873aa01">
          <text:list text:style-name="L28">
            <text:list-item>
              <text:p text:style-name="P91">Abre un editor de texto para crear el archivo <text:span text:style-name="Source_20_Text">/etc/logrotate.d/mi_app</text:span>:</text:p>
              <text:p text:style-name="P28"><text:span text:style-name="Source_20_Text">sudo nano /etc/logrotate.d/mi_app</text:span></text:p>
            </text:list-item>
            <text:list-item>
              <text:p text:style-name="P91">Copia y pega el siguiente contenido en el archivo:</text:p>
              <text:p text:style-name="P27"><text:span text:style-name="Source_20_Text">/var/log/mi_app.log {</text:span></text:p>
              <text:p text:style-name="P27"><text:span text:style-name="Source_20_Text"><text:s text:c="4"/>weekly</text:span></text:p>
              <text:p text:style-name="P27"><text:span text:style-name="Source_20_Text"><text:s text:c="4"/>rotate 4</text:span></text:p>
              <text:p text:style-name="P27"><text:span text:style-name="Source_20_Text"><text:s text:c="4"/>compress</text:span></text:p>
              <text:p text:style-name="P27"><text:span text:style-name="Source_20_Text"><text:s text:c="4"/>missingok</text:span></text:p>
              <text:p text:style-name="P27"><text:span text:style-name="Source_20_Text"><text:s text:c="4"/>notifempty</text:span></text:p>
              <text:p text:style-name="P27"><text:span text:style-name="Source_20_Text"><text:s text:c="4"/>create 0640 root adm</text:span></text:p>
              <text:p text:style-name="P28"><text:span text:style-name="Source_20_Text">}</text:span></text:p>
            </text:list-item>
            <text:list-item>
              <text:p text:style-name="P91">Guarda el archivo (Ctrl+O, Enter) y sal del editor (Ctrl+X).</text:p>
            </text:list-item>
          </text:list>
          <text:p text:style-name="Horizontal_20_Line"/>
          <text:h text:style-name="Heading_20_3" text:outline-level="3">Explicación de la configuración</text:h>
          <text:p text:style-name="Text_20_body">Aquí te detallo qué significa cada directiva en el archivo de configuración:</text:p>
          <text:list text:style-name="L29">
            <text:list-item>
              <text:p text:style-name="P93"><text:span text:style-name="Source_20_Text">/var/log/mi_app.log</text:span>: Esta es la ruta al archivo de log que <text:span text:style-name="Source_20_Text">logrotate</text:span> gestionará. Puedes listar múltiples archivos o usar comodines si es necesario. </text:p>
            </text:list-item>
            <text:list-item>
              <text:p text:style-name="P93"><text:span text:style-name="Source_20_Text">weekly</text:span>: Indica que la rotación del log debe ocurrir una vez a la semana. Otras opciones comunes son <text:span text:style-name="Source_20_Text">daily</text:span> (diariamente) y <text:span text:style-name="Source_20_Text">monthly</text:span> (mensualmente). </text:p>
            </text:list-item>
            <text:list-item>
              <text:p text:style-name="P93"><text:span text:style-name="Source_20_Text">rotate 4</text:span>: Le dice a <text:span text:style-name="Source_20_Text">logrotate</text:span> que mantenga las últimas 4 versiones rotadas del log. Después de la cuarta rotación, la más antigua se eliminará. </text:p>
            </text:list-item>
            <text:list-item>
              <text:p text:style-name="P93"><text:span text:style-name="Source_20_Text">compress</text:span>: Comprime los archivos de log rotados utilizando <text:span text:style-name="Source_20_Text">gzip</text:span> por defecto, lo que ahorra espacio en disco. </text:p>
            </text:list-item>
            <text:list-item>
              <text:p text:style-name="P93"><text:span text:style-name="Source_20_Text">missingok</text:span>: Si el archivo de log no existe en el momento de la rotación, <text:span text:style-name="Source_20_Text">logrotate</text:span> no generará un error. Esto es útil si tu aplicación no siempre está generando logs. </text:p>
            </text:list-item>
            <text:list-item>
              <text:p text:style-name="P93"><text:span text:style-name="Source_20_Text">notifempty</text:span>: No rota el archivo de log si está vacío. </text:p>
            </text:list-item>
            <text:list-item>
              <text:p text:style-name="P92"><text:span text:style-name="Source_20_Text">create 0640 root adm</text:span>: Después de rotar el log original, <text:span text:style-name="Source_20_Text">logrotate</text:span> crea un nuevo archivo de log vacío con los permisos especificados (<text:span text:style-name="Source_20_Text">0640</text:span>), el propietario <text:span text:style-name="Source_20_Text">root</text:span> y el grupo <text:span text:style-name="Source_20_Text">adm</text:span>. Esto asegura que tu aplicación tenga un lugar donde escribir los nuevos logs inmediatamente después de la rotación. </text:p>
            </text:list-item>
          </text:list>
          <text:p text:style-name="Horizontal_20_Line"/>
          <text:h text:style-name="Heading_20_3" text:outline-level="3"><text:soft-page-break/>Verificación (Opcional)</text:h>
          <text:p text:style-name="Text_20_body">Puedes simular una ejecución de <text:span text:style-name="Source_20_Text">logrotate</text:span> para verificar que tu configuración es correcta y entender cómo se comportará, sin realizar cambios reales en los archivos:</text:p>
          <text:p text:style-name="P11"><text:span text:style-name="Source_20_Text">sudo logrotate -d /etc/logrotate.d/mi_app</text:span></text:p>
          <text:p text:style-name="Text_20_body">Este comando te mostrará un informe detallado de lo que <text:span text:style-name="Source_20_Text">logrotate</text:span> haría con tu configuración. Si todo parece correcto, la próxima vez que el cronjob de <text:span text:style-name="Source_20_Text">logrotate</text:span> se ejecute (generalmente una vez al día o semanalmente, dependiendo de tu sistema), aplicará esta configuración.</text:p>
        </text:section>
        <text:p text:style-name="Standard"/>
        <text:p text:style-name="P10"/>
        <text:p text:style-name="P9"/>
        <text:list xml:id="list185332910486629" text:continue-list="list185332844556438" text:style-name="L1">
          <text:list-item>
            <text:p text:style-name="P41"><text:span text:style-name="Strong_20_Emphasis"><text:span text:style-name="T2">Gestión de hora y localización</text:span></text:span>: Configura el sistema para que utilice la zona horaria <text:span text:style-name="Source_20_Text"><text:span text:style-name="T2">Europe/Berlin</text:span></text:span>. A continuación, configura el cliente NTP para sincronizar la hora automáticamente con un servidor de tu elección (ej: <text:span text:style-name="Source_20_Text"><text:span text:style-name="T2">pool.ntp.org</text:span></text:span>).</text:p>
          </text:list-item>
        </text:list>
        <text:h text:style-name="P4" text:outline-level="2">Configurar la Zona Horaria a Europe/Berlin</text:h>
        <text:p text:style-name="Text_20_body">Vamos a establecer la zona horaria de tu sistema. Usaremos el comando <text:span text:style-name="Strong_20_Emphasis"><text:span text:style-name="Source_20_Text">timedatectl</text:span></text:span>, que es el método estándar para sistemas Linux modernos que utilizan <text:span text:style-name="Source_20_Text">systemd</text:span>.</text:p>
        <text:p text:style-name="P10">Bash</text:p>
        <text:p text:style-name="P11"><text:span text:style-name="Source_20_Text">sudo timedatectl set-timezone Europe/Berlin</text:span></text:p>
        <text:p text:style-name="Text_20_body">Para confirmar que el cambio se ha realizado correctamente, puedes ejecutar:</text:p>
        <text:p text:style-name="P10">Bash</text:p>
        <text:p text:style-name="P11"><text:span text:style-name="Source_20_Text">timedatectl</text:span></text:p>
        <text:p text:style-name="Text_20_body">Deberías ver una línea similar a <text:span text:style-name="Source_20_Text">Time zone: Europe/Berlin (CEST, +0200)</text:span> (o <text:span text:style-name="Source_20_Text">CET, +0100</text:span> si es invierno).</text:p>
        <text:p text:style-name="Horizontal_20_Line"/>
        <text:h text:style-name="Heading_20_2" text:outline-level="2">Configurar el Cliente NTP para Sincronización Automática de la Hora</text:h>
        <text:p text:style-name="Text_20_body">La mayoría de las distribuciones modernas de Linux utilizan <text:span text:style-name="Strong_20_Emphasis"><text:span text:style-name="Source_20_Text">chrony</text:span></text:span> o <text:span text:style-name="Strong_20_Emphasis"><text:span text:style-name="Source_20_Text">systemd-timesyncd</text:span></text:span> como su cliente NTP por defecto. <text:span text:style-name="Source_20_Text">chrony</text:span> suele ser preferido para servidores debido a su robustez, mientras que <text:span text:style-name="Source_20_Text">systemd-timesyncd</text:span> es un cliente más ligero, a menudo usado en entornos de escritorio. Solo necesitas configurar uno de ellos.</text:p>
        <text:h text:style-name="Heading_20_3" text:outline-level="3">Opción 1: Usando <text:span text:style-name="Source_20_Text">chrony</text:span> (Recomendado para Servidores)</text:h>
        <text:list text:style-name="L30">
          <text:list-item>
            <text:p text:style-name="P94"><text:span text:style-name="Strong_20_Emphasis">Instalar y Habilitar </text:span><text:span text:style-name="Strong_20_Emphasis"><text:span text:style-name="Source_20_Text">chrony</text:span></text:span> (si no está ya instalado):</text:p>
            <text:list>
              <text:list-item>
                <text:p text:style-name="P95"><text:span text:style-name="Strong_20_Emphasis">Debian/Ubuntu:</text:span> </text:p>
                <text:p text:style-name="P96"/>
                <text:p text:style-name="P30"><text:span text:style-name="Source_20_Text">sudo apt update &amp;&amp; sudo apt install chrony</text:span></text:p>
              </text:list-item>
              <text:list-item>
                <text:p text:style-name="P95"><text:span text:style-name="Strong_20_Emphasis">RHEL/CentOS:</text:span> </text:p>
                <text:p text:style-name="P96"/>
                <text:p text:style-name="P30"><text:span text:style-name="Source_20_Text">sudo yum install chrony</text:span></text:p>
              </text:list-item>
            </text:list>
            <text:p text:style-name="P94">Luego, asegúrate de que esté habilitado e iniciado:</text:p>
            <text:p text:style-name="P96"><text:soft-page-break/></text:p>
            <text:p text:style-name="P30"><text:span text:style-name="Source_20_Text">sudo systemctl enable --now chronyd</text:span></text:p>
          </text:list-item>
          <text:list-item>
            <text:p text:style-name="P94"><text:span text:style-name="Strong_20_Emphasis">Configurar </text:span><text:span text:style-name="Strong_20_Emphasis"><text:span text:style-name="Source_20_Text">chrony</text:span></text:span><text:span text:style-name="Strong_20_Emphasis">:</text:span> Abre el archivo de configuración de <text:span text:style-name="Source_20_Text">chrony</text:span>:</text:p>
            <text:p text:style-name="P96"/>
            <text:p text:style-name="P30"><text:span text:style-name="Source_20_Text">sudo nano /etc/chrony/chrony.conf</text:span></text:p>
            <text:p text:style-name="P94">Busca las líneas que comienzan con <text:span text:style-name="Source_20_Text">pool</text:span> o <text:span text:style-name="Source_20_Text">server</text:span>. Deberás apuntarlas a los servidores de <text:span text:style-name="Source_20_Text">pool.ntp.org</text:span>. Puedes descomentar las líneas existentes o añadir nuevas como estas:</text:p>
            <text:p text:style-name="P31"><text:span text:style-name="Source_20_Text">pool 0.pool.ntp.org iburst</text:span></text:p>
            <text:p text:style-name="P29"><text:span text:style-name="Source_20_Text">pool 1.pool.ntp.org iburst</text:span></text:p>
            <text:p text:style-name="P29"><text:span text:style-name="Source_20_Text">pool 2.pool.ntp.org iburst</text:span></text:p>
            <text:p text:style-name="P30"><text:span text:style-name="Source_20_Text">pool 3.pool.ntp.org iburst</text:span></text:p>
            <text:p text:style-name="P94">La opción <text:span text:style-name="Source_20_Text">iburst</text:span> ayuda a sincronizar la hora más rápidamente al inicio.</text:p>
          </text:list-item>
          <text:list-item>
            <text:p text:style-name="P94"><text:span text:style-name="Strong_20_Emphasis">Reiniciar el servicio </text:span><text:span text:style-name="Strong_20_Emphasis"><text:span text:style-name="Source_20_Text">chronyd</text:span></text:span> para que los cambios surtan efecto:</text:p>
            <text:p text:style-name="P96"/>
            <text:p text:style-name="P30"><text:span text:style-name="Source_20_Text">sudo systemctl restart chronyd</text:span></text:p>
          </text:list-item>
          <text:list-item>
            <text:p text:style-name="P94"><text:span text:style-name="Strong_20_Emphasis">Verificar la Sincronización:</text:span> Puedes comprobar el estado de la sincronización con:</text:p>
            <text:p text:style-name="P96"/>
            <text:p text:style-name="P29"><text:span text:style-name="Source_20_Text">chronyc sources -v</text:span></text:p>
            <text:p text:style-name="P30"><text:span text:style-name="Source_20_Text">chronyc tracking</text:span></text:p>
          </text:list-item>
        </text:list>
        <text:p text:style-name="Horizontal_20_Line"/>
        <text:h text:style-name="Heading_20_3" text:outline-level="3">Opción 2: Usando <text:span text:style-name="Source_20_Text">systemd-timesyncd</text:span> (Por defecto en muchas instalaciones de Escritorio Linux)</text:h>
        <text:list text:style-name="L31">
          <text:list-item>
            <text:p text:style-name="P97"><text:span text:style-name="Strong_20_Emphasis">Asegurarse de que </text:span><text:span text:style-name="Strong_20_Emphasis"><text:span text:style-name="Source_20_Text">systemd-timesyncd</text:span></text:span><text:span text:style-name="Strong_20_Emphasis"> esté habilitado y activo:</text:span> Normalmente, está habilitado por defecto, pero puedes confirmarlo:</text:p>
            <text:p text:style-name="P98"/>
            <text:p text:style-name="P32"><text:span text:style-name="Source_20_Text">sudo systemctl enable --now systemd-timesyncd</text:span></text:p>
            <text:p text:style-name="P33"><text:span text:style-name="Source_20_Text">sudo systemctl status systemd-timesyncd</text:span></text:p>
            <text:p text:style-name="P97"><text:span text:style-name="Strong_20_Emphasis">Importante:</text:span> Si <text:span text:style-name="Source_20_Text">chrony</text:span> o <text:span text:style-name="Source_20_Text">ntpd</text:span> están activos, <text:span text:style-name="Source_20_Text">systemd-timesyncd</text:span> a menudo se deshabilitará o no funcionará correctamente para evitar conflictos. Asegúrate de que solo uno de ellos esté activo.</text:p>
          </text:list-item>
          <text:list-item>
            <text:p text:style-name="P97"><text:span text:style-name="Strong_20_Emphasis">Configurar </text:span><text:span text:style-name="Strong_20_Emphasis"><text:span text:style-name="Source_20_Text">systemd-timesyncd</text:span></text:span><text:span text:style-name="Strong_20_Emphasis">:</text:span> Abre su archivo de configuración:</text:p>
            <text:p text:style-name="P98"/>
            <text:p text:style-name="P33"><text:soft-page-break/><text:span text:style-name="Source_20_Text">sudo nano /etc/systemd/timesyncd.conf</text:span></text:p>
            <text:p text:style-name="P97">Dentro de la sección <text:span text:style-name="Source_20_Text">[Time]</text:span>, busca la línea <text:span text:style-name="Source_20_Text">NTP=</text:span>. Descoméntala si es necesario y configúrala con los servidores NTP elegidos:</text:p>
            <text:p text:style-name="P98">Ini, TOML</text:p>
            <text:p text:style-name="P32"><text:span text:style-name="Source_20_Text">[Time]</text:span></text:p>
            <text:p text:style-name="P32"><text:span text:style-name="Source_20_Text">NTP=0.pool.ntp.org 1.pool.ntp.org 2.pool.ntp.org 3.pool.ntp.org</text:span></text:p>
            <text:p text:style-name="P33"><text:span text:style-name="Source_20_Text">#FallbackNTP=ntp.ubuntu.com</text:span></text:p>
          </text:list-item>
          <text:list-item>
            <text:p text:style-name="P97"><text:span text:style-name="Strong_20_Emphasis">Reiniciar el servicio </text:span><text:span text:style-name="Strong_20_Emphasis"><text:span text:style-name="Source_20_Text">systemd-timesyncd</text:span></text:span><text:span text:style-name="Strong_20_Emphasis">:</text:span></text:p>
            <text:p text:style-name="P98"/>
            <text:p text:style-name="P33"><text:span text:style-name="Source_20_Text">sudo systemctl restart systemd-timesyncd</text:span></text:p>
          </text:list-item>
          <text:list-item>
            <text:p text:style-name="P97"><text:span text:style-name="Strong_20_Emphasis">Verificar la Sincronización:</text:span> Puedes comprobar el estado con:</text:p>
            <text:p text:style-name="P98"/>
            <text:p text:style-name="P33"><text:span text:style-name="Source_20_Text">timedatectl status</text:span></text:p>
            <text:p text:style-name="P97">Busca <text:span text:style-name="Source_20_Text">NTP synchronized: yes</text:span> en la salida.</text:p>
          </text:list-item>
        </text:list>
        <text:p text:style-name="P10"/>
        <text:p text:style-name="P9"/>
        <text:list xml:id="list185333483714192" text:continue-list="list185332910486629" text:style-name="L1">
          <text:list-item>
            <text:p text:style-name="P41"><text:span text:style-name="Strong_20_Emphasis"><text:span text:style-name="T2">Cifrado con GPG</text:span></text:span>: Crea un fichero de texto llamado <text:span text:style-name="Source_20_Text"><text:span text:style-name="T2">datos_confidenciales.txt</text:span></text:span>. Cífralo usando GPG con cifrado asimétrico para que solo tú (tu clave GPG) puedas descifrarlo. Después, firma digitalmente el fichero cifrado para asegurar su autenticidad.</text:p>
          </text:list-item>
        </text:list>
        <text:p text:style-name="P8"><text:bookmark text:name="chat-history"/></text:p>
        <text:section text:style-name="Sect2" text:name="Sección1">
          <text:section text:style-name="Sect2" text:name="e3149f5ce2091fc6">
            <text:p text:style-name="P8"/>
            <text:section text:style-name="Sect1" text:name="model-response-message-contentr_e3149f5ce2091fc6">
              <text:p text:style-name="P10">El cifrado y la firma digital con GPG son procesos fundamentales para la seguridad de la información. Aquí te guiaré paso a paso para crear el archivo, cifrarlo y firmarlo.</text:p>
              <text:p text:style-name="Text_20_body"><text:span text:style-name="Strong_20_Emphasis">Pre-requisitos:</text:span></text:p>
              <text:list text:style-name="L32">
                <text:list-item>
                  <text:p text:style-name="P100"><text:span text:style-name="Strong_20_Emphasis">GPG (GNU Privacy Guard) instalado:</text:span> Si no lo tienes, instálalo con <text:span text:style-name="Source_20_Text">sudo apt install gnupg</text:span> (Debian/Ubuntu) o <text:span text:style-name="Source_20_Text">sudo yum install gnupg</text:span> (RHEL/CentOS). </text:p>
                </text:list-item>
                <text:list-item>
                  <text:p text:style-name="P99"><text:span text:style-name="Strong_20_Emphasis">Un par de claves GPG (pública y privada):</text:span> Si ya tienes uno, puedes usarlo. Si no, necesitarás generar uno. </text:p>
                </text:list-item>
              </text:list>
              <text:p text:style-name="Horizontal_20_Line"/>
              <text:h text:style-name="Heading_20_3" text:outline-level="3">Paso 0: Generar tu par de claves GPG (Si aún no tienes uno)</text:h>
              <text:p text:style-name="Text_20_body">Si ya tienes un par de claves GPG, puedes omitir este paso y saltar al Paso 1.</text:p>
              <text:p text:style-name="P10"/>
              <text:p text:style-name="P11"><text:span text:style-name="Source_20_Text">gpg --full-generate-key</text:span></text:p>
              <text:p text:style-name="Text_20_body">Este comando te guiará a través de una serie de preguntas:</text:p>
              <text:list text:style-name="L33">
                <text:list-item>
                  <text:p text:style-name="P102"><text:span text:style-name="Strong_20_Emphasis">Tipo de clave:</text:span> Selecciona <text:span text:style-name="Source_20_Text">(1) RSA and RSA</text:span> (es la opción por defecto y recomendada). </text:p>
                </text:list-item>
                <text:list-item>
                  <text:p text:style-name="P102"><text:span text:style-name="Strong_20_Emphasis">Tamaño de la clave:</text:span> <text:span text:style-name="Source_20_Text">4096</text:span> es un tamaño seguro recomendado. </text:p>
                </text:list-item>
                <text:list-item>
                  <text:p text:style-name="P102"><text:span text:style-name="Strong_20_Emphasis">Vigencia de la clave:</text:span> Puedes elegir un periodo de validez o <text:span text:style-name="Source_20_Text">0</text:span> para que la clave no caduque (presiona Enter para el valor por defecto si no quieres que caduque pronto). </text:p>
                </text:list-item>
                <text:list-item>
                  <text:p text:style-name="P102"><text:span text:style-name="Strong_20_Emphasis">Confirmación:</text:span> Confirma que la configuración es correcta. </text:p>
                </text:list-item>
                <text:list-item>
                  <text:p text:style-name="P102"><text:span text:style-name="Strong_20_Emphasis">ID de usuario:</text:span> Ingresa tu nombre, dirección de correo electrónico (real o ficticia para pruebas) y un comentario opcional. Este será el "identificador" de tu clave. </text:p>
                </text:list-item>
                <text:list-item>
                  <text:p text:style-name="P101"><text:span text:style-name="Strong_20_Emphasis">Frase de contraseña:</text:span> <text:span text:style-name="Strong_20_Emphasis">¡Muy importante!</text:span> Introduce una frase de contraseña segura para proteger tu clave privada. La necesitarás cada vez que uses tu clave privada para descifrar o firmar. </text:p>
                </text:list-item>
              </text:list>
              <text:p text:style-name="Text_20_body">El proceso generará tu clave. Una vez finalizado, puedes listar tus claves para ver su ID:</text:p>
              <text:p text:style-name="P10"/>
              <text:p text:style-name="P11"><text:span text:style-name="Source_20_Text">gpg --list-secret-keys --keyid-format=long</text:span></text:p>
              <text:p text:style-name="Text_20_body">Verás una salida similar a esta:</text:p>
              <text:p text:style-name="P6"><text:span text:style-name="Source_20_Text">sec <text:s text:c="2"/>rsa4096/XXXXXXXXXXXXXXXX 2025-06-17 [SC]</text:span></text:p>
              <text:p text:style-name="Preformatted_20_Text"><text:span text:style-name="Source_20_Text"><text:s text:c="6"/>XXYYZZAA112233445566778899AABBCCDD</text:span></text:p>
              <text:p text:style-name="Preformatted_20_Text"><text:soft-page-break/><text:span text:style-name="Source_20_Text">uid <text:s text:c="16"/>[ultimate] Tu Nombre &lt;tu_correo@example.com&gt;</text:span></text:p>
              <text:p text:style-name="P11"><text:span text:style-name="Source_20_Text">ssb <text:s text:c="2"/>rsa4096/ABCDEF0123456789 2025-06-17 [E]</text:span></text:p>
              <text:p text:style-name="Text_20_body">La cadena larga de caracteres después de <text:span text:style-name="Source_20_Text">rsa4096/</text:span> (ej. <text:span text:style-name="Source_20_Text">XXXXXXXXXXXXXXXX</text:span>) es el ID de tu clave. Anótalo, lo necesitarás para cifrar. Si usaste un correo real, también puedes usar tu correo electrónico como identificador.</text:p>
              <text:p text:style-name="Horizontal_20_Line"/>
              <text:h text:style-name="Heading_20_3" text:outline-level="3">Paso 1: Crear el fichero de texto <text:span text:style-name="Source_20_Text">datos_confidenciales.txt</text:span></text:h>
              <text:p text:style-name="P10"/>
              <text:p text:style-name="Preformatted_20_Text"><text:span text:style-name="Source_20_Text">echo "Este es un mensaje secreto que solo yo debo leer." &gt; datos_confidenciales.txt</text:span></text:p>
              <text:p text:style-name="P11"><text:span text:style-name="Source_20_Text">echo "Contiene información muy importante." &gt;&gt; datos_confidenciales.txt</text:span></text:p>
              <text:p text:style-name="Horizontal_20_Line"/>
              <text:h text:style-name="Heading_20_3" text:outline-level="3">Paso 2: Cifrar el fichero usando GPG con cifrado asimétrico</text:h>
              <text:p text:style-name="Text_20_body">Usaremos el comando <text:span text:style-name="Source_20_Text">gpg --encrypt</text:span>. Para el cifrado asimétrico, necesitas especificar el destinatario de la clave pública, que en este caso eres tú mismo.</text:p>
              <text:p text:style-name="P10"/>
              <text:p text:style-name="Preformatted_20_Text"><text:span text:style-name="Source_20_Text">gpg --output datos_confidenciales.txt.gpg --encrypt --recipient "Tu Nombre" datos_confidenciales.txt</text:span></text:p>
              <text:p text:style-name="Preformatted_20_Text"><text:span text:style-name="Source_20_Text"># O si prefieres usar el correo electrónico como identificador</text:span></text:p>
              <text:p text:style-name="Preformatted_20_Text"><text:span text:style-name="Source_20_Text"># gpg --output datos_confidenciales.txt.gpg --encrypt --recipient "tu_correo@example.com" datos_confidenciales.txt</text:span></text:p>
              <text:p text:style-name="Preformatted_20_Text"><text:span text:style-name="Source_20_Text"># O si prefieres usar el ID de la clave</text:span></text:p>
              <text:p text:style-name="P11"><text:span text:style-name="Source_20_Text"># gpg --output datos_confidenciales.txt.gpg --encrypt --recipient XXXXXXXXXXXXXXXX datos_confidenciales.txt</text:span></text:p>
              <text:list text:style-name="L34">
                <text:list-item>
                  <text:p text:style-name="P104"><text:span text:style-name="Source_20_Text">--output datos_confidenciales.txt.gpg</text:span>: Especifica el nombre del archivo de salida para el archivo cifrado. La extensión <text:span text:style-name="Source_20_Text">.gpg</text:span> o <text:span text:style-name="Source_20_Text">.asc</text:span> es común. </text:p>
                </text:list-item>
                <text:list-item>
                  <text:p text:style-name="P104"><text:span text:style-name="Source_20_Text">--encrypt</text:span>: Indica que queremos cifrar el archivo. </text:p>
                </text:list-item>
                <text:list-item>
                  <text:p text:style-name="P103"><text:span text:style-name="Source_20_Text">--recipient "Tu Nombre"</text:span>: Especifica al destinatario de la clave pública. <text:span text:style-name="Strong_20_Emphasis">Asegúrate de usar el "nombre" o "correo" o "ID de clave" exacto que usaste al generar tu clave GPG.</text:span> </text:p>
                </text:list-item>
              </text:list>
              <text:p text:style-name="Text_20_body">Este comando cifrará <text:span text:style-name="Source_20_Text">datos_confidenciales.txt</text:span> de modo que solo la clave privada correspondiente al destinatario (<text:span text:style-name="Source_20_Text">Tu Nombre</text:span> en este caso) pueda descifrarlo.</text:p>
              <text:p text:style-name="Horizontal_20_Line"/>
              <text:h text:style-name="Heading_20_3" text:outline-level="3">Paso 3: Firmar digitalmente el fichero cifrado</text:h>
              <text:p text:style-name="Text_20_body">Para firmar el fichero cifrado (<text:span text:style-name="Source_20_Text">datos_confidenciales.txt.gpg</text:span>), usarás la opción <text:span text:style-name="Source_20_Text">--sign</text:span> (o <text:span text:style-name="Source_20_Text">--clearsign</text:span> si fuera texto plano y quisieras ver el contenido con la firma, pero no es <text:soft-page-break/>el caso para un archivo ya cifrado) o <text:span text:style-name="Source_20_Text">--detach-sign</text:span> para una firma separada. Para asegurar la autenticidad del <text:span text:style-name="Emphasis">contenido ya cifrado</text:span>, firmaremos el archivo <text:span text:style-name="Source_20_Text">.gpg</text:span>.</text:p>
              <text:p text:style-name="Text_20_body">Hay dos formas comunes de firmar:</text:p>
              <text:p text:style-name="Text_20_body"><text:span text:style-name="Strong_20_Emphasis">Opción A: Firmar el archivo cifrado y generar una firma separada (</text:span><text:span text:style-name="Strong_20_Emphasis"><text:span text:style-name="Source_20_Text">.sig</text:span></text:span><text:span text:style-name="Strong_20_Emphasis">)</text:span></text:p>
              <text:p text:style-name="Text_20_body">Esto es a menudo preferible porque no modifica el archivo cifrado original y es fácil de verificar.</text:p>
              <text:p text:style-name="P10"/>
              <text:p text:style-name="P11"><text:span text:style-name="Source_20_Text">gpg --output datos_confidenciales.txt.gpg.sig --detach-sign datos_confidenciales.txt.gpg</text:span></text:p>
              <text:list text:style-name="L35">
                <text:list-item>
                  <text:p text:style-name="P106"><text:span text:style-name="Source_20_Text">--output datos_confidenciales.txt.gpg.sig</text:span>: Especifica el nombre del archivo donde se guardará la firma digital. </text:p>
                </text:list-item>
                <text:list-item>
                  <text:p text:style-name="P106"><text:span text:style-name="Source_20_Text">--detach-sign</text:span>: Crea una firma separada del archivo que se está firmando. </text:p>
                </text:list-item>
                <text:list-item>
                  <text:p text:style-name="P105"><text:span text:style-name="Source_20_Text">datos_confidenciales.txt.gpg</text:span>: El archivo que deseas firmar. </text:p>
                </text:list-item>
              </text:list>
              <text:p text:style-name="Text_20_body">GPG te pedirá la frase de contraseña de tu clave privada para poder realizar la firma.</text:p>
              <text:p text:style-name="Text_20_body">Ahora tendrás dos archivos: <text:span text:style-name="Source_20_Text">datos_confidenciales.txt.gpg</text:span> (el archivo cifrado) y <text:span text:style-name="Source_20_Text">datos_confidenciales.txt.gpg.sig</text:span> (la firma digital del archivo cifrado).</text:p>
              <text:p text:style-name="Text_20_body"><text:span text:style-name="Strong_20_Emphasis">Opción B: Firmar y cifrar en un solo paso (menos común para un archivo ya cifrado, pero posible)</text:span></text:p>
              <text:p text:style-name="Text_20_body">Si quisieras cifrar y firmar en un solo paso (lo cual se aplica al archivo original antes de cifrarlo), sería así:</text:p>
              <text:p text:style-name="P10"/>
              <text:p text:style-name="Preformatted_20_Text"><text:span text:style-name="Source_20_Text"># NO USAR CON UN ARCHIVO YA CIFRADO SI SOLO QUIERES FIRMARLO</text:span></text:p>
              <text:p text:style-name="P11"><text:span text:style-name="Source_20_Text"># gpg --output datos_confidenciales_cifrado_firmado.gpg --encrypt --sign --recipient "Tu Nombre" datos_confidenciales.txt</text:span></text:p>
              <text:p text:style-name="Text_20_body">Pero dado que ya ciframos, la opción A es la más adecuada para "firmar el fichero cifrado".</text:p>
              <text:p text:style-name="Horizontal_20_Line"/>
              <text:h text:style-name="Heading_20_3" text:outline-level="3">Verificación (Opcional)</text:h>
              <text:list text:style-name="L36">
                <text:list-item>
                  <text:p text:style-name="P107"><text:span text:style-name="Strong_20_Emphasis">Verificar la firma:</text:span> Para verificar que la firma es válida y que el archivo no ha sido alterado:</text:p>
                  <text:p text:style-name="P108"/>
                  <text:p text:style-name="P34"><text:span text:style-name="Source_20_Text">gpg --verify datos_confidenciales.txt.gpg.sig datos_confidenciales.txt.gpg</text:span></text:p>
                  <text:p text:style-name="P107">Si la firma es válida y pertenece a tu clave, verás un mensaje como <text:span text:style-name="Source_20_Text">gpg: Firma correcta de "Tu Nombre &lt;tu_correo@example.com&gt;"</text:span>.</text:p>
                </text:list-item>
                <text:list-item>
                  <text:p text:style-name="P107"><text:soft-page-break/><text:span text:style-name="Strong_20_Emphasis">Descifrar el archivo:</text:span> Para descifrar el archivo, simplemente usa el comando <text:span text:style-name="Source_20_Text">gpg --decrypt</text:span>. GPG usará tu clave privada para hacerlo. Te pedirá la frase de contraseña de tu clave.</text:p>
                  <text:p text:style-name="P108"/>
                  <text:p text:style-name="P34"><text:span text:style-name="Source_20_Text">gpg --output datos_descifrados.txt --decrypt datos_confidenciales.txt.gpg</text:span></text:p>
                  <text:list>
                    <text:list-item>
                      <text:p text:style-name="P109"><text:span text:style-name="Source_20_Text">--output datos_descifrados.txt</text:span>: Especifica el nombre del archivo donde se guardará el contenido descifrado. </text:p>
                    </text:list-item>
                    <text:list-item>
                      <text:p text:style-name="P107"><text:span text:style-name="Source_20_Text">--decrypt</text:span>: Indica que queremos descifrar el archivo. </text:p>
                    </text:list-item>
                  </text:list>
                  <text:p text:style-name="P107">Después de introducir tu frase de contraseña, el contenido original debería aparecer en <text:span text:style-name="Source_20_Text">datos_descifrados.txt</text:span>.</text:p>
                </text:list-item>
              </text:list>
              <text:p text:style-name="Text_20_body">Con estos pasos, habrás cifrado tu archivo para que solo tú puedas leerlo y lo habrás firmado digitalmente para asegurar su autenticidad.</text:p>
            </text:section>
          </text:section>
        </text:section>
        <text:p text:style-name="P10"/>
        <text:p text:style-name="P9"/>
        <text:list xml:id="list185332685502634" text:continue-list="list185333483714192" text:style-name="L1">
          <text:list-item>
            <text:p text:style-name="P41"><text:span text:style-name="Strong_20_Emphasis"><text:span text:style-name="T2">Firewall básico con </text:span></text:span><text:span text:style-name="Strong_20_Emphasis"><text:span text:style-name="Source_20_Text"><text:span text:style-name="T2">iptables</text:span></text:span></text:span><text:span text:style-name="Strong_20_Emphasis"><text:span text:style-name="T2"> / </text:span></text:span><text:span text:style-name="Strong_20_Emphasis"><text:span text:style-name="Source_20_Text"><text:span text:style-name="T2">firewalld</text:span></text:span></text:span>: Añade una regla al firewall que bloquee todas las conexiones entrantes al puerto TCP 8080. Guarda la configuración para que sea permanente tras un reinicio.</text:p>
          </text:list-item>
        </text:list>
        <text:h text:style-name="P4" text:outline-level="2">Opción 1: Usando <text:span text:style-name="Source_20_Text">firewalld</text:span> (Recomendado para RHEL/CentOS y algunas otras distribuciones)</text:h>
        <text:p text:style-name="Text_20_body"><text:span text:style-name="Source_20_Text">firewalld</text:span> es un demonio que gestiona las reglas de firewall dinámicamente y las hace persistentes automáticamente.</text:p>
        <text:list text:style-name="L37">
          <text:list-item>
            <text:p text:style-name="P110"><text:span text:style-name="Strong_20_Emphasis">Asegúrate de que </text:span><text:span text:style-name="Strong_20_Emphasis"><text:span text:style-name="Source_20_Text">firewalld</text:span></text:span><text:span text:style-name="Strong_20_Emphasis"> esté activo:</text:span></text:p>
            <text:p text:style-name="P111"/>
            <text:p text:style-name="P35"><text:span text:style-name="Source_20_Text">sudo systemctl status firewalld</text:span></text:p>
            <text:p text:style-name="P110">Si no está activo, puedes habilitarlo e iniciarlo:</text:p>
            <text:p text:style-name="P111"/>
            <text:p text:style-name="P35"><text:span text:style-name="Source_20_Text">sudo systemctl enable --now firewalld</text:span></text:p>
          </text:list-item>
          <text:list-item>
            <text:p text:style-name="P110"><text:span text:style-name="Strong_20_Emphasis">Añadir la regla para bloquear el puerto TCP 8080 en la zona por defecto:</text:span> <text:span text:style-name="Source_20_Text">firewalld</text:span> opera con "zonas". La zona por defecto (generalmente <text:span text:style-name="Source_20_Text">public</text:span> o <text:span text:style-name="Source_20_Text">FedoraWorkstation</text:span>) es la que se aplica a la mayoría de las interfaces.</text:p>
            <text:p text:style-name="P111"/>
            <text:p text:style-name="P35"><text:span text:style-name="Source_20_Text">sudo firewall-cmd --zone=public --add-rich-rule='rule family="ipv4" port port="8080" protocol="tcp" reject' --permanent</text:span></text:p>
            <text:list>
              <text:list-item>
                <text:p text:style-name="P112"><text:span text:style-name="Source_20_Text">--zone=public</text:span>: Aplica la regla a la zona pública. Adapta esto si usas una zona diferente. </text:p>
              </text:list-item>
              <text:list-item>
                <text:p text:style-name="P112"><text:span text:style-name="Source_20_Text">--add-rich-rule</text:span>: Permite añadir reglas complejas. </text:p>
              </text:list-item>
              <text:list-item>
                <text:p text:style-name="P112"><text:span text:style-name="Source_20_Text">'rule family="ipv4" port port="8080" protocol="tcp" reject'</text:span>: Esta es la regla en sí. Bloquea (<text:span text:style-name="Source_20_Text">reject</text:span>) el tráfico TCP entrante (<text:span text:style-name="Source_20_Text">ipv4</text:span>) al puerto <text:span text:style-name="Source_20_Text">8080</text:span>. <text:span text:style-name="Source_20_Text">reject</text:span> enviará un error al remitente (puerto inalcanzable), a diferencia de <text:span text:style-name="Source_20_Text">drop</text:span> que simplemente ignora la conexión. </text:p>
              </text:list-item>
              <text:list-item>
                <text:p text:style-name="P112"><text:span text:style-name="Source_20_Text">--permanent</text:span>: Hace que la regla sea persistente tras un reinicio. </text:p>
              </text:list-item>
            </text:list>
          </text:list-item>
          <text:list-item>
            <text:p text:style-name="P110"><text:span text:style-name="Strong_20_Emphasis">Recargar </text:span><text:span text:style-name="Strong_20_Emphasis"><text:span text:style-name="Source_20_Text">firewalld</text:span></text:span><text:span text:style-name="Strong_20_Emphasis"> para aplicar la regla inmediatamente:</text:span> Aunque la regla ya es permanente, no estará activa hasta que recargues el firewall.</text:p>
            <text:p text:style-name="P111"/>
            <text:p text:style-name="P35"><text:span text:style-name="Source_20_Text">sudo firewall-cmd --reload</text:span></text:p>
          </text:list-item>
          <text:list-item>
            <text:p text:style-name="P110"><text:span text:style-name="Strong_20_Emphasis">Verificar la regla:</text:span> Puedes listar las reglas de la zona pública para confirmar:</text:p>
            <text:p text:style-name="P111"><text:soft-page-break/></text:p>
            <text:p text:style-name="P35"><text:span text:style-name="Source_20_Text">sudo firewall-cmd --zone=public --list-all</text:span></text:p>
            <text:p text:style-name="P110">Deberías ver la <text:span text:style-name="Source_20_Text">rich rule</text:span> que acabas de añadir en la sección <text:span text:style-name="Source_20_Text">rules</text:span>.</text:p>
          </text:list-item>
        </text:list>
        <text:p text:style-name="Horizontal_20_Line"/>
        <text:h text:style-name="Heading_20_2" text:outline-level="2">Opción 2: Usando <text:span text:style-name="Source_20_Text">iptables</text:span> (Común en Debian/Ubuntu si no se usa <text:span text:style-name="Source_20_Text">ufw</text:span>)</text:h>
        <text:p text:style-name="Text_20_body"><text:span text:style-name="Source_20_Text">iptables</text:span> es una herramienta de firewall más de bajo nivel. Las reglas no son persistentes por defecto y necesitan guardarse explícitamente.</text:p>
        <text:list text:style-name="L38">
          <text:list-item>
            <text:p text:style-name="P113"><text:span text:style-name="Strong_20_Emphasis">Añadir la regla para bloquear el puerto TCP 8080:</text:span></text:p>
            <text:p text:style-name="P114"/>
            <text:p text:style-name="P37"><text:span text:style-name="Source_20_Text">sudo iptables -A INPUT -p tcp --dport 8080 -j REJECT</text:span></text:p>
            <text:list>
              <text:list-item>
                <text:p text:style-name="P115"><text:span text:style-name="Source_20_Text">-A INPUT</text:span>: Añade la regla a la cadena <text:span text:style-name="Source_20_Text">INPUT</text:span> (tráfico entrante). </text:p>
              </text:list-item>
              <text:list-item>
                <text:p text:style-name="P115"><text:span text:style-name="Source_20_Text">-p tcp</text:span>: Especifica el protocolo TCP. </text:p>
              </text:list-item>
              <text:list-item>
                <text:p text:style-name="P115"><text:span text:style-name="Source_20_Text">--dport 8080</text:span>: Especifica el puerto de destino 8080. </text:p>
              </text:list-item>
              <text:list-item>
                <text:p text:style-name="P115"><text:span text:style-name="Source_20_Text">-j REJECT</text:span>: La acción a tomar es <text:span text:style-name="Source_20_Text">REJECT</text:span> (rechazar la conexión y enviar un error ICMP al remitente). Si prefieres <text:span text:style-name="Source_20_Text">DROP</text:span> (simplemente ignorar), cámbialo. </text:p>
              </text:list-item>
            </text:list>
          </text:list-item>
          <text:list-item>
            <text:p text:style-name="P113"><text:span text:style-name="Strong_20_Emphasis">Hacer la configuración persistente:</text:span></text:p>
            <text:p text:style-name="P113">El método para guardar las reglas de <text:span text:style-name="Source_20_Text">iptables</text:span> varía ligeramente entre distribuciones.</text:p>
            <text:p text:style-name="P113"><text:span text:style-name="Strong_20_Emphasis">Para Debian/Ubuntu (usando </text:span><text:span text:style-name="Strong_20_Emphasis"><text:span text:style-name="Source_20_Text">netfilter-persistent</text:span></text:span><text:span text:style-name="Strong_20_Emphasis">):</text:span></text:p>
            <text:p text:style-name="P114"/>
            <text:p text:style-name="P36"><text:span text:style-name="Source_20_Text">sudo apt install iptables-persistent # Si no está instalado</text:span></text:p>
            <text:p text:style-name="P37"><text:span text:style-name="Source_20_Text">sudo netfilter-persistent save</text:span></text:p>
            <text:p text:style-name="P113">Esto guarda las reglas actuales en <text:span text:style-name="Source_20_Text">/etc/iptables/rules.v4</text:span>.</text:p>
            <text:p text:style-name="P113"><text:span text:style-name="Strong_20_Emphasis">Para RHEL/CentOS (usando </text:span><text:span text:style-name="Strong_20_Emphasis"><text:span text:style-name="Source_20_Text">iptables-services</text:span></text:span><text:span text:style-name="Strong_20_Emphasis">):</text:span></text:p>
            <text:p text:style-name="P114"/>
            <text:p text:style-name="P36"><text:span text:style-name="Source_20_Text">sudo yum install iptables-services # Si no está instalado</text:span></text:p>
            <text:p text:style-name="P36"><text:span text:style-name="Source_20_Text">sudo systemctl enable iptables # Habilitar el servicio si no lo está</text:span></text:p>
            <text:p text:style-name="P36"><text:span text:style-name="Source_20_Text">sudo systemctl start iptables # Iniciar el servicio si no lo está</text:span></text:p>
            <text:p text:style-name="P37"><text:span text:style-name="Source_20_Text">sudo iptables-save | sudo tee /etc/sysconfig/iptables</text:span></text:p>
            <text:p text:style-name="P113">Esto guarda las reglas actuales en <text:span text:style-name="Source_20_Text">/etc/sysconfig/iptables</text:span>.</text:p>
          </text:list-item>
          <text:list-item>
            <text:p text:style-name="P113"><text:span text:style-name="Strong_20_Emphasis">Verificar la regla:</text:span> Puedes listar las reglas de <text:span text:style-name="Source_20_Text">iptables</text:span>:</text:p>
            <text:p text:style-name="P114"/>
            <text:p text:style-name="P37"><text:soft-page-break/><text:span text:style-name="Source_20_Text">sudo iptables -L -n -v</text:span></text:p>
            <text:p text:style-name="P113">Deberías ver una regla en la cadena <text:span text:style-name="Source_20_Text">INPUT</text:span> relacionada con el puerto <text:span text:style-name="Source_20_Text">8080</text:span> y la acción <text:span text:style-name="Source_20_Text">REJECT</text:span>.</text:p>
          </text:list-item>
        </text:list>
        <text:p text:style-name="Horizontal_20_Line"/>
        <text:p text:style-name="Text_20_body"><text:span text:style-name="Strong_20_Emphasis">Consideraciones importantes:</text:span></text:p>
        <text:list text:style-name="L39">
          <text:list-item>
            <text:p text:style-name="P117"><text:span text:style-name="Strong_20_Emphasis">Orden de las reglas:</text:span> En <text:span text:style-name="Source_20_Text">iptables</text:span>, el orden de las reglas importa. La regla de bloqueo debe estar antes de cualquier regla <text:span text:style-name="Source_20_Text">ACCEPT</text:span> general para el puerto 8080. </text:p>
          </text:list-item>
          <text:list-item>
            <text:p text:style-name="P117"><text:span text:style-name="Strong_20_Emphasis">Zona por defecto:</text:span> Si usas <text:span text:style-name="Source_20_Text">firewalld</text:span>, asegúrate de aplicar la regla a la zona correcta. <text:span text:style-name="Source_20_Text">public</text:span> es la más común para interfaces externas. </text:p>
          </text:list-item>
          <text:list-item>
            <text:p text:style-name="P116"><text:span text:style-name="Strong_20_Emphasis">Puertos necesarios:</text:span> Ten cuidado al bloquear puertos, especialmente en un servidor. Asegúrate de no bloquear puertos esenciales para el funcionamiento de tu sistema (como SSH, puerto 22) a menos que sepas exactamente lo que estás haciendo.</text:p>
          </text:list-item>
        </text:list>
        <text:p text:style-name="P10"/>
        <text:list xml:id="list185332662611338" text:continue-list="list185332685502634" text:style-name="L1">
          <text:list-item>
            <text:p text:style-name="P42"/>
          </text:list-item>
          <text:list-item>
            <text:p text:style-name="P41"><text:span text:style-name="Strong_20_Emphasis"><text:span text:style-name="T2">Auditoría de inicios de sesión</text:span></text:span>: Utiliza el comando <text:span text:style-name="Source_20_Text"><text:span text:style-name="T2">lastb</text:span></text:span> para mostrar los intentos de inicio de sesión fallidos. Luego, con el comando <text:span text:style-name="Source_20_Text"><text:span text:style-name="T2">last</text:span></text:span>, muestra quién ha iniciado sesión en el sistema durante el día actual.</text:p>
          </text:list-item>
        </text:list>
        <text:h text:style-name="P5" text:outline-level="3">. Mostrar los intentos de inicio de sesión fallidos con <text:span text:style-name="Source_20_Text">lastb</text:span></text:h>
        <text:p text:style-name="Text_20_body">El comando <text:span text:style-name="Source_20_Text">lastb</text:span> (del paquete <text:span text:style-name="Source_20_Text">util-linux</text:span>) lee el archivo <text:span text:style-name="Source_20_Text">/var/log/btmp</text:span>, que registra los intentos de inicio de sesión fallidos. Este archivo puede ser leído solo por <text:span text:style-name="Source_20_Text">root</text:span> por razones de seguridad.</text:p>
        <text:p text:style-name="P10"/>
        <text:p text:style-name="P11"><text:span text:style-name="Source_20_Text">sudo lastb</text:span></text:p>
        <text:p text:style-name="Text_20_body">La salida mostrará una lista de intentos de inicio de sesión fallidos, incluyendo:</text:p>
        <text:list text:style-name="L40">
          <text:list-item>
            <text:p text:style-name="P119">El nombre de usuario que intentó iniciar sesión. </text:p>
          </text:list-item>
          <text:list-item>
            <text:p text:style-name="P119">La terminal o el origen de la conexión (ej. <text:span text:style-name="Source_20_Text">ssh:notty</text:span>, <text:span text:style-name="Source_20_Text">pts/0</text:span>). </text:p>
          </text:list-item>
          <text:list-item>
            <text:p text:style-name="P119">La dirección IP desde la que se intentó la conexión. </text:p>
          </text:list-item>
          <text:list-item>
            <text:p text:style-name="P119">La fecha y hora del intento. </text:p>
          </text:list-item>
          <text:list-item>
            <text:p text:style-name="P118">La duración de la sesión (que será muy corta o "still logged in" si el intento fue reciente, aunque fallido). </text:p>
          </text:list-item>
        </text:list>
        <text:p text:style-name="Text_20_body"><text:span text:style-name="Strong_20_Emphasis">Ejemplo de salida:</text:span></text:p>
        <text:p text:style-name="P6"><text:span text:style-name="Source_20_Text">root <text:s text:c="4"/>ssh:notty <text:s text:c="3"/>192.168.1.10 <text:s text:c="2"/>Tue Jun 17 17:50 <text:s text:c="2"/>still logged in</text:span></text:p>
        <text:p text:style-name="Preformatted_20_Text"><text:span text:style-name="Source_20_Text">baduser <text:s/>ssh:notty <text:s text:c="3"/>192.168.1.15 <text:s text:c="2"/>Tue Jun 17 17:49 <text:s text:c="2"/>still logged in</text:span></text:p>
        <text:p text:style-name="P11"><text:span text:style-name="Source_20_Text">(unknown) ssh:notty <text:s text:c="3"/>192.168.1.5 <text:s text:c="3"/>Tue Jun 17 17:48 - 17:48 <text:s/>(00:00)</text:span></text:p>
        <text:p text:style-name="Horizontal_20_Line"/>
        <text:h text:style-name="Heading_20_3" text:outline-level="3">2. Mostrar quién ha iniciado sesión en el sistema durante el día actual con <text:span text:style-name="Source_20_Text">last</text:span></text:h>
        <text:p text:style-name="Text_20_body">El comando <text:span text:style-name="Source_20_Text">last</text:span> lee el archivo <text:span text:style-name="Source_20_Text">/var/log/wtmp</text:span> (o <text:span text:style-name="Source_20_Text">/var/log/lastlog</text:span> en algunos casos, aunque <text:span text:style-name="Source_20_Text">wtmp</text:span> es más común para sesiones). Este archivo registra los inicios de sesión y cierres de sesión de los usuarios.</text:p>
        <text:p text:style-name="Text_20_body">Para ver solo los inicios de sesión del día actual, podemos filtrar la salida de <text:span text:style-name="Source_20_Text">last</text:span>. Dado que la fecha actual es <text:span text:style-name="Strong_20_Emphasis">Martes, 17 de junio de 2025</text:span>, buscaremos entradas de este día.</text:p>
        <text:p text:style-name="P10"/>
        <text:p text:style-name="P11"><text:span text:style-name="Source_20_Text">last | grep "Tue Jun 17"</text:span></text:p>
        <text:list text:style-name="L41">
          <text:list-item>
            <text:p text:style-name="P121"><text:span text:style-name="Source_20_Text">last</text:span>: Muestra un historial de inicios y cierres de sesión. </text:p>
          </text:list-item>
          <text:list-item>
            <text:p text:style-name="P120"><text:span text:style-name="Source_20_Text">| grep "Tue Jun 17"</text:span>: Filtra la salida para mostrar solo las líneas que contienen "Tue Jun 17" (Martes, 17 de junio). Ajusta esto si el día o el formato de la fecha de tu <text:span text:style-name="Source_20_Text">last</text:span> es diferente. </text:p>
          </text:list-item>
        </text:list>
        <text:p text:style-name="Text_20_body"><text:soft-page-break/>La salida mostrará las sesiones de inicio de sesión que ocurrieron durante el día actual, incluyendo:</text:p>
        <text:list text:style-name="L42">
          <text:list-item>
            <text:p text:style-name="P123">El nombre de usuario que inició sesión. </text:p>
          </text:list-item>
          <text:list-item>
            <text:p text:style-name="P123">La terminal o el origen de la conexión. </text:p>
          </text:list-item>
          <text:list-item>
            <text:p text:style-name="P123">La dirección IP desde la que se inició la sesión. </text:p>
          </text:list-item>
          <text:list-item>
            <text:p text:style-name="P123">La fecha y hora de inicio de sesión. </text:p>
          </text:list-item>
          <text:list-item>
            <text:p text:style-name="P123">La fecha y hora de cierre de sesión (o <text:span text:style-name="Source_20_Text">still logged in</text:span> si la sesión aún está activa). </text:p>
          </text:list-item>
          <text:list-item>
            <text:p text:style-name="P122">La duración de la sesión. </text:p>
          </text:list-item>
        </text:list>
        <text:p text:style-name="Text_20_body"><text:span text:style-name="Strong_20_Emphasis">Ejemplo de salida:</text:span></text:p>
        <text:p text:style-name="P6"><text:span text:style-name="Source_20_Text">pasante <text:s/>pts/0 <text:s text:c="7"/>192.168.1.10 <text:s text:c="2"/>Tue Jun 17 17:52 <text:s text:c="2"/>still logged in</text:span></text:p>
        <text:p text:style-name="Preformatted_20_Text"><text:span text:style-name="Source_20_Text">soportej pts/0 <text:s text:c="7"/>192.168.1.12 <text:s text:c="2"/>Tue Jun 17 17:51 - 17:52 <text:s/>(00:01)</text:span></text:p>
        <text:p text:style-name="Preformatted_20_Text"><text:span text:style-name="Source_20_Text">root <text:s text:c="4"/>pts/0 <text:s text:c="7"/>192.168.1.1 <text:s text:c="3"/>Tue Jun 17 17:40 - 17:50 <text:s/>(00:10)</text:span></text:p>
        <text:p text:style-name="P11"><text:span text:style-name="Source_20_Text">reboot <text:s text:c="2"/>system boot <text:s/>5.15.0-XX-gene Tue Jun 17 08:00 <text:s text:c="2"/>still running</text:span></text:p>
        <text:p text:style-name="Text_20_body">El <text:span text:style-name="Source_20_Text">reboot</text:span> indica cuándo se inició el sistema por última vez.</text:p>
        <text:p text:style-name="P10"/>
        <text:p text:style-name="P9"/>
        <text:list xml:id="list185333613472780" text:continue-list="list185332662611338" text:style-name="L1">
          <text:list-item>
            <text:p text:style-name="P41"><text:span text:style-name="Strong_20_Emphasis"><text:span text:style-name="T2">Transferencia segura de ficheros</text:span></text:span>: Crea un directorio <text:span text:style-name="Source_20_Text"><text:span text:style-name="T2">remoto_test</text:span></text:span> en tu máquina. Usa <text:span text:style-name="Source_20_Text"><text:span text:style-name="T2">scp</text:span></text:span> para copiar el fichero <text:span text:style-name="Source_20_Text"><text:span text:style-name="T2">/etc/fstab</text:span></text:span> a ese directorio. A continuación, usa <text:span text:style-name="Source_20_Text"><text:span text:style-name="T2">rsync</text:span></text:span> para sincronizar el contenido del directorio <text:span text:style-name="Source_20_Text"><text:span text:style-name="T2">/etc/ssh/</text:span></text:span> con el mismo directorio <text:span text:style-name="Source_20_Text"><text:span text:style-name="T2">remoto_test</text:span></text:span>, asegurándote de que solo se copien los ficheros nuevos o modificados.</text:p>
          </text:list-item>
        </text:list>
        <text:p text:style-name="P10">Para realizar estas operaciones, necesitarás acceso SSH a una máquina remota (o a tu propia máquina si la tratas como remota con <text:span text:style-name="Source_20_Text">localhost</text:span> o su IP). Asumiré que tienes acceso SSH configurado y que sabes el nombre de usuario y la dirección IP del servidor remoto.</text:p>
        <text:p text:style-name="Text_20_body"><text:span text:style-name="Strong_20_Emphasis">Variables que necesitarás reemplazar:</text:span></text:p>
        <text:list text:style-name="L43">
          <text:list-item>
            <text:p text:style-name="P125"><text:span text:style-name="Source_20_Text">usuario_remoto</text:span>: Tu nombre de usuario en la máquina remota. </text:p>
          </text:list-item>
          <text:list-item>
            <text:p text:style-name="P124"><text:span text:style-name="Source_20_Text">ip_servidor_remoto</text:span>: La dirección IP o nombre de host de la máquina remota. </text:p>
          </text:list-item>
        </text:list>
        <text:p text:style-name="Horizontal_20_Line"/>
        <text:h text:style-name="Heading_20_3" text:outline-level="3">1. Crear un directorio <text:span text:style-name="Source_20_Text">remoto_test</text:span> en tu máquina remota</text:h>
        <text:p text:style-name="Text_20_body">Primero, inicia una sesión SSH en tu servidor remoto y crea el directorio.</text:p>
        <text:p text:style-name="P10"/>
        <text:p text:style-name="P11"><text:span text:style-name="Source_20_Text">ssh usuario_remoto@ip_servidor_remoto 'mkdir -p remoto_test'</text:span></text:p>
        <text:list text:style-name="L44">
          <text:list-item>
            <text:p text:style-name="P127"><text:span text:style-name="Source_20_Text">ssh usuario_remoto@ip_servidor_remoto</text:span>: Inicia una sesión SSH. </text:p>
          </text:list-item>
          <text:list-item>
            <text:p text:style-name="P126"><text:span text:style-name="Source_20_Text">'mkdir -p remoto_test'</text:span>: El comando que se ejecuta en la máquina remota. <text:span text:style-name="Source_20_Text">-p</text:span> asegura que el directorio se cree si no existe. </text:p>
          </text:list-item>
        </text:list>
        <text:p text:style-name="Horizontal_20_Line"/>
        <text:h text:style-name="Heading_20_3" text:outline-level="3">2. Usar <text:span text:style-name="Source_20_Text">scp</text:span> para copiar el fichero <text:span text:style-name="Source_20_Text">/etc/fstab</text:span> al directorio remoto</text:h>
        <text:p text:style-name="Text_20_body">Ahora, desde tu máquina local, copia <text:span text:style-name="Source_20_Text">/etc/fstab</text:span> al directorio <text:span text:style-name="Source_20_Text">remoto_test</text:span> en el servidor remoto.</text:p>
        <text:p text:style-name="P10"/>
        <text:p text:style-name="P11"><text:span text:style-name="Source_20_Text">scp /etc/fstab usuario_remoto@ip_servidor_remoto:~/remoto_test/</text:span></text:p>
        <text:list text:style-name="L45">
          <text:list-item>
            <text:p text:style-name="P129"><text:span text:style-name="Source_20_Text">scp</text:span>: El comando para copia segura de ficheros. </text:p>
          </text:list-item>
          <text:list-item>
            <text:p text:style-name="P129"><text:span text:style-name="Source_20_Text">/etc/fstab</text:span>: La ruta al archivo local a copiar. </text:p>
          </text:list-item>
          <text:list-item>
            <text:p text:style-name="P128"><text:span text:style-name="Source_20_Text">usuario_remoto@ip_servidor_remoto:~/remoto_test/</text:span>: La ruta de destino en la máquina remota. <text:span text:style-name="Source_20_Text">~/</text:span> se expande al directorio home del <text:span text:style-name="Source_20_Text">usuario_remoto</text:span>. </text:p>
          </text:list-item>
        </text:list>
        <text:p text:style-name="Horizontal_20_Line"/>
        <text:h text:style-name="Heading_20_3" text:outline-level="3"><text:soft-page-break/>3. Usar <text:span text:style-name="Source_20_Text">rsync</text:span> para sincronizar el contenido de <text:span text:style-name="Source_20_Text">/etc/ssh/</text:span> con el mismo directorio remoto</text:h>
        <text:p text:style-name="Text_20_body">Para sincronizar el contenido de <text:span text:style-name="Source_20_Text">/etc/ssh/</text:span> (asegurándose de que solo se copien los ficheros nuevos o modificados) al directorio <text:span text:style-name="Source_20_Text">remoto_test</text:span>, usaremos <text:span text:style-name="Source_20_Text">rsync</text:span>.</text:p>
        <text:p text:style-name="Text_20_body"><text:span text:style-name="Strong_20_Emphasis">¡IMPORTANTE!</text:span> El directorio <text:span text:style-name="Source_20_Text">/etc/ssh/</text:span> contiene las claves de tu servidor SSH. Copiarlo a una ubicación sin protección en una máquina remota <text:span text:style-name="Strong_20_Emphasis">no es una práctica segura para un entorno de producción</text:span>. Este ejercicio es solo con fines educativos.</text:p>
        <text:p text:style-name="P10"/>
        <text:p text:style-name="P11"><text:span text:style-name="Source_20_Text">rsync -avz --update /etc/ssh/ usuario_remoto@ip_servidor_remoto:~/remoto_test/ssh_config_sync/</text:span></text:p>
        <text:list text:style-name="L46">
          <text:list-item>
            <text:p text:style-name="P131"><text:span text:style-name="Source_20_Text">rsync</text:span>: La herramienta de sincronización de archivos. </text:p>
          </text:list-item>
          <text:list-item>
            <text:p text:style-name="P131"><text:span text:style-name="Source_20_Text">-a</text:span>: Modo archivo. Esto es crucial. Equivale a <text:span text:style-name="Source_20_Text">-rlptgoD</text:span> (recurrente, enlaces simbólicos como enlaces simbólicos, permisos, tiempos de modificación, grupo, propietario, dispositivos especiales, archivos dispersos). Preserva los permisos, propietarios, grupos y marcas de tiempo. </text:p>
          </text:list-item>
          <text:list-item>
            <text:p text:style-name="P131"><text:span text:style-name="Source_20_Text">-v</text:span>: Modo detallado (verbose), muestra qué archivos se están transfiriendo. </text:p>
          </text:list-item>
          <text:list-item>
            <text:p text:style-name="P131"><text:span text:style-name="Source_20_Text">-z</text:span>: Comprime los datos del archivo durante la transferencia, lo que es útil para conexiones lentas. </text:p>
          </text:list-item>
          <text:list-item>
            <text:p text:style-name="P131"><text:span text:style-name="Source_20_Text">--update</text:span>: Omite los archivos que son más nuevos en el destino que en el origen. Esto asegura que solo se copien los ficheros nuevos o modificados del origen al destino si no son más nuevos en el destino. Para una sincronización bidireccional más sofisticada, <text:span text:style-name="Source_20_Text">rsync</text:span> ofrece otras opciones, pero <text:span text:style-name="Source_20_Text">--update</text:span> cumple con el requisito de "solo se copien los ficheros nuevos o modificados" desde el origen al destino. </text:p>
          </text:list-item>
          <text:list-item>
            <text:p text:style-name="P131"><text:span text:style-name="Source_20_Text">/etc/ssh/</text:span>: El directorio local de origen. <text:span text:style-name="Strong_20_Emphasis">El </text:span><text:span text:style-name="Strong_20_Emphasis"><text:span text:style-name="Source_20_Text">/</text:span></text:span><text:span text:style-name="Strong_20_Emphasis"> al final es importante</text:span>: significa "copia el <text:span text:style-name="Emphasis">contenido</text:span> de este directorio", no el directorio en sí. Si omites la barra final, <text:span text:style-name="Source_20_Text">rsync</text:span> creará <text:span text:style-name="Source_20_Text">/home/usuario_remoto/remoto_test/etc/ssh/</text:span> en el destino. </text:p>
          </text:list-item>
          <text:list-item>
            <text:p text:style-name="P130"><text:span text:style-name="Source_20_Text">usuario_remoto@ip_servidor_remoto:~/remoto_test/ssh_config_sync/</text:span>: El destino remoto. He añadido un subdirectorio <text:span text:style-name="Source_20_Text">ssh_config_sync</text:span> dentro de <text:span text:style-name="Source_20_Text">remoto_test</text:span> para mantener los archivos organizados. </text:p>
          </text:list-item>
        </text:list>
        <text:p text:style-name="Horizontal_20_Line"/>
        <text:p text:style-name="Text_20_body"><text:span text:style-name="Strong_20_Emphasis">Verificación (Opcional):</text:span></text:p>
        <text:p text:style-name="Text_20_body">Para verificar que los archivos se han copiado y sincronizado, puedes iniciar sesión en la máquina remota:</text:p>
        <text:p text:style-name="P10"/>
        <text:p text:style-name="P11"><text:span text:style-name="Source_20_Text">ssh usuario_remoto@ip_servidor_remoto</text:span></text:p>
        <text:p text:style-name="Text_20_body">Una vez en la máquina remota, lista el contenido del directorio <text:span text:style-name="Source_20_Text">remoto_test</text:span>:</text:p>
        <text:p text:style-name="P10"><text:soft-page-break/></text:p>
        <text:p text:style-name="Preformatted_20_Text"><text:span text:style-name="Source_20_Text">ls -l remoto_test/</text:span></text:p>
        <text:p text:style-name="P11"><text:span text:style-name="Source_20_Text">ls -l remoto_test/ssh_config_sync/</text:span></text:p>
        <text:p text:style-name="Text_20_body">Deberías ver <text:span text:style-name="Source_20_Text">fstab</text:span> y todos los archivos y subdirectorios de <text:span text:style-name="Source_20_Text">/etc/ssh/</text:span> dentro de <text:span text:style-name="Source_20_Text">remoto_test/ssh_config_sync/</text:span>.</text:p>
        <text:p text:style-name="Text_20_body">Para probar la sincronización de "solo nuevos o modificados", puedes hacer un pequeño cambio en un archivo en <text:span text:style-name="Source_20_Text">/etc/ssh/</text:span> en tu máquina local y luego ejecutar el comando <text:span text:style-name="Source_20_Text">rsync</text:span> nuevamente. Solo ese archivo modificado (o uno nuevo) debería transferirse.</text:p>
        <text:p text:style-name="P10"/>
        <text:p text:style-name="P9"/>
        <text:list xml:id="list185332601708964" text:continue-list="list185333613472780" text:style-name="L1">
          <text:list-item>
            <text:p text:style-name="P41"><text:span text:style-name="Strong_20_Emphasis"><text:span text:style-name="T2">Manipulación de texto con </text:span></text:span><text:span text:style-name="Strong_20_Emphasis"><text:span text:style-name="Source_20_Text"><text:span text:style-name="T2">sed</text:span></text:span></text:span>: Toma el fichero <text:span text:style-name="Source_20_Text"><text:span text:style-name="T2">/etc/ssh/sshd_config</text:span></text:span> y, usando <text:span text:style-name="Source_20_Text"><text:span text:style-name="T2">sed</text:span></text:span>, crea un nuevo fichero llamado <text:span text:style-name="Source_20_Text"><text:span text:style-name="T2">sshd_config_modificado.conf</text:span></text:span> donde todas las líneas comentadas (que empiezan por <text:span text:style-name="Source_20_Text"><text:span text:style-name="T2">#</text:span></text:span>) hayan sido eliminadas.</text:p>
          </text:list-item>
        </text:list>
        <text:p text:style-name="P10">Para lograr esto, puedes usar el siguiente comando <text:span text:style-name="Source_20_Text">sed</text:span> en la terminal:</text:p>
        <text:p text:style-name="P11"><text:span text:style-name="Source_20_Text">sed '/^#/d' /etc/ssh/sshd_config &gt; sshd_config_modificado.conf</text:span></text:p>
        <text:p text:style-name="Text_20_body"><text:span text:style-name="Strong_20_Emphasis">Explicación del comando </text:span><text:span text:style-name="Strong_20_Emphasis"><text:span text:style-name="Source_20_Text">sed</text:span></text:span><text:span text:style-name="Strong_20_Emphasis">:</text:span></text:p>
        <text:list text:style-name="L47">
          <text:list-item>
            <text:p text:style-name="P133"><text:span text:style-name="Source_20_Text">sed</text:span>: Es el editor de flujos (stream editor) de Linux, utilizado para filtrar y transformar texto. </text:p>
          </text:list-item>
          <text:list-item>
            <text:p text:style-name="P133"><text:span text:style-name="Source_20_Text">'/^#/d'</text:span>: Esta es la expresión de <text:span text:style-name="Source_20_Text">sed</text:span>. </text:p>
            <text:list>
              <text:list-item>
                <text:p text:style-name="P133"><text:span text:style-name="Source_20_Text">^</text:span>: Coincide con el inicio de una línea. </text:p>
              </text:list-item>
              <text:list-item>
                <text:p text:style-name="P133"><text:span text:style-name="Source_20_Text">#</text:span>: Coincide literalmente con el carácter almohadilla. </text:p>
              </text:list-item>
              <text:list-item>
                <text:p text:style-name="P133"><text:span text:style-name="Source_20_Text">/.../</text:span>: Delimita el patrón de búsqueda. </text:p>
              </text:list-item>
              <text:list-item>
                <text:p text:style-name="P133"><text:span text:style-name="Source_20_Text">d</text:span>: Es el comando de <text:span text:style-name="Source_20_Text">sed</text:span> para "eliminar" (delete) las líneas que coinciden con el patrón. </text:p>
              </text:list-item>
            </text:list>
          </text:list-item>
          <text:list-item>
            <text:p text:style-name="P133"><text:span text:style-name="Source_20_Text">/etc/ssh/sshd_config</text:span>: Es el archivo de entrada sobre el que <text:span text:style-name="Source_20_Text">sed</text:span> operará. </text:p>
          </text:list-item>
          <text:list-item>
            <text:p text:style-name="P133"><text:span text:style-name="Source_20_Text">&gt;</text:span>: Redirige la salida estándar de <text:span text:style-name="Source_20_Text">sed</text:span> (que sería la versión modificada del archivo) a un nuevo archivo. </text:p>
          </text:list-item>
          <text:list-item>
            <text:p text:style-name="P132"><text:span text:style-name="Source_20_Text">sshd_config_modificado.conf</text:span>: Es el nombre del nuevo archivo donde se guardará el contenido modificado. </text:p>
          </text:list-item>
        </text:list>
        <text:p text:style-name="Text_20_body"><text:span text:style-name="Strong_20_Emphasis">En resumen, este comando le dice a </text:span><text:span text:style-name="Strong_20_Emphasis"><text:span text:style-name="Source_20_Text">sed</text:span></text:span><text:span text:style-name="Strong_20_Emphasis"> que busque todas las líneas que comienzan con un </text:span><text:span text:style-name="Strong_20_Emphasis"><text:span text:style-name="Source_20_Text">#</text:span></text:span><text:span text:style-name="Strong_20_Emphasis"> en el archivo </text:span><text:span text:style-name="Strong_20_Emphasis"><text:span text:style-name="Source_20_Text">/etc/ssh/sshd_config</text:span></text:span><text:span text:style-name="Strong_20_Emphasis"> y las elimine, luego guarda el resultado en el archivo </text:span><text:span text:style-name="Strong_20_Emphasis"><text:span text:style-name="Source_20_Text">sshd_config_modificado.conf</text:span></text:span><text:span text:style-name="Strong_20_Emphasis">.</text:span></text:p>
        <text:p text:style-name="P10"/>
        <text:p text:style-name="P9"/>
        <text:list xml:id="list185332908899800" text:continue-list="list185332601708964" text:style-name="L1">
          <text:list-item>
            <text:p text:style-name="P41"><text:span text:style-name="Strong_20_Emphasis"><text:span text:style-name="T2">Systemd Targets</text:span></text:span>: Cambia el <text:span text:style-name="Source_20_Text"><text:span text:style-name="T2">target</text:span></text:span> (nivel de ejecución) por defecto de tu sistema para que arranque en modo multiusuario (no gráfico). Luego, vuelve a cambiarlo para que inicie en modo gráfico.</text:p>
          </text:list-item>
        </text:list>
        <text:p text:style-name="P8"><text:bookmark text:name="chat-history Copia 1"/></text:p>
        <text:section text:style-name="Sect2" text:name="Sección2">
          <text:section text:style-name="Sect2" text:name="53b2156f6f07c7fa">
            <text:p text:style-name="P8"/>
            <text:section text:style-name="Sect1" text:name="model-response-message-contentr_53b2156f6f07c7fa">
              <text:p text:style-name="P10"><text:span text:style-name="T4">targ</text:span>et <text:span text:style-name="Source_20_Text">multi-user.target</text:span> es el que configura el sistema para funcionar en modo consola, sin interfaz gráfica. Es ideal para servidores o para solucionar problemas.</text:p>
              <text:p text:style-name="Text_20_body">Para cambiar el target por defecto, ejecuta:</text:p>
              <text:p text:style-name="P10"/>
              <text:p text:style-name="P11"><text:span text:style-name="Source_20_Text">sudo systemctl set-default multi-user.target</text:span></text:p>
              <text:p text:style-name="Text_20_body">Verás un mensaje indicando que se ha eliminado el enlace simbólico anterior y se ha creado uno nuevo apuntando a <text:span text:style-name="Source_20_Text">multi-user.target</text:span>.</text:p>
              <text:p text:style-name="Text_20_body"><text:span text:style-name="Strong_20_Emphasis">Para que este cambio surta efecto, debes reiniciar tu sistema:</text:span></text:p>
              <text:p text:style-name="P10"/>
              <text:p text:style-name="P11"><text:span text:style-name="Source_20_Text">sudo reboot</text:span></text:p>
              <text:p text:style-name="Text_20_body">Después del reinicio, tu sistema arrancará en modo texto (multi-user). Podrás iniciar sesión en la consola.</text:p>
              <text:p text:style-name="Text_20_body"><text:span text:style-name="Strong_20_Emphasis">3. Volver a cambiar el target por defecto a modo gráfico:</text:span></text:p>
              <text:p text:style-name="Text_20_body">El target <text:span text:style-name="Source_20_Text">graphical.target</text:span> es el que configura el sistema para iniciar con una interfaz gráfica de usuario (GUI).</text:p>
              <text:p text:style-name="Text_20_body">Para volver a cambiar el target por defecto a modo gráfico, ejecuta:</text:p>
              <text:p text:style-name="P10"/>
              <text:p text:style-name="P11"><text:span text:style-name="Source_20_Text">sudo systemctl set-default graphical.target</text:span></text:p>
              <text:p text:style-name="Text_20_body">De nuevo, verás un mensaje confirmando el cambio del enlace simbólico.</text:p>
              <text:p text:style-name="Text_20_body"><text:span text:style-name="Strong_20_Emphasis">Para que este cambio surta efecto, debes reiniciar tu sistema:</text:span></text:p>
              <text:p text:style-name="P10"/>
              <text:p text:style-name="P11"><text:span text:style-name="Source_20_Text">sudo reboot</text:span></text:p>
              <text:p text:style-name="Text_20_body">Después del reinicio, tu sistema arrancará en el entorno gráfico habitual.</text:p>
              <text:p text:style-name="Horizontal_20_Line"/>
              <text:p text:style-name="Text_20_body"><text:span text:style-name="Strong_20_Emphasis">Notas importantes:</text:span></text:p>
              <text:list text:style-name="L48">
                <text:list-item>
                  <text:p text:style-name="P135"><text:soft-page-break/><text:span text:style-name="Strong_20_Emphasis"><text:span text:style-name="Source_20_Text">sudo</text:span></text:span><text:span text:style-name="Strong_20_Emphasis">:</text:span> Todos estos comandos requieren privilegios de superusuario, por lo que debes ejecutarlos con <text:span text:style-name="Source_20_Text">sudo</text:span>. </text:p>
                </text:list-item>
                <text:list-item>
                  <text:p text:style-name="P135"><text:span text:style-name="Strong_20_Emphasis">Aislamiento temporal (</text:span><text:span text:style-name="Strong_20_Emphasis"><text:span text:style-name="Source_20_Text">isolate</text:span></text:span><text:span text:style-name="Strong_20_Emphasis">):</text:span> Si solo quieres cambiar el target para la sesión actual sin modificar el comportamiento de arranque por defecto, puedes usar <text:span text:style-name="Source_20_Text">systemctl isolate</text:span>. Por ejemplo: </text:p>
                  <text:list>
                    <text:list-item>
                      <text:p text:style-name="P135">Para ir al modo multiusuario temporalmente: <text:span text:style-name="Source_20_Text">sudo systemctl isolate multi-user.target</text:span> </text:p>
                    </text:list-item>
                    <text:list-item>
                      <text:p text:style-name="P135">Para volver al modo gráfico temporalmente (si el gestor de pantalla está funcionando): <text:span text:style-name="Source_20_Text">sudo systemctl isolate graphical.target</text:span> </text:p>
                    </text:list-item>
                    <text:list-item>
                      <text:p text:style-name="P135">El comando <text:span text:style-name="Source_20_Text">isolate</text:span> detendrá todas las unidades que no sean necesarias para el target especificado. Ten cuidado al usarlo en un entorno de producción. </text:p>
                    </text:list-item>
                  </text:list>
                </text:list-item>
                <text:list-item>
                  <text:p text:style-name="P135"><text:span text:style-name="Strong_20_Emphasis">Dependencias:</text:span> <text:span text:style-name="Source_20_Text">graphical.target</text:span> depende de <text:span text:style-name="Source_20_Text">multi-user.target</text:span>, lo que significa que cuando el sistema arranca en modo gráfico, primero se inicializa el modo multiusuario y luego se carga la interfaz gráfica. </text:p>
                </text:list-item>
                <text:list-item>
                  <text:p text:style-name="P134"><text:span text:style-name="Strong_20_Emphasis">Ubicación de los targets:</text:span> Los targets son archivos de unidad (<text:span text:style-name="Source_20_Text">.target</text:span>) que se encuentran principalmente en <text:span text:style-name="Source_20_Text">/usr/lib/systemd/system/</text:span>. El enlace simbólico <text:span text:style-name="Source_20_Text">default.target</text:span> en <text:span text:style-name="Source_20_Text">/etc/systemd/system/</text:span> es el que Systemd utiliza para determinar el target de arranque por defecto. El comando <text:span text:style-name="Source_20_Text">set-default</text:span> simplemente manipula este enlace simbólico. </text:p>
                </text:list-item>
              </text:list>
            </text:section>
          </text:section>
        </text:section>
        <text:p text:style-name="Standard"><text:s/></text:p>
        <text:p text:style-name="P10"/>
        <text:p text:style-name="P9"/>
        <text:list xml:id="list185333989456498" text:continue-list="list185332908899800" text:style-name="L1">
          <text:list-item>
            <text:p text:style-name="P41"><text:span text:style-name="Strong_20_Emphasis"><text:span text:style-name="T2">Dispositivos y </text:span></text:span><text:span text:style-name="Strong_20_Emphasis"><text:span text:style-name="Source_20_Text"><text:span text:style-name="T2">udev</text:span></text:span></text:span>: Conecta un dispositivo USB (como una memoria USB). Usa <text:span text:style-name="Source_20_Text"><text:span text:style-name="T2">dmesg</text:span></text:span> y <text:span text:style-name="Source_20_Text"><text:span text:style-name="T2">lsusb</text:span></text:span> para identificar la información del dispositivo y el nombre que el sistema le ha asignado (ej: <text:span text:style-name="Source_20_Text"><text:span text:style-name="T2">/dev/sdb1</text:span></text:span>).</text:p>
          </text:list-item>
        </text:list>
        <text:p text:style-name="P10">¡Claro! Vamos a simular el proceso para identificar un dispositivo USB conectado a tu sistema Linux usando <text:span text:style-name="Source_20_Text">dmesg</text:span> y <text:span text:style-name="Source_20_Text">lsusb</text:span>.</text:p>
        <text:p text:style-name="Text_20_body"><text:span text:style-name="Strong_20_Emphasis">Paso 1: Conecta tu dispositivo USB.</text:span></text:p>
        <text:p text:style-name="Text_20_body">Conecta tu memoria USB (o cualquier otro dispositivo USB) a un puerto USB de tu ordenador.</text:p>
        <text:p text:style-name="Text_20_body"><text:span text:style-name="Strong_20_Emphasis">Paso 2: Usa </text:span><text:span text:style-name="Strong_20_Emphasis"><text:span text:style-name="Source_20_Text">dmesg</text:span></text:span><text:span text:style-name="Strong_20_Emphasis"> para ver los mensajes del kernel.</text:span></text:p>
        <text:p text:style-name="Text_20_body"><text:span text:style-name="Source_20_Text">dmesg</text:span> muestra el búfer del anillo del kernel, que registra los eventos del sistema. Cuando conectas un dispositivo USB, el kernel detecta y registra información sobre él.</text:p>
        <text:p text:style-name="Text_20_body">Abre una terminal y ejecuta el siguiente comando:</text:p>
        <text:p text:style-name="P10"/>
        <text:p text:style-name="P11"><text:span text:style-name="Source_20_Text">dmesg | tail -n 20</text:span></text:p>
        <text:p text:style-name="Text_20_body">Este comando te mostrará las últimas 20 líneas del log del kernel. Busca líneas que mencionen "USB", "new device", "stor" (de storage), o "sdd" / "sde" / "sdf" (nombres de dispositivos de bloque).</text:p>
        <text:p text:style-name="Text_20_body"><text:span text:style-name="Strong_20_Emphasis">Ejemplo de salida </text:span><text:span text:style-name="Strong_20_Emphasis"><text:span text:style-name="Source_20_Text">dmesg</text:span></text:span><text:span text:style-name="Strong_20_Emphasis"> (la salida exacta variará):</text:span></text:p>
        <text:p text:style-name="P6"><text:span text:style-name="Source_20_Text">[ 1234.567890] usb 2-1: new high-speed USB device number 3 using xhci_hcd</text:span></text:p>
        <text:p text:style-name="Preformatted_20_Text"><text:span text:style-name="Source_20_Text">[ 1234.789012] usb 2-1: New USB device found, idVendor=0951, idProduct=1666, bcdDevice= 1.00</text:span></text:p>
        <text:p text:style-name="Preformatted_20_Text"><text:span text:style-name="Source_20_Text">[ 1234.789015] usb 2-1: New USB device strings: Mfr=1, Product=2, SerialNumber=3</text:span></text:p>
        <text:p text:style-name="Preformatted_20_Text"><text:span text:style-name="Source_20_Text">[ 1234.789017] usb 2-1: Product: DataTraveler 3.0</text:span></text:p>
        <text:p text:style-name="Preformatted_20_Text"><text:span text:style-name="Source_20_Text">[ 1234.789019] usb 2-1: Manufacturer: Kingston</text:span></text:p>
        <text:p text:style-name="Preformatted_20_Text"><text:span text:style-name="Source_20_Text">[ 1234.789020] usb 2-1: SerialNumber: ABC123DEF456</text:span></text:p>
        <text:p text:style-name="Preformatted_20_Text"><text:span text:style-name="Source_20_Text">[ 1235.123456] usb-storage 2-1:1.0: USB Mass Storage device detected</text:span></text:p>
        <text:p text:style-name="Preformatted_20_Text"><text:span text:style-name="Source_20_Text">[ 1235.123478] scsi host2: usb-storage 2-1:1.0</text:span></text:p>
        <text:p text:style-name="Preformatted_20_Text"><text:span text:style-name="Source_20_Text">[ 1236.012345] scsi 2:0:0:0: Direct-Access <text:s text:c="4"/>Kingston DataTraveler 3.0 PMAP PQ: 0 ANSI: 6</text:span></text:p>
        <text:p text:style-name="Preformatted_20_Text"><text:span text:style-name="Source_20_Text">[ 1236.012350] sd 2:0:0:0: Attached scsi generic sg2 type 0</text:span></text:p>
        <text:p text:style-name="Preformatted_20_Text"><text:span text:style-name="Source_20_Text">[ 1236.012355] sd 2:0:0:0: [sdb] 15637504 512-byte logical blocks: (8.00 GB/7.45 GiB)</text:span></text:p>
        <text:p text:style-name="Preformatted_20_Text"><text:span text:style-name="Source_20_Text">[ 1236.012357] sd 2:0:0:0: [sdb] Write Protect is off</text:span></text:p>
        <text:p text:style-name="Preformatted_20_Text"><text:span text:style-name="Source_20_Text">[ 1236.012359] sd 2:0:0:0: [sdb] Mode Sense: 23 00 00 00</text:span></text:p>
        <text:p text:style-name="Preformatted_20_Text"><text:span text:style-name="Source_20_Text">[ 1236.012361] sd 2:0:0:0: [sdb] Write cache: disabled, read cache: enabled, doesn't support DPO or FUA</text:span></text:p>
        <text:p text:style-name="Preformatted_20_Text"><text:span text:style-name="Source_20_Text">[ 1236.012370] <text:s/>sdb: sdb1</text:span></text:p>
        <text:p text:style-name="P11"><text:span text:style-name="Source_20_Text">[ 1236.012375] sd 2:0:0:0: [sdb] Attached SCSI removable disk</text:span></text:p>
        <text:p text:style-name="Text_20_body">En este ejemplo de <text:span text:style-name="Source_20_Text">dmesg</text:span>, podemos extraer la siguiente información:</text:p>
        <text:list text:style-name="L49">
          <text:list-item>
            <text:p text:style-name="P137"><text:span text:style-name="Strong_20_Emphasis">Fabricante (Manufacturer):</text:span> Kingston </text:p>
          </text:list-item>
          <text:list-item>
            <text:p text:style-name="P137"><text:soft-page-break/><text:span text:style-name="Strong_20_Emphasis">Producto (Product):</text:span> DataTraveler 3.0 </text:p>
          </text:list-item>
          <text:list-item>
            <text:p text:style-name="P137"><text:span text:style-name="Strong_20_Emphasis">ID de Vendedor (idVendor):</text:span> <text:span text:style-name="Source_20_Text">0951</text:span> </text:p>
          </text:list-item>
          <text:list-item>
            <text:p text:style-name="P137"><text:span text:style-name="Strong_20_Emphasis">ID de Producto (idProduct):</text:span> <text:span text:style-name="Source_20_Text">1666</text:span> </text:p>
          </text:list-item>
          <text:list-item>
            <text:p text:style-name="P137"><text:span text:style-name="Strong_20_Emphasis">Número de serie (SerialNumber):</text:span> <text:span text:style-name="Source_20_Text">ABC123DEF456</text:span> </text:p>
          </text:list-item>
          <text:list-item>
            <text:p text:style-name="P136"><text:span text:style-name="Strong_20_Emphasis">Nombre del dispositivo de bloque (asignado por el sistema):</text:span> <text:span text:style-name="Source_20_Text">/dev/sdb</text:span> (el dispositivo completo) y <text:span text:style-name="Source_20_Text">/dev/sdb1</text:span> (la primera partición). </text:p>
          </text:list-item>
        </text:list>
        <text:p text:style-name="Text_20_body"><text:span text:style-name="Strong_20_Emphasis">Paso 3: Usa </text:span><text:span text:style-name="Strong_20_Emphasis"><text:span text:style-name="Source_20_Text">lsusb</text:span></text:span><text:span text:style-name="Strong_20_Emphasis"> para identificar la información del dispositivo USB.</text:span></text:p>
        <text:p text:style-name="Text_20_body"><text:span text:style-name="Source_20_Text">lsusb</text:span> lista los dispositivos USB conectados al sistema.</text:p>
        <text:p text:style-name="Text_20_body">Ejecuta el siguiente comando:</text:p>
        <text:p text:style-name="P10"/>
        <text:p text:style-name="P11"><text:span text:style-name="Source_20_Text">lsusb</text:span></text:p>
        <text:p text:style-name="Text_20_body">Esto te dará una lista concisa de los dispositivos USB. Busca uno que corresponda a tu dispositivo (por ejemplo, por el fabricante o la descripción).</text:p>
        <text:p text:style-name="Text_20_body"><text:span text:style-name="Strong_20_Emphasis">Ejemplo de salida </text:span><text:span text:style-name="Strong_20_Emphasis"><text:span text:style-name="Source_20_Text">lsusb</text:span></text:span><text:span text:style-name="Strong_20_Emphasis"> (la salida exacta variará):</text:span></text:p>
        <text:p text:style-name="P6"><text:span text:style-name="Source_20_Text">Bus 002 Device 001: ID 1d6b:0003 Linux Foundation 3.0 root hub</text:span></text:p>
        <text:p text:style-name="Preformatted_20_Text"><text:span text:style-name="Source_20_Text">Bus 001 Device 001: ID 1d6b:0002 Linux Foundation 2.0 root hub</text:span></text:p>
        <text:p text:style-name="P11"><text:span text:style-name="Source_20_Text">Bus 002 Device 003: ID 0951:1666 Kingston Technology DataTraveler 3.0</text:span></text:p>
        <text:p text:style-name="Text_20_body">En este ejemplo, la línea <text:span text:style-name="Source_20_Text">Bus 002 Device 003: ID 0951:1666 Kingston Technology DataTraveler 3.0</text:span> nos confirma la información del dispositivo USB:</text:p>
        <text:list text:style-name="L50">
          <text:list-item>
            <text:p text:style-name="P139"><text:span text:style-name="Strong_20_Emphasis">Bus:</text:span> <text:span text:style-name="Source_20_Text">002</text:span> </text:p>
          </text:list-item>
          <text:list-item>
            <text:p text:style-name="P139"><text:span text:style-name="Strong_20_Emphasis">Dispositivo:</text:span> <text:span text:style-name="Source_20_Text">003</text:span> </text:p>
          </text:list-item>
          <text:list-item>
            <text:p text:style-name="P139"><text:span text:style-name="Strong_20_Emphasis">ID (VendorID:ProductID):</text:span> <text:span text:style-name="Source_20_Text">0951:1666</text:span> </text:p>
          </text:list-item>
          <text:list-item>
            <text:p text:style-name="P139"><text:span text:style-name="Strong_20_Emphasis">Fabricante:</text:span> Kingston Technology </text:p>
          </text:list-item>
          <text:list-item>
            <text:p text:style-name="P138"><text:span text:style-name="Strong_20_Emphasis">Producto:</text:span> DataTraveler 3.0 </text:p>
          </text:list-item>
        </text:list>
        <text:p text:style-name="Text_20_body">Para obtener información más detallada, puedes usar <text:span text:style-name="Source_20_Text">lsusb -v</text:span> (modo verbose) o <text:span text:style-name="Source_20_Text">lsusb -s &lt;bus&gt;:&lt;device&gt;</text:span> (para un dispositivo específico):</text:p>
        <text:p text:style-name="P10"/>
        <text:p text:style-name="P11"><text:span text:style-name="Source_20_Text">lsusb -v -s 002:003 # Reemplaza 002 y 003 con los valores de tu dispositivo</text:span></text:p>
        <text:p text:style-name="Text_20_body"><text:span text:style-name="Strong_20_Emphasis">Paso 4: Confirma el nombre del dispositivo en </text:span><text:span text:style-name="Strong_20_Emphasis"><text:span text:style-name="Source_20_Text">/dev</text:span></text:span><text:span text:style-name="Strong_20_Emphasis"> con </text:span><text:span text:style-name="Strong_20_Emphasis"><text:span text:style-name="Source_20_Text">lsblk</text:span></text:span><text:span text:style-name="Strong_20_Emphasis"> o </text:span><text:span text:style-name="Strong_20_Emphasis"><text:span text:style-name="Source_20_Text">fdisk</text:span></text:span><text:span text:style-name="Strong_20_Emphasis">.</text:span></text:p>
        <text:p text:style-name="Text_20_body">Para los dispositivos de almacenamiento, el sistema Linux les asigna nombres de bloque en el directorio <text:span text:style-name="Source_20_Text">/dev</text:span>. Estos nombres suelen seguir el patrón <text:span text:style-name="Source_20_Text">/dev/sdX</text:span> para el dispositivo completo y <text:span text:style-name="Source_20_Text">/dev/sdXN</text:span> para las particiones (donde <text:span text:style-name="Source_20_Text">X</text:span> es una letra y <text:span text:style-name="Source_20_Text">N</text:span> es un número de partición).</text:p>
        <text:p text:style-name="Text_20_body">Puedes usar <text:span text:style-name="Source_20_Text">lsblk</text:span> para ver un listado de todos los dispositivos de bloque y sus particiones, junto con sus puntos de montaje (si están montados):</text:p>
        <text:p text:style-name="P10"><text:soft-page-break/></text:p>
        <text:p text:style-name="P11"><text:span text:style-name="Source_20_Text">lsblk</text:span></text:p>
        <text:p text:style-name="Text_20_body"><text:span text:style-name="Strong_20_Emphasis">Ejemplo de salida </text:span><text:span text:style-name="Strong_20_Emphasis"><text:span text:style-name="Source_20_Text">lsblk</text:span></text:span><text:span text:style-name="Strong_20_Emphasis">:</text:span></text:p>
        <text:p text:style-name="P6"><text:span text:style-name="Source_20_Text">NAME <text:s text:c="7"/>MAJ:MIN RM <text:s text:c="2"/>SIZE RO TYPE MOUNTPOINTS</text:span></text:p>
        <text:p text:style-name="Preformatted_20_Text"><text:span text:style-name="Source_20_Text">sda <text:s text:c="10"/>8:0 <text:s text:c="3"/>0 465.8G <text:s/>0 disk </text:span></text:p>
        <text:p text:style-name="Preformatted_20_Text"><text:span text:style-name="Source_20_Text">├─sda1 <text:s text:c="7"/>8:1 <text:s text:c="3"/>0 <text:s text:c="2"/>512M <text:s/>0 part /boot/efi</text:span></text:p>
        <text:p text:style-name="Preformatted_20_Text"><text:span text:style-name="Source_20_Text">├─sda2 <text:s text:c="7"/>8:2 <text:s text:c="3"/>0 <text:s text:c="4"/>1G <text:s/>0 part /boot</text:span></text:p>
        <text:p text:style-name="Preformatted_20_Text"><text:span text:style-name="Source_20_Text">└─sda3 <text:s text:c="7"/>8:3 <text:s text:c="3"/>0 464.3G <text:s/>0 part </text:span></text:p>
        <text:p text:style-name="Preformatted_20_Text"><text:span text:style-name="Source_20_Text"><text:s text:c="2"/>└─root_vg-root 254:0 <text:s text:c="3"/>0 464.3G <text:s/>0 lvm <text:s/>/</text:span></text:p>
        <text:p text:style-name="Preformatted_20_Text"><text:span text:style-name="Source_20_Text">sdb <text:s text:c="10"/>8:16 <text:s text:c="2"/>1 <text:s text:c="2"/>7.5G <text:s/>0 disk </text:span></text:p>
        <text:p text:style-name="P11"><text:span text:style-name="Source_20_Text">└─sdb1 <text:s text:c="7"/>8:17 <text:s text:c="2"/>1 <text:s text:c="2"/>7.5G <text:s/>0 part /media/user/MyUSB</text:span></text:p>
        <text:p text:style-name="Text_20_body">En este ejemplo, <text:span text:style-name="Source_20_Text">sdb</text:span> es el dispositivo USB y <text:span text:style-name="Source_20_Text">sdb1</text:span> es la única partición en él, que está montada en <text:span text:style-name="Source_20_Text">/media/user/MyUSB</text:span>.</text:p>
        <text:p text:style-name="Text_20_body">Alternativamente, puedes usar <text:span text:style-name="Source_20_Text">sudo fdisk -l</text:span> para listar las tablas de partición de todos los dispositivos de bloque. Esto te dará una visión más técnica, incluyendo el tamaño y el tipo de partición. Busca la línea que describe tu dispositivo USB.</text:p>
        <text:p text:style-name="P10"/>
        <text:p text:style-name="P11"><text:span text:style-name="Source_20_Text">sudo fdisk -l</text:span></text:p>
        <text:p text:style-name="Text_20_body"><text:span text:style-name="Strong_20_Emphasis">Ejemplo de salida </text:span><text:span text:style-name="Strong_20_Emphasis"><text:span text:style-name="Source_20_Text">fdisk -l</text:span></text:span><text:span text:style-name="Strong_20_Emphasis"> (extracto relevante):</text:span></text:p>
        <text:p text:style-name="P6"><text:span text:style-name="Source_20_Text">Disk /dev/sdb: 7.5 GiB, 8053063680 bytes, 15728640 sectors</text:span></text:p>
        <text:p text:style-name="Preformatted_20_Text"><text:span text:style-name="Source_20_Text">Units: sectors of 1 * 512 = 512 bytes</text:span></text:p>
        <text:p text:style-name="Preformatted_20_Text"><text:span text:style-name="Source_20_Text">Sector size (logical/physical): 512 bytes / 512 bytes</text:span></text:p>
        <text:p text:style-name="Preformatted_20_Text"><text:span text:style-name="Source_20_Text">I/O size (minimum/optimal): 512 bytes / 512 bytes</text:span></text:p>
        <text:p text:style-name="Preformatted_20_Text"><text:span text:style-name="Source_20_Text">Disklabel type: dos</text:span></text:p>
        <text:p text:style-name="Preformatted_20_Text"><text:span text:style-name="Source_20_Text">Disk identifier: 0x12345678</text:span></text:p>
        <text:p text:style-name="Preformatted_20_Text"/>
        <text:p text:style-name="Preformatted_20_Text"><text:span text:style-name="Source_20_Text">Device <text:s text:c="4"/>Boot Start <text:s text:c="4"/>End Sectors <text:s/>Size Id Type</text:span></text:p>
        <text:p text:style-name="P11"><text:span text:style-name="Source_20_Text">/dev/sdb1 <text:s text:c="7"/>2048 15728639 15726592 <text:s/>7.5G <text:s/>b W95 FAT32</text:span></text:p>
        <text:p text:style-name="Text_20_body">Aquí, <text:span text:style-name="Source_20_Text">Disk /dev/sdb</text:span> te indica el nombre del dispositivo completo, y <text:span text:style-name="Source_20_Text">/dev/sdb1</text:span> es el nombre de su primera partición.</text:p>
        <text:p text:style-name="Text_20_body"><text:span text:style-name="Strong_20_Emphasis">Conclusión:</text:span></text:p>
        <text:p text:style-name="Text_20_body">Después de conectar el dispositivo USB y usar <text:span text:style-name="Source_20_Text">dmesg</text:span>, <text:span text:style-name="Source_20_Text">lsusb</text:span>, y <text:span text:style-name="Source_20_Text">lsblk</text:span> (o <text:span text:style-name="Source_20_Text">fdisk -l</text:span>), habrás identificado:</text:p>
        <text:list text:style-name="L51">
          <text:list-item>
            <text:p text:style-name="P141">Información detallada del dispositivo (Fabricante, Producto, IDs de Vendedor/Producto). </text:p>
          </text:list-item>
          <text:list-item>
            <text:p text:style-name="P140">El nombre que el sistema le ha asignado en <text:span text:style-name="Source_20_Text">/dev</text:span>, por ejemplo, <text:span text:style-name="Source_20_Text">/dev/sdb</text:span> y sus particiones como <text:span text:style-name="Source_20_Text">/dev/sdb1</text:span>. </text:p>
          </text:list-item>
        </text:list>
        <text:p text:style-name="Text_20_body"><text:span text:style-name="Strong_20_Emphasis">Importante:</text:span> Los nombres de los dispositivos (<text:span text:style-name="Source_20_Text">/dev/sdb</text:span>, <text:span text:style-name="Source_20_Text">/dev/sdc</text:span>, etc.) pueden variar cada vez que conectes el dispositivo, especialmente si conectas otros dispositivos de almacenamiento. Por eso, en entornos automatizados o para reglas <text:span text:style-name="Source_20_Text">udev</text:span> persistentes, a menudo se prefiere usar <text:soft-page-break/>UUIDs o LABELS del sistema de archivos, o las IDs de hardware del dispositivo USB (Vendor ID, Product ID, Serial Number) para identificarlos de forma única.</text:p>
        <text:p text:style-name="P10"/>
        <text:p text:style-name="P9"/>
        <text:list text:continue-list="list185333989456498" text:style-name="L1">
          <text:list-item>
            <text:p text:style-name="P41"><text:span text:style-name="Strong_20_Emphasis"><text:span text:style-name="T2">Historial del shell</text:span></text:span>: Busca en tu historial de comandos la última vez que usaste el comando <text:span text:style-name="Source_20_Text"><text:span text:style-name="T2">useradd</text:span></text:span>. Ejecuta de nuevo ese comando sin volver a escribirlo, utilizando la sintaxis de <text:span text:style-name="Source_20_Text"><text:span text:style-name="T2">!</text:span></text:span>.</text:p>
          </text:list-item>
        </text:list>
        <text:h text:style-name="P5" text:outline-level="3">1. Buscar en el historial</text:h>
        <text:p text:style-name="Text_20_body">Para encontrar la última vez que usaste <text:span text:style-name="Source_20_Text">useradd</text:span>, puedes usar <text:span text:style-name="Source_20_Text">history</text:span> junto con <text:span text:style-name="Source_20_Text">grep</text:span>:</text:p>
        <text:p text:style-name="P10"/>
        <text:p text:style-name="P11"><text:span text:style-name="Source_20_Text">history | grep useradd</text:span></text:p>
        <text:p text:style-name="Text_20_body">Esto te mostrará una lista de todos los comandos en tu historial que contienen "useradd", junto con su número de historial. Busca el número del comando que quieres ejecutar. Por ejemplo, si ves algo como:</text:p>
        <text:p text:style-name="P7"><text:span text:style-name="Source_20_Text"><text:s/>1234 <text:s/>sudo useradd -m nuevo_usuario</text:span></text:p>
        <text:p text:style-name="Text_20_body">El número de historial sería <text:span text:style-name="Source_20_Text">1234</text:span>.</text:p>
        <text:p text:style-name="Horizontal_20_Line"/>
        <text:h text:style-name="Heading_20_3" text:outline-level="3">2. Re-ejecutar el comando sin escribirlo</text:h>
        <text:p text:style-name="Text_20_body">Una vez que tengas el número de historial o si simplemente quieres la última aparición, puedes usar la sintaxis <text:span text:style-name="Source_20_Text">!</text:span>.</text:p>
        <text:list text:style-name="L52">
          <text:list-item>
            <text:p text:style-name="P142"><text:span text:style-name="Strong_20_Emphasis">Si quieres la última aparición de </text:span><text:span text:style-name="Strong_20_Emphasis"><text:span text:style-name="Source_20_Text">useradd</text:span></text:span><text:span text:style-name="Strong_20_Emphasis">:</text:span></text:p>
            <text:p text:style-name="P143"/>
            <text:p text:style-name="P38"><text:span text:style-name="Source_20_Text">!useradd</text:span></text:p>
            <text:p text:style-name="P142">Este comando buscará la última línea en tu historial que empiece con <text:span text:style-name="Source_20_Text">useradd</text:span> y la ejecutará.</text:p>
          </text:list-item>
          <text:list-item>
            <text:p text:style-name="P142"><text:span text:style-name="Strong_20_Emphasis">Si quieres una ejecución específica por su número de historial (como el </text:span><text:span text:style-name="Strong_20_Emphasis"><text:span text:style-name="Source_20_Text">1234</text:span></text:span><text:span text:style-name="Strong_20_Emphasis"> del ejemplo anterior):</text:span></text:p>
            <text:p text:style-name="P143"/>
            <text:p text:style-name="P38"><text:span text:style-name="Source_20_Text">!1234</text:span></text:p>
            <text:p text:style-name="P142">Este comando ejecutará el comando número <text:span text:style-name="Source_20_Text">1234</text:span> de tu historial.</text:p>
          </text:list-item>
        </text:list>
        <text:p text:style-name="Horizontal_20_Line"/>
        <text:p text:style-name="Text_20_body"><text:span text:style-name="Strong_20_Emphasis">Ejemplo completo:</text:span></text:p>
        <text:p text:style-name="Text_20_body">Imagina que la última vez que usaste <text:span text:style-name="Source_20_Text">useradd</text:span> fue <text:span text:style-name="Source_20_Text">sudo useradd -m testuser</text:span>.</text:p>
        <text:list text:style-name="L53">
          <text:list-item>
            <text:p text:style-name="P145">Buscas: </text:p>
            <text:p text:style-name="P146"><text:soft-page-break/></text:p>
            <text:p text:style-name="P39"><text:span text:style-name="Source_20_Text">history | grep useradd</text:span></text:p>
            <text:p text:style-name="P144">Y ves: </text:p>
            <text:p text:style-name="P40"><text:span text:style-name="Source_20_Text"><text:s/>1234 <text:s/>sudo useradd -m testuser</text:span></text:p>
          </text:list-item>
          <text:list-item>
            <text:p text:style-name="P145">Re-ejecutas (la forma más sencilla para la última vez): </text:p>
            <text:p text:style-name="P146"/>
            <text:p text:style-name="P39"><text:span text:style-name="Source_20_Text">!useradd</text:span></text:p>
            <text:p text:style-name="P144">El shell expandirá esto a <text:span text:style-name="Source_20_Text">sudo useradd -m testuser</text:span> y lo ejecutará, creando (o intentando crear si ya existe) el usuario <text:span text:style-name="Source_20_Text">testuser</text:span>. </text:p>
          </text:list-item>
        </text:list>
        <text:p text:style-name="Horizontal_20_Line"/>
        <text:p text:style-name="Text_20_body"><text:span text:style-name="Strong_20_Emphasis">Consideraciones de seguridad:</text:span></text:p>
        <text:p text:style-name="Text_20_body">Ten en cuenta que <text:span text:style-name="Source_20_Text">!comando</text:span> o <text:span text:style-name="Source_20_Text">!numero</text:span> ejecuta el comando tal cual está en el historial, incluyendo cualquier parámetro. Si el comando original incluía <text:span text:style-name="Source_20_Text">sudo</text:span>, se te pedirá tu contraseña de usuario. Si el usuario ya existe, te dará un error, lo cual es normal.</text:p>
        <text:p text:style-name="P1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13b35d" officeooo:paragraph-rsid="00181d60" style:font-style-asian="italic" style:font-style-complex="italic"/>
    </style:style>
    <style:style style:name="MP2" style:family="paragraph" style:parent-style-name="Footer">
      <style:paragraph-properties fo:text-align="end" style:justify-single-word="false"/>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officeArt object" text:anchor-type="paragraph" svg:x="1.63cm" svg:y="1.094cm" svg:width="14.314cm" style:rel-width="scale" svg:height="1.27cm" style:rel-height="scale" draw:z-index="68"><draw:image xlink:href="Pictures/100000010000033700000049721222AF.png" xlink:type="simple" xlink:show="embed" xlink:actuate="onLoad" draw:mime-type="image/png"/><svg:desc>Imagen 1</svg:desc></draw:frame></text:p>
      </style:header>
      <style:footer>
        <text:p text:style-name="MP2"><text:bookmark-start text:name="PageNumWizard_FOOTER_Estilo de página predeterminado1"/><text:page-number text:select-page="current">1</text:page-number><text:bookmark-end text:name="PageNumWizard_FOOTER_Estilo de página predeterminado1"/></text:p>
      </style:footer>
      <style:footer-left>
        <text:p text:style-name="MP2"><text:bookmark-start text:name="PageNumWizard_FOOTER_Estilo de página predeterminado2"/><text:page-number text:select-page="current">14</text:page-number><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9:53:30.754488768</meta:creation-date>
    <dc:date>2025-06-17T18:53:31.866852498</dc:date>
    <meta:editing-duration>PT42M18S</meta:editing-duration>
    <meta:editing-cycles>9</meta:editing-cycles>
    <meta:generator>LibreOffice/24.2.2.2$Linux_X86_64 LibreOffice_project/d56cc158d8a96260b836f100ef4b4ef25d6f1a01</meta:generator>
    <meta:document-statistic meta:table-count="0" meta:image-count="1" meta:object-count="0" meta:page-count="69" meta:paragraph-count="1126" meta:word-count="13650" meta:character-count="87287" meta:non-whitespace-character-count="74040"/>
  </office:meta>
</office:document-meta>
</file>